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6.77mm"/>
    </style:style>
    <style:style style:name="co4" style:family="table-column">
      <style:table-column-properties fo:break-before="auto" style:column-width="3.95mm"/>
    </style:style>
    <style:style style:name="co5" style:family="table-column">
      <style:table-column-properties fo:break-before="auto" style:column-width="4.6mm"/>
    </style:style>
    <style:style style:name="co6" style:family="table-column">
      <style:table-column-properties fo:break-before="auto" style:column-width="3.51mm"/>
    </style:style>
    <style:style style:name="co7" style:family="table-column">
      <style:table-column-properties fo:break-before="auto" style:column-width="121.2mm"/>
    </style:style>
    <style:style style:name="co8" style:family="table-column">
      <style:table-column-properties fo:break-before="auto" style:column-width="29.42mm"/>
    </style:style>
    <style:style style:name="co9" style:family="table-column">
      <style:table-column-properties fo:break-before="auto" style:column-width="50.59mm"/>
    </style:style>
    <style:style style:name="ro1" style:family="table-row">
      <style:table-row-properties style:row-height="9.03mm" fo:break-before="auto" style:use-optimal-row-height="true"/>
    </style:style>
    <style:style style:name="ro2" style:family="table-row">
      <style:table-row-properties style:row-height="12.88mm" fo:break-before="auto" style:use-optimal-row-height="true"/>
    </style:style>
    <style:style style:name="ro3" style:family="table-row">
      <style:table-row-properties style:row-height="16.72mm" fo:break-before="auto" style:use-optimal-row-height="true"/>
    </style:style>
    <style:style style:name="ro4" style:family="table-row">
      <style:table-row-properties style:row-height="20.5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ASIGNACIONES_20_ORDINARIAS_20_2001_20_-_20_2002_20_-_20_2003">
      <style:table-cell-properties style:glyph-orientation-vertical="0" fo:border-bottom="none" fo:background-color="#969696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Normal_5f_ASIGNACIONES_20_ORDINARIAS_20_2001_20_-_20_2002_20_-_20_2003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5f_ASIGNACIONES_20_ORDINARIAS_20_2001_20_-_20_2002_20_-_20_2003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5f_ASIGNACIONES_20_ORDINARIAS_20_2001_20_-_20_2002_20_-_20_2003">
      <style:table-cell-properties style:glyph-orientation-vertical="0" fo:background-color="#96969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Normal_5f_ASIGNACIONES_20_ORDINARIAS_20_2001_20_-_20_2002_20_-_20_2003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5f_ASIGNACIONES_20_ORDINARIAS_20_2001_20_-_20_2002_20_-_20_2003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4"/>
        <table:table-column table:style-name="co1" table:number-columns-repeated="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NOMBRE DE LA MISIÓN</text:p>
          </table:table-cell>
          <table:table-cell table:style-name="ce3" office:value-type="string" calcext:value-type="string">
            <text:p>MISION</text:p>
          </table:table-cell>
          <table:table-cell table:style-name="ce5" office:value-type="string" calcext:value-type="string">
            <text:p>PAIS</text:p>
          </table:table-cell>
          <table:table-cell table:style-name="ce5" office:value-type="string" calcext:value-type="string">
            <text:p>TIPO DE MISIÓN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mbajada del Perú en la República Federal de Alemania</text:p>
          </table:table-cell>
          <table:table-cell office:value-type="string" calcext:value-type="string">
            <text:p>L-BERLIN</text:p>
          </table:table-cell>
          <table:table-cell table:style-name="ce6" office:value-type="string" calcext:value-type="string">
            <text:p>ALEMANIA</text:p>
          </table:table-cell>
          <table:table-cell office:value-type="float" office:value="1" calcext:value-type="float">
            <text:p>1</text:p>
          </table:table-cell>
          <table:table-cell table:formula="of:=VLOOKUP([.D2];[.$N$2:.$O$65];2;0)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2]&amp;[.A2]&amp;[.I2]&amp;[.J2]&amp;[.B2]&amp;[.J2]&amp;[.I2]&amp;[.J2]&amp;[.C2]&amp;[.J2]&amp;[.I2]&amp;[.F2]&amp;[.I2]&amp;[.E2]&amp;[.H2]" office:value-type="string" office:string-value="(1, 'Embajada del Perú en la República Federal de Alemania', 'L-BERLIN', 1, 1)" calcext:value-type="string">
            <text:p>(1, 'Embajada del Perú en la República Federal de Alemania', 'L-BERLIN', 1, 1)</text:p>
          </table:table-cell>
          <table:table-cell table:number-columns-repeated="2"/>
          <table:table-cell table:style-name="ce8" office:value-type="string" calcext:value-type="string">
            <text:p>ALEMANI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mbajada del Perú en la República democrática y Popular de Argelia</text:p>
          </table:table-cell>
          <table:table-cell office:value-type="string" calcext:value-type="string">
            <text:p>L-ARGEL</text:p>
          </table:table-cell>
          <table:table-cell table:style-name="ce6" office:value-type="string" calcext:value-type="string">
            <text:p>ARGELIA</text:p>
          </table:table-cell>
          <table:table-cell office:value-type="float" office:value="1" calcext:value-type="float">
            <text:p>1</text:p>
          </table:table-cell>
          <table:table-cell table:formula="of:=VLOOKUP([.D3];[.$N$2:.$O$65];2;0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3]&amp;[.A3]&amp;[.I3]&amp;[.J3]&amp;[.B3]&amp;[.J3]&amp;[.I3]&amp;[.J3]&amp;[.C3]&amp;[.J3]&amp;[.I3]&amp;[.F3]&amp;[.I3]&amp;[.E3]&amp;[.H3]" office:value-type="string" office:string-value="(2, 'Embajada del Perú en la República democrática y Popular de Argelia', 'L-ARGEL', 3, 1)" calcext:value-type="string">
            <text:p>(2, 'Embajada del Perú en la República democrática y Popular de Argelia', 'L-ARGEL', 3, 1)</text:p>
          </table:table-cell>
          <table:table-cell table:number-columns-repeated="2"/>
          <table:table-cell table:style-name="ce9" office:value-type="string" calcext:value-type="string">
            <text:p>ARABIA SAUDI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bajada del Perú en la República Argentina</text:p>
          </table:table-cell>
          <table:table-cell office:value-type="string" calcext:value-type="string">
            <text:p>L-BAIRES</text:p>
          </table:table-cell>
          <table:table-cell table:style-name="ce6" office:value-type="string" calcext:value-type="string">
            <text:p>ARGENTINA</text:p>
          </table:table-cell>
          <table:table-cell office:value-type="float" office:value="1" calcext:value-type="float">
            <text:p>1</text:p>
          </table:table-cell>
          <table:table-cell table:formula="of:=VLOOKUP([.D4];[.$N$2:.$O$65];2;0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4]&amp;[.A4]&amp;[.I4]&amp;[.J4]&amp;[.B4]&amp;[.J4]&amp;[.I4]&amp;[.J4]&amp;[.C4]&amp;[.J4]&amp;[.I4]&amp;[.F4]&amp;[.I4]&amp;[.E4]&amp;[.H4]" office:value-type="string" office:string-value="(3, 'Embajada del Perú en la República Argentina', 'L-BAIRES', 4, 1)" calcext:value-type="string">
            <text:p>(3, 'Embajada del Perú en la República Argentina', 'L-BAIRES', 4, 1)</text:p>
          </table:table-cell>
          <table:table-cell table:number-columns-repeated="2"/>
          <table:table-cell table:style-name="ce9" office:value-type="string" calcext:value-type="string">
            <text:p>ARGEL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mbajada del Perú en el Reino de Arabia Saudita</text:p>
          </table:table-cell>
          <table:table-cell office:value-type="string" calcext:value-type="string">
            <text:p>L-RIAD</text:p>
          </table:table-cell>
          <table:table-cell table:style-name="ce6" office:value-type="string" calcext:value-type="string">
            <text:p>ARABIA SAUDITA</text:p>
          </table:table-cell>
          <table:table-cell office:value-type="float" office:value="1" calcext:value-type="float">
            <text:p>1</text:p>
          </table:table-cell>
          <table:table-cell table:formula="of:=VLOOKUP([.D5];[.$N$2:.$O$65];2;0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5]&amp;[.A5]&amp;[.I5]&amp;[.J5]&amp;[.B5]&amp;[.J5]&amp;[.I5]&amp;[.J5]&amp;[.C5]&amp;[.J5]&amp;[.I5]&amp;[.F5]&amp;[.I5]&amp;[.E5]&amp;[.H5]" office:value-type="string" office:string-value="(4, 'Embajada del Perú en el Reino de Arabia Saudita', 'L-RIAD', 2, 1)" calcext:value-type="string">
            <text:p>(4, 'Embajada del Perú en el Reino de Arabia Saudita', 'L-RIAD', 2, 1)</text:p>
          </table:table-cell>
          <table:table-cell table:number-columns-repeated="2"/>
          <table:table-cell table:style-name="ce9" office:value-type="string" calcext:value-type="string">
            <text:p>ARGENTI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bajada del Perú en Australia</text:p>
          </table:table-cell>
          <table:table-cell office:value-type="string" calcext:value-type="string">
            <text:p>L-CANBERRA</text:p>
          </table:table-cell>
          <table:table-cell table:style-name="ce6"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table:formula="of:=VLOOKUP([.D6];[.$N$2:.$O$65];2;0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6]&amp;[.A6]&amp;[.I6]&amp;[.J6]&amp;[.B6]&amp;[.J6]&amp;[.I6]&amp;[.J6]&amp;[.C6]&amp;[.J6]&amp;[.I6]&amp;[.F6]&amp;[.I6]&amp;[.E6]&amp;[.H6]" office:value-type="string" office:string-value="(5, 'Embajada del Perú en Australia', 'L-CANBERRA', 5, 1)" calcext:value-type="string">
            <text:p>(5, 'Embajada del Perú en Australia', 'L-CANBERRA', 5, 1)</text:p>
          </table:table-cell>
          <table:table-cell table:number-columns-repeated="2"/>
          <table:table-cell table:style-name="ce9" office:value-type="string" calcext:value-type="string">
            <text:p>AUSTRALI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mbajada del Perú en la República de Austria</text:p>
          </table:table-cell>
          <table:table-cell office:value-type="string" calcext:value-type="string">
            <text:p>L-VIENA</text:p>
          </table:table-cell>
          <table:table-cell table:style-name="ce6"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  <table:table-cell table:formula="of:=VLOOKUP([.D7];[.$N$2:.$O$65];2;0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7]&amp;[.A7]&amp;[.I7]&amp;[.J7]&amp;[.B7]&amp;[.J7]&amp;[.I7]&amp;[.J7]&amp;[.C7]&amp;[.J7]&amp;[.I7]&amp;[.F7]&amp;[.I7]&amp;[.E7]&amp;[.H7]" office:value-type="string" office:string-value="(6, 'Embajada del Perú en la República de Austria', 'L-VIENA', 6, 1)" calcext:value-type="string">
            <text:p>(6, 'Embajada del Perú en la República de Austria', 'L-VIENA', 6, 1)</text:p>
          </table:table-cell>
          <table:table-cell table:number-columns-repeated="2"/>
          <table:table-cell table:style-name="ce9" office:value-type="string" calcext:value-type="string">
            <text:p>AUSTRI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mbajada del Perú en la República de Azerbaiyán</text:p>
          </table:table-cell>
          <table:table-cell office:value-type="string" calcext:value-type="string">
            <text:p>L-BAKU</text:p>
          </table:table-cell>
          <table:table-cell table:style-name="ce6" office:value-type="string" calcext:value-type="string">
            <text:p>AZERBAIYAN</text:p>
          </table:table-cell>
          <table:table-cell office:value-type="float" office:value="1" calcext:value-type="float">
            <text:p>1</text:p>
          </table:table-cell>
          <table:table-cell table:formula="of:=VLOOKUP([.D8];[.$N$2:.$O$65];2;0)"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8]&amp;[.A8]&amp;[.I8]&amp;[.J8]&amp;[.B8]&amp;[.J8]&amp;[.I8]&amp;[.J8]&amp;[.C8]&amp;[.J8]&amp;[.I8]&amp;[.F8]&amp;[.I8]&amp;[.E8]&amp;[.H8]" office:value-type="string" office:string-value="(7, 'Embajada del Perú en la República de Azerbaiyán', 'L-BAKU', 7, 1)" calcext:value-type="string">
            <text:p>(7, 'Embajada del Perú en la República de Azerbaiyán', 'L-BAKU', 7, 1)</text:p>
          </table:table-cell>
          <table:table-cell table:number-columns-repeated="2"/>
          <table:table-cell table:style-name="ce9" office:value-type="string" calcext:value-type="string">
            <text:p>AZERBAIY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bajada del Perú en el Reino de Bélgica</text:p>
          </table:table-cell>
          <table:table-cell office:value-type="string" calcext:value-type="string">
            <text:p>L-BRUSELAS</text:p>
          </table:table-cell>
          <table:table-cell table:style-name="ce6" office:value-type="string" calcext:value-type="string">
            <text:p>BELGICA</text:p>
          </table:table-cell>
          <table:table-cell office:value-type="float" office:value="1" calcext:value-type="float">
            <text:p>1</text:p>
          </table:table-cell>
          <table:table-cell table:formula="of:=VLOOKUP([.D9];[.$N$2:.$O$65];2;0)"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9]&amp;[.A9]&amp;[.I9]&amp;[.J9]&amp;[.B9]&amp;[.J9]&amp;[.I9]&amp;[.J9]&amp;[.C9]&amp;[.J9]&amp;[.I9]&amp;[.F9]&amp;[.I9]&amp;[.E9]&amp;[.H9]" office:value-type="string" office:string-value="(8, 'Embajada del Perú en el Reino de Bélgica', 'L-BRUSELAS', 8, 1)" calcext:value-type="string">
            <text:p>(8, 'Embajada del Perú en el Reino de Bélgica', 'L-BRUSELAS', 8, 1)</text:p>
          </table:table-cell>
          <table:table-cell table:number-columns-repeated="2"/>
          <table:table-cell table:style-name="ce9" office:value-type="string" calcext:value-type="string">
            <text:p>BELGICA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mbajada del Perú en el Estado Plurinacional de Bolivia</text:p>
          </table:table-cell>
          <table:table-cell office:value-type="string" calcext:value-type="string">
            <text:p>L-LA PAZ</text:p>
          </table:table-cell>
          <table:table-cell table:style-name="ce6" office:value-type="string" calcext:value-type="string">
            <text:p>BOLIVIA</text:p>
          </table:table-cell>
          <table:table-cell office:value-type="float" office:value="1" calcext:value-type="float">
            <text:p>1</text:p>
          </table:table-cell>
          <table:table-cell table:formula="of:=VLOOKUP([.D10];[.$N$2:.$O$65];2;0)"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0]&amp;[.A10]&amp;[.I10]&amp;[.J10]&amp;[.B10]&amp;[.J10]&amp;[.I10]&amp;[.J10]&amp;[.C10]&amp;[.J10]&amp;[.I10]&amp;[.F10]&amp;[.I10]&amp;[.E10]&amp;[.H10]" office:value-type="string" office:string-value="(9, 'Embajada del Perú en el Estado Plurinacional de Bolivia', 'L-LA PAZ', 9, 1)" calcext:value-type="string">
            <text:p>(9, 'Embajada del Perú en el Estado Plurinacional de Bolivia', 'L-LA PAZ', 9, 1)</text:p>
          </table:table-cell>
          <table:table-cell table:number-columns-repeated="2"/>
          <table:table-cell table:style-name="ce9" office:value-type="string" calcext:value-type="string">
            <text:p>BOLIVIA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mbajada del Perú en República Federativa del Brasil</text:p>
          </table:table-cell>
          <table:table-cell office:value-type="string" calcext:value-type="string">
            <text:p>L-BRASILIA</text:p>
          </table:table-cell>
          <table:table-cell table:style-name="ce6" office:value-type="string" calcext:value-type="string">
            <text:p>BRASIL</text:p>
          </table:table-cell>
          <table:table-cell office:value-type="float" office:value="1" calcext:value-type="float">
            <text:p>1</text:p>
          </table:table-cell>
          <table:table-cell table:formula="of:=VLOOKUP([.D11];[.$N$2:.$O$65];2;0)"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1]&amp;[.A11]&amp;[.I11]&amp;[.J11]&amp;[.B11]&amp;[.J11]&amp;[.I11]&amp;[.J11]&amp;[.C11]&amp;[.J11]&amp;[.I11]&amp;[.F11]&amp;[.I11]&amp;[.E11]&amp;[.H11]" office:value-type="string" office:string-value="(10, 'Embajada del Perú en República Federativa del Brasil', 'L-BRASILIA', 10, 1)" calcext:value-type="string">
            <text:p>(10, 'Embajada del Perú en República Federativa del Brasil', 'L-BRASILIA', 10, 1)</text:p>
          </table:table-cell>
          <table:table-cell table:number-columns-repeated="2"/>
          <table:table-cell table:style-name="ce9" office:value-type="string" calcext:value-type="string">
            <text:p>BRASI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mbajada del Perú en Canadá</text:p>
          </table:table-cell>
          <table:table-cell office:value-type="string" calcext:value-type="string">
            <text:p>L-OTTAWA</text:p>
          </table:table-cell>
          <table:table-cell table:style-name="ce6"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table:formula="of:=VLOOKUP([.D12];[.$N$2:.$O$65];2;0)"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2]&amp;[.A12]&amp;[.I12]&amp;[.J12]&amp;[.B12]&amp;[.J12]&amp;[.I12]&amp;[.J12]&amp;[.C12]&amp;[.J12]&amp;[.I12]&amp;[.F12]&amp;[.I12]&amp;[.E12]&amp;[.H12]" office:value-type="string" office:string-value="(11, 'Embajada del Perú en Canadá', 'L-OTTAWA', 11, 1)" calcext:value-type="string">
            <text:p>(11, 'Embajada del Perú en Canadá', 'L-OTTAWA', 11, 1)</text:p>
          </table:table-cell>
          <table:table-cell table:number-columns-repeated="2"/>
          <table:table-cell table:style-name="ce9" office:value-type="string" calcext:value-type="string">
            <text:p>CANAD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mbajada del Perú en República de Chile</text:p>
          </table:table-cell>
          <table:table-cell office:value-type="string" calcext:value-type="string">
            <text:p>L-SANTIAGO</text:p>
          </table:table-cell>
          <table:table-cell table:style-name="ce6" office:value-type="string" calcext:value-type="string">
            <text:p>CHILE</text:p>
          </table:table-cell>
          <table:table-cell office:value-type="float" office:value="1" calcext:value-type="float">
            <text:p>1</text:p>
          </table:table-cell>
          <table:table-cell table:formula="of:=VLOOKUP([.D13];[.$N$2:.$O$65];2;0)"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3]&amp;[.A13]&amp;[.I13]&amp;[.J13]&amp;[.B13]&amp;[.J13]&amp;[.I13]&amp;[.J13]&amp;[.C13]&amp;[.J13]&amp;[.I13]&amp;[.F13]&amp;[.I13]&amp;[.E13]&amp;[.H13]" office:value-type="string" office:string-value="(12, 'Embajada del Perú en República de Chile', 'L-SANTIAGO', 12, 1)" calcext:value-type="string">
            <text:p>(12, 'Embajada del Perú en República de Chile', 'L-SANTIAGO', 12, 1)</text:p>
          </table:table-cell>
          <table:table-cell table:number-columns-repeated="2"/>
          <table:table-cell table:style-name="ce9"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mbajada del Perú en la República Popular China</text:p>
          </table:table-cell>
          <table:table-cell office:value-type="string" calcext:value-type="string">
            <text:p>L-PEKIN</text:p>
          </table:table-cell>
          <table:table-cell table:style-name="ce6"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table:formula="of:=VLOOKUP([.D14];[.$N$2:.$O$65];2;0)"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4]&amp;[.A14]&amp;[.I14]&amp;[.J14]&amp;[.B14]&amp;[.J14]&amp;[.I14]&amp;[.J14]&amp;[.C14]&amp;[.J14]&amp;[.I14]&amp;[.F14]&amp;[.I14]&amp;[.E14]&amp;[.H14]" office:value-type="string" office:string-value="(13, 'Embajada del Perú en la República Popular China', 'L-PEKIN', 13, 1)" calcext:value-type="string">
            <text:p>(13, 'Embajada del Perú en la República Popular China', 'L-PEKIN', 13, 1)</text:p>
          </table:table-cell>
          <table:table-cell table:number-columns-repeated="2"/>
          <table:table-cell table:style-name="ce9" office:value-type="string" calcext:value-type="string">
            <text:p>CHIN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mbajada del Perú en República de Colombia</text:p>
          </table:table-cell>
          <table:table-cell office:value-type="string" calcext:value-type="string">
            <text:p>L-BOGOTA</text:p>
          </table:table-cell>
          <table:table-cell table:style-name="ce6"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  <table:table-cell table:formula="of:=VLOOKUP([.D15];[.$N$2:.$O$65];2;0)"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5]&amp;[.A15]&amp;[.I15]&amp;[.J15]&amp;[.B15]&amp;[.J15]&amp;[.I15]&amp;[.J15]&amp;[.C15]&amp;[.J15]&amp;[.I15]&amp;[.F15]&amp;[.I15]&amp;[.E15]&amp;[.H15]" office:value-type="string" office:string-value="(14, 'Embajada del Perú en República de Colombia', 'L-BOGOTA', 14, 1)" calcext:value-type="string">
            <text:p>(14, 'Embajada del Perú en República de Colombia', 'L-BOGOTA', 14, 1)</text:p>
          </table:table-cell>
          <table:table-cell table:number-columns-repeated="2"/>
          <table:table-cell table:style-name="ce9" office:value-type="string" calcext:value-type="string">
            <text:p>COLOMBI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mbajada del Perú en la República de Corea</text:p>
          </table:table-cell>
          <table:table-cell office:value-type="string" calcext:value-type="string">
            <text:p>L-SEUL</text:p>
          </table:table-cell>
          <table:table-cell table:style-name="ce6" office:value-type="string" calcext:value-type="string">
            <text:p>COREA</text:p>
          </table:table-cell>
          <table:table-cell office:value-type="float" office:value="1" calcext:value-type="float">
            <text:p>1</text:p>
          </table:table-cell>
          <table:table-cell table:formula="of:=VLOOKUP([.D16];[.$N$2:.$O$65];2;0)"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6]&amp;[.A16]&amp;[.I16]&amp;[.J16]&amp;[.B16]&amp;[.J16]&amp;[.I16]&amp;[.J16]&amp;[.C16]&amp;[.J16]&amp;[.I16]&amp;[.F16]&amp;[.I16]&amp;[.E16]&amp;[.H16]" office:value-type="string" office:string-value="(15, 'Embajada del Perú en la República de Corea', 'L-SEUL', 15, 1)" calcext:value-type="string">
            <text:p>(15, 'Embajada del Perú en la República de Corea', 'L-SEUL', 15, 1)</text:p>
          </table:table-cell>
          <table:table-cell table:number-columns-repeated="2"/>
          <table:table-cell table:style-name="ce9" office:value-type="string" calcext:value-type="string">
            <text:p>CORE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mbajada del Perú en la República de Costa Rica</text:p>
          </table:table-cell>
          <table:table-cell office:value-type="string" calcext:value-type="string">
            <text:p>L-SAN JOSE</text:p>
          </table:table-cell>
          <table:table-cell table:style-name="ce6" office:value-type="string" calcext:value-type="string">
            <text:p>COSTA RICA</text:p>
          </table:table-cell>
          <table:table-cell office:value-type="float" office:value="1" calcext:value-type="float">
            <text:p>1</text:p>
          </table:table-cell>
          <table:table-cell table:formula="of:=VLOOKUP([.D17];[.$N$2:.$O$65];2;0)"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7]&amp;[.A17]&amp;[.I17]&amp;[.J17]&amp;[.B17]&amp;[.J17]&amp;[.I17]&amp;[.J17]&amp;[.C17]&amp;[.J17]&amp;[.I17]&amp;[.F17]&amp;[.I17]&amp;[.E17]&amp;[.H17]" office:value-type="string" office:string-value="(16, 'Embajada del Perú en la República de Costa Rica', 'L-SAN JOSE', 16, 1)" calcext:value-type="string">
            <text:p>(16, 'Embajada del Perú en la República de Costa Rica', 'L-SAN JOSE', 16, 1)</text:p>
          </table:table-cell>
          <table:table-cell table:number-columns-repeated="2"/>
          <table:table-cell table:style-name="ce9" office:value-type="string" calcext:value-type="string">
            <text:p>COSTA RIC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mbajada del Perú en la República de Cuba</text:p>
          </table:table-cell>
          <table:table-cell office:value-type="string" calcext:value-type="string">
            <text:p>L-LA HABANA</text:p>
          </table:table-cell>
          <table:table-cell table:style-name="ce6" office:value-type="string" calcext:value-type="string">
            <text:p>CUBA</text:p>
          </table:table-cell>
          <table:table-cell office:value-type="float" office:value="1" calcext:value-type="float">
            <text:p>1</text:p>
          </table:table-cell>
          <table:table-cell table:formula="of:=VLOOKUP([.D18];[.$N$2:.$O$65];2;0)"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8]&amp;[.A18]&amp;[.I18]&amp;[.J18]&amp;[.B18]&amp;[.J18]&amp;[.I18]&amp;[.J18]&amp;[.C18]&amp;[.J18]&amp;[.I18]&amp;[.F18]&amp;[.I18]&amp;[.E18]&amp;[.H18]" office:value-type="string" office:string-value="(17, 'Embajada del Perú en la República de Cuba', 'L-LA HABANA', 17, 1)" calcext:value-type="string">
            <text:p>(17, 'Embajada del Perú en la República de Cuba', 'L-LA HABANA', 17, 1)</text:p>
          </table:table-cell>
          <table:table-cell table:number-columns-repeated="2"/>
          <table:table-cell table:style-name="ce9" office:value-type="string" calcext:value-type="string">
            <text:p>CUBA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mbajada del Perú en la República del Ecuador</text:p>
          </table:table-cell>
          <table:table-cell office:value-type="string" calcext:value-type="string">
            <text:p>L-QUITO</text:p>
          </table:table-cell>
          <table:table-cell table:style-name="ce6" office:value-type="string" calcext:value-type="string">
            <text:p>ECUADOR</text:p>
          </table:table-cell>
          <table:table-cell office:value-type="float" office:value="1" calcext:value-type="float">
            <text:p>1</text:p>
          </table:table-cell>
          <table:table-cell table:formula="of:=VLOOKUP([.D19];[.$N$2:.$O$65];2;0)"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9]&amp;[.A19]&amp;[.I19]&amp;[.J19]&amp;[.B19]&amp;[.J19]&amp;[.I19]&amp;[.J19]&amp;[.C19]&amp;[.J19]&amp;[.I19]&amp;[.F19]&amp;[.I19]&amp;[.E19]&amp;[.H19]" office:value-type="string" office:string-value="(18, 'Embajada del Perú en la República del Ecuador', 'L-QUITO', 18, 1)" calcext:value-type="string">
            <text:p>(18, 'Embajada del Perú en la República del Ecuador', 'L-QUITO', 18, 1)</text:p>
          </table:table-cell>
          <table:table-cell table:number-columns-repeated="2"/>
          <table:table-cell table:style-name="ce9" office:value-type="string" calcext:value-type="string">
            <text:p>ECUADOR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Embajada del Perú en la República Árabe de Egipto</text:p>
          </table:table-cell>
          <table:table-cell office:value-type="string" calcext:value-type="string">
            <text:p>L-EL CAIRO</text:p>
          </table:table-cell>
          <table:table-cell table:style-name="ce6" office:value-type="string" calcext:value-type="string">
            <text:p>EGIPTO</text:p>
          </table:table-cell>
          <table:table-cell office:value-type="float" office:value="1" calcext:value-type="float">
            <text:p>1</text:p>
          </table:table-cell>
          <table:table-cell table:formula="of:=VLOOKUP([.D20];[.$N$2:.$O$65];2;0)"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20]&amp;[.A20]&amp;[.I20]&amp;[.J20]&amp;[.B20]&amp;[.J20]&amp;[.I20]&amp;[.J20]&amp;[.C20]&amp;[.J20]&amp;[.I20]&amp;[.F20]&amp;[.I20]&amp;[.E20]&amp;[.H20]" office:value-type="string" office:string-value="(19, 'Embajada del Perú en la República Árabe de Egipto', 'L-EL CAIRO', 19, 1)" calcext:value-type="string">
            <text:p>(19, 'Embajada del Perú en la República Árabe de Egipto', 'L-EL CAIRO', 19, 1)</text:p>
          </table:table-cell>
          <table:table-cell table:number-columns-repeated="2"/>
          <table:table-cell table:style-name="ce9" office:value-type="string" calcext:value-type="string">
            <text:p>EGIPTO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mbajada del Perú en la República de El Salvador</text:p>
          </table:table-cell>
          <table:table-cell office:value-type="string" calcext:value-type="string">
            <text:p>L-SAN SALVADOR</text:p>
          </table:table-cell>
          <table:table-cell table:style-name="ce6" office:value-type="string" calcext:value-type="string">
            <text:p>EL SALVADOR</text:p>
          </table:table-cell>
          <table:table-cell office:value-type="float" office:value="1" calcext:value-type="float">
            <text:p>1</text:p>
          </table:table-cell>
          <table:table-cell table:formula="of:=VLOOKUP([.D21];[.$N$2:.$O$65];2;0)"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21]&amp;[.A21]&amp;[.I21]&amp;[.J21]&amp;[.B21]&amp;[.J21]&amp;[.I21]&amp;[.J21]&amp;[.C21]&amp;[.J21]&amp;[.I21]&amp;[.F21]&amp;[.I21]&amp;[.E21]&amp;[.H21]" office:value-type="string" office:string-value="(20, 'Embajada del Perú en la República de El Salvador', 'L-SAN SALVADOR', 20, 1)" calcext:value-type="string">
            <text:p>(20, 'Embajada del Perú en la República de El Salvador', 'L-SAN SALVADOR', 20, 1)</text:p>
          </table:table-cell>
          <table:table-cell table:number-columns-repeated="2"/>
          <table:table-cell table:style-name="ce9" office:value-type="string" calcext:value-type="string">
            <text:p>EL SALVAD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mbajada del Perú en el Reino de España</text:p>
          </table:table-cell>
          <table:table-cell office:value-type="string" calcext:value-type="string">
            <text:p>L-MADRID</text:p>
          </table:table-cell>
          <table:table-cell table:style-name="ce6" office:value-type="string" calcext:value-type="string">
            <text:p>ESPAÑA</text:p>
          </table:table-cell>
          <table:table-cell office:value-type="float" office:value="1" calcext:value-type="float">
            <text:p>1</text:p>
          </table:table-cell>
          <table:table-cell table:formula="of:=VLOOKUP([.D22];[.$N$2:.$O$65];2;0)"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22]&amp;[.A22]&amp;[.I22]&amp;[.J22]&amp;[.B22]&amp;[.J22]&amp;[.I22]&amp;[.J22]&amp;[.C22]&amp;[.J22]&amp;[.I22]&amp;[.F22]&amp;[.I22]&amp;[.E22]&amp;[.H22]" office:value-type="string" office:string-value="(21, 'Embajada del Perú en el Reino de España', 'L-MADRID', 22, 1)" calcext:value-type="string">
            <text:p>(21, 'Embajada del Perú en el Reino de España', 'L-MADRID', 22, 1)</text:p>
          </table:table-cell>
          <table:table-cell table:number-columns-repeated="2"/>
          <table:table-cell table:style-name="ce9" office:value-type="string" calcext:value-type="string">
            <text:p>EMIRATOS ÁRABES UNIDOS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mbajada del Perú en Los Estados Unidos de América</text:p>
          </table:table-cell>
          <table:table-cell office:value-type="string" calcext:value-type="string">
            <text:p>L-WASHINGTON</text:p>
          </table:table-cell>
          <table:table-cell table:style-name="ce6" office:value-type="string" calcext:value-type="string">
            <text:p>ESTADOS UNIDOS</text:p>
          </table:table-cell>
          <table:table-cell office:value-type="float" office:value="1" calcext:value-type="float">
            <text:p>1</text:p>
          </table:table-cell>
          <table:table-cell table:formula="of:=VLOOKUP([.D23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23]&amp;[.A23]&amp;[.I23]&amp;[.J23]&amp;[.B23]&amp;[.J23]&amp;[.I23]&amp;[.J23]&amp;[.C23]&amp;[.J23]&amp;[.I23]&amp;[.F23]&amp;[.I23]&amp;[.E23]&amp;[.H23]" office:value-type="string" office:string-value="(22, 'Embajada del Perú en Los Estados Unidos de América', 'L-WASHINGTON', 23, 1)" calcext:value-type="string">
            <text:p>(22, 'Embajada del Perú en Los Estados Unidos de América', 'L-WASHINGTON', 23, 1)</text:p>
          </table:table-cell>
          <table:table-cell table:number-columns-repeated="2"/>
          <table:table-cell table:style-name="ce9" office:value-type="string" calcext:value-type="string">
            <text:p>ESPAÑ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mbajada del Perú en la Federación Rusa</text:p>
          </table:table-cell>
          <table:table-cell office:value-type="string" calcext:value-type="string">
            <text:p>L-MOSCU</text:p>
          </table:table-cell>
          <table:table-cell table:style-name="ce6" office:value-type="string" calcext:value-type="string">
            <text:p>FEDERACION RUSA</text:p>
          </table:table-cell>
          <table:table-cell office:value-type="float" office:value="1" calcext:value-type="float">
            <text:p>1</text:p>
          </table:table-cell>
          <table:table-cell table:formula="of:=VLOOKUP([.D24];[.$N$2:.$O$65];2;0)"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24]&amp;[.A24]&amp;[.I24]&amp;[.J24]&amp;[.B24]&amp;[.J24]&amp;[.I24]&amp;[.J24]&amp;[.C24]&amp;[.J24]&amp;[.I24]&amp;[.F24]&amp;[.I24]&amp;[.E24]&amp;[.H24]" office:value-type="string" office:string-value="(23, 'Embajada del Perú en la Federación Rusa', 'L-MOSCU', 24, 1)" calcext:value-type="string">
            <text:p>(23, 'Embajada del Perú en la Federación Rusa', 'L-MOSCU', 24, 1)</text:p>
          </table:table-cell>
          <table:table-cell table:number-columns-repeated="2"/>
          <table:table-cell table:style-name="ce9" office:value-type="string" calcext:value-type="string">
            <text:p>ESTADOS UNIDOS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mbajada del Perú en la República de Finlandia</text:p>
          </table:table-cell>
          <table:table-cell office:value-type="string" calcext:value-type="string">
            <text:p>L-HELSINKI</text:p>
          </table:table-cell>
          <table:table-cell table:style-name="ce6" office:value-type="string" calcext:value-type="string">
            <text:p>FINLANDIA</text:p>
          </table:table-cell>
          <table:table-cell office:value-type="float" office:value="1" calcext:value-type="float">
            <text:p>1</text:p>
          </table:table-cell>
          <table:table-cell table:formula="of:=VLOOKUP([.D25];[.$N$2:.$O$65];2;0)"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25]&amp;[.A25]&amp;[.I25]&amp;[.J25]&amp;[.B25]&amp;[.J25]&amp;[.I25]&amp;[.J25]&amp;[.C25]&amp;[.J25]&amp;[.I25]&amp;[.F25]&amp;[.I25]&amp;[.E25]&amp;[.H25]" office:value-type="string" office:string-value="(24, 'Embajada del Perú en la República de Finlandia', 'L-HELSINKI', 25, 1)" calcext:value-type="string">
            <text:p>(24, 'Embajada del Perú en la República de Finlandia', 'L-HELSINKI', 25, 1)</text:p>
          </table:table-cell>
          <table:table-cell table:number-columns-repeated="2"/>
          <table:table-cell table:style-name="ce9" office:value-type="string" calcext:value-type="string">
            <text:p>FEDERACION RUS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mbajada del Perú en la República Francesa</text:p>
          </table:table-cell>
          <table:table-cell office:value-type="string" calcext:value-type="string">
            <text:p>L-PARIS</text:p>
          </table:table-cell>
          <table:table-cell table:style-name="ce6" office:value-type="string" calcext:value-type="string">
            <text:p>FRANCIA</text:p>
          </table:table-cell>
          <table:table-cell office:value-type="float" office:value="1" calcext:value-type="float">
            <text:p>1</text:p>
          </table:table-cell>
          <table:table-cell table:formula="of:=VLOOKUP([.D26];[.$N$2:.$O$65];2;0)"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26]&amp;[.A26]&amp;[.I26]&amp;[.J26]&amp;[.B26]&amp;[.J26]&amp;[.I26]&amp;[.J26]&amp;[.C26]&amp;[.J26]&amp;[.I26]&amp;[.F26]&amp;[.I26]&amp;[.E26]&amp;[.H26]" office:value-type="string" office:string-value="(25, 'Embajada del Perú en la República Francesa', 'L-PARIS', 26, 1)" calcext:value-type="string">
            <text:p>(25, 'Embajada del Perú en la República Francesa', 'L-PARIS', 26, 1)</text:p>
          </table:table-cell>
          <table:table-cell table:number-columns-repeated="2"/>
          <table:table-cell table:style-name="ce9" office:value-type="string" calcext:value-type="string">
            <text:p>FINLAND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mbajada del Perú en la República de Ghana</text:p>
          </table:table-cell>
          <table:table-cell office:value-type="string" calcext:value-type="string">
            <text:p>L-ACCRA</text:p>
          </table:table-cell>
          <table:table-cell table:style-name="ce6" office:value-type="string" calcext:value-type="string">
            <text:p>GHANA</text:p>
          </table:table-cell>
          <table:table-cell office:value-type="float" office:value="1" calcext:value-type="float">
            <text:p>1</text:p>
          </table:table-cell>
          <table:table-cell table:formula="of:=VLOOKUP([.D27];[.$N$2:.$O$65];2;0)" office:value-type="float" office:value="27" calcext:value-type="float">
            <text:p>27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27]&amp;[.A27]&amp;[.I27]&amp;[.J27]&amp;[.B27]&amp;[.J27]&amp;[.I27]&amp;[.J27]&amp;[.C27]&amp;[.J27]&amp;[.I27]&amp;[.F27]&amp;[.I27]&amp;[.E27]&amp;[.H27]" office:value-type="string" office:string-value="(26, 'Embajada del Perú en la República de Ghana', 'L-ACCRA', 27, 1)" calcext:value-type="string">
            <text:p>(26, 'Embajada del Perú en la República de Ghana', 'L-ACCRA', 27, 1)</text:p>
          </table:table-cell>
          <table:table-cell table:number-columns-repeated="2"/>
          <table:table-cell table:style-name="ce9" office:value-type="string" calcext:value-type="string">
            <text:p>FRANCIA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Embajada del Perú en el Reino Unido de Gran Bretaña E Irlanda del Norte</text:p>
          </table:table-cell>
          <table:table-cell office:value-type="string" calcext:value-type="string">
            <text:p>L-LONDRES</text:p>
          </table:table-cell>
          <table:table-cell table:style-name="ce6" office:value-type="string" calcext:value-type="string">
            <text:p>GRAN BRETAÑA</text:p>
          </table:table-cell>
          <table:table-cell office:value-type="float" office:value="1" calcext:value-type="float">
            <text:p>1</text:p>
          </table:table-cell>
          <table:table-cell table:formula="of:=VLOOKUP([.D28];[.$N$2:.$O$65];2;0)" office:value-type="float" office:value="28" calcext:value-type="float">
            <text:p>2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28]&amp;[.A28]&amp;[.I28]&amp;[.J28]&amp;[.B28]&amp;[.J28]&amp;[.I28]&amp;[.J28]&amp;[.C28]&amp;[.J28]&amp;[.I28]&amp;[.F28]&amp;[.I28]&amp;[.E28]&amp;[.H28]" office:value-type="string" office:string-value="(27, 'Embajada del Perú en el Reino Unido de Gran Bretaña E Irlanda del Norte', 'L-LONDRES', 28, 1)" calcext:value-type="string">
            <text:p>(27, 'Embajada del Perú en el Reino Unido de Gran Bretaña E Irlanda del Norte', 'L-LONDRES', 28, 1)</text:p>
          </table:table-cell>
          <table:table-cell table:number-columns-repeated="2"/>
          <table:table-cell table:style-name="ce9" office:value-type="string" calcext:value-type="string">
            <text:p>GHAN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mbajada del Perú en la República Helénica</text:p>
          </table:table-cell>
          <table:table-cell office:value-type="string" calcext:value-type="string">
            <text:p>L-ATENAS</text:p>
          </table:table-cell>
          <table:table-cell table:style-name="ce6" office:value-type="string" calcext:value-type="string">
            <text:p>GRECIA</text:p>
          </table:table-cell>
          <table:table-cell office:value-type="float" office:value="1" calcext:value-type="float">
            <text:p>1</text:p>
          </table:table-cell>
          <table:table-cell table:formula="of:=VLOOKUP([.D29];[.$N$2:.$O$65];2;0)" office:value-type="float" office:value="29" calcext:value-type="float">
            <text:p>29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29]&amp;[.A29]&amp;[.I29]&amp;[.J29]&amp;[.B29]&amp;[.J29]&amp;[.I29]&amp;[.J29]&amp;[.C29]&amp;[.J29]&amp;[.I29]&amp;[.F29]&amp;[.I29]&amp;[.E29]&amp;[.H29]" office:value-type="string" office:string-value="(28, 'Embajada del Perú en la República Helénica', 'L-ATENAS', 29, 1)" calcext:value-type="string">
            <text:p>(28, 'Embajada del Perú en la República Helénica', 'L-ATENAS', 29, 1)</text:p>
          </table:table-cell>
          <table:table-cell table:number-columns-repeated="2"/>
          <table:table-cell table:style-name="ce9" office:value-type="string" calcext:value-type="string">
            <text:p>GRAN BRETAÑA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mbajada del Perú en la República de Guatemala</text:p>
          </table:table-cell>
          <table:table-cell office:value-type="string" calcext:value-type="string">
            <text:p>L-GUATEMALA</text:p>
          </table:table-cell>
          <table:table-cell table:style-name="ce6" office:value-type="string" calcext:value-type="string">
            <text:p>GUATEMALA</text:p>
          </table:table-cell>
          <table:table-cell office:value-type="float" office:value="1" calcext:value-type="float">
            <text:p>1</text:p>
          </table:table-cell>
          <table:table-cell table:formula="of:=VLOOKUP([.D30];[.$N$2:.$O$65];2;0)" office:value-type="float" office:value="30" calcext:value-type="float">
            <text:p>3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30]&amp;[.A30]&amp;[.I30]&amp;[.J30]&amp;[.B30]&amp;[.J30]&amp;[.I30]&amp;[.J30]&amp;[.C30]&amp;[.J30]&amp;[.I30]&amp;[.F30]&amp;[.I30]&amp;[.E30]&amp;[.H30]" office:value-type="string" office:string-value="(29, 'Embajada del Perú en la República de Guatemala', 'L-GUATEMALA', 30, 1)" calcext:value-type="string">
            <text:p>(29, 'Embajada del Perú en la República de Guatemala', 'L-GUATEMALA', 30, 1)</text:p>
          </table:table-cell>
          <table:table-cell table:number-columns-repeated="2"/>
          <table:table-cell table:style-name="ce9" office:value-type="string" calcext:value-type="string">
            <text:p>GRECIA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Embajada del Perú en la República de Honduras</text:p>
          </table:table-cell>
          <table:table-cell office:value-type="string" calcext:value-type="string">
            <text:p>L-TEGUCIGALPA</text:p>
          </table:table-cell>
          <table:table-cell table:style-name="ce6" office:value-type="string" calcext:value-type="string">
            <text:p>HONDURAS</text:p>
          </table:table-cell>
          <table:table-cell office:value-type="float" office:value="1" calcext:value-type="float">
            <text:p>1</text:p>
          </table:table-cell>
          <table:table-cell table:formula="of:=VLOOKUP([.D31];[.$N$2:.$O$65];2;0)" office:value-type="float" office:value="31" calcext:value-type="float">
            <text:p>3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31]&amp;[.A31]&amp;[.I31]&amp;[.J31]&amp;[.B31]&amp;[.J31]&amp;[.I31]&amp;[.J31]&amp;[.C31]&amp;[.J31]&amp;[.I31]&amp;[.F31]&amp;[.I31]&amp;[.E31]&amp;[.H31]" office:value-type="string" office:string-value="(30, 'Embajada del Perú en la República de Honduras', 'L-TEGUCIGALPA', 31, 1)" calcext:value-type="string">
            <text:p>(30, 'Embajada del Perú en la República de Honduras', 'L-TEGUCIGALPA', 31, 1)</text:p>
          </table:table-cell>
          <table:table-cell table:number-columns-repeated="2"/>
          <table:table-cell table:style-name="ce9" office:value-type="string" calcext:value-type="string">
            <text:p>GUATEMA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mbajada del Perú en Hungría</text:p>
          </table:table-cell>
          <table:table-cell office:value-type="string" calcext:value-type="string">
            <text:p>L-BUDAPEST</text:p>
          </table:table-cell>
          <table:table-cell table:style-name="ce6" office:value-type="string" calcext:value-type="string">
            <text:p>HUNGRIA</text:p>
          </table:table-cell>
          <table:table-cell office:value-type="float" office:value="1" calcext:value-type="float">
            <text:p>1</text:p>
          </table:table-cell>
          <table:table-cell table:formula="of:=VLOOKUP([.D32];[.$N$2:.$O$65];2;0)" office:value-type="float" office:value="32" calcext:value-type="float">
            <text:p>3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32]&amp;[.A32]&amp;[.I32]&amp;[.J32]&amp;[.B32]&amp;[.J32]&amp;[.I32]&amp;[.J32]&amp;[.C32]&amp;[.J32]&amp;[.I32]&amp;[.F32]&amp;[.I32]&amp;[.E32]&amp;[.H32]" office:value-type="string" office:string-value="(31, 'Embajada del Perú en Hungría', 'L-BUDAPEST', 32, 1)" calcext:value-type="string">
            <text:p>(31, 'Embajada del Perú en Hungría', 'L-BUDAPEST', 32, 1)</text:p>
          </table:table-cell>
          <table:table-cell table:number-columns-repeated="2"/>
          <table:table-cell table:style-name="ce9" office:value-type="string" calcext:value-type="string">
            <text:p>HONDURA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mbajada del Perú en República de La India</text:p>
          </table:table-cell>
          <table:table-cell office:value-type="string" calcext:value-type="string">
            <text:p>L-NUEVA DELHI</text:p>
          </table:table-cell>
          <table:table-cell table:style-name="ce6"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table:formula="of:=VLOOKUP([.D33];[.$N$2:.$O$65];2;0)" office:value-type="float" office:value="33" calcext:value-type="float">
            <text:p>3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33]&amp;[.A33]&amp;[.I33]&amp;[.J33]&amp;[.B33]&amp;[.J33]&amp;[.I33]&amp;[.J33]&amp;[.C33]&amp;[.J33]&amp;[.I33]&amp;[.F33]&amp;[.I33]&amp;[.E33]&amp;[.H33]" office:value-type="string" office:string-value="(32, 'Embajada del Perú en República de La India', 'L-NUEVA DELHI', 33, 1)" calcext:value-type="string">
            <text:p>(32, 'Embajada del Perú en República de La India', 'L-NUEVA DELHI', 33, 1)</text:p>
          </table:table-cell>
          <table:table-cell table:number-columns-repeated="2"/>
          <table:table-cell table:style-name="ce9" office:value-type="string" calcext:value-type="string">
            <text:p>HUNGRIA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Embajada del Perú en la República de Indonesia</text:p>
          </table:table-cell>
          <table:table-cell office:value-type="string" calcext:value-type="string">
            <text:p>L-JAKARTA</text:p>
          </table:table-cell>
          <table:table-cell table:style-name="ce6"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table:formula="of:=VLOOKUP([.D34];[.$N$2:.$O$65];2;0)" office:value-type="float" office:value="34" calcext:value-type="float">
            <text:p>3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34]&amp;[.A34]&amp;[.I34]&amp;[.J34]&amp;[.B34]&amp;[.J34]&amp;[.I34]&amp;[.J34]&amp;[.C34]&amp;[.J34]&amp;[.I34]&amp;[.F34]&amp;[.I34]&amp;[.E34]&amp;[.H34]" office:value-type="string" office:string-value="(33, 'Embajada del Perú en la República de Indonesia', 'L-JAKARTA', 34, 1)" calcext:value-type="string">
            <text:p>(33, 'Embajada del Perú en la República de Indonesia', 'L-JAKARTA', 34, 1)</text:p>
          </table:table-cell>
          <table:table-cell table:number-columns-repeated="2"/>
          <table:table-cell table:style-name="ce9" office:value-type="string" calcext:value-type="string">
            <text:p>INDI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mbajada del Perú en el Estado de Israel</text:p>
          </table:table-cell>
          <table:table-cell office:value-type="string" calcext:value-type="string">
            <text:p>L-TEL AVIV</text:p>
          </table:table-cell>
          <table:table-cell table:style-name="ce6"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formula="of:=VLOOKUP([.D35];[.$N$2:.$O$65];2;0)" office:value-type="float" office:value="36" calcext:value-type="float">
            <text:p>3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35]&amp;[.A35]&amp;[.I35]&amp;[.J35]&amp;[.B35]&amp;[.J35]&amp;[.I35]&amp;[.J35]&amp;[.C35]&amp;[.J35]&amp;[.I35]&amp;[.F35]&amp;[.I35]&amp;[.E35]&amp;[.H35]" office:value-type="string" office:string-value="(34, 'Embajada del Perú en el Estado de Israel', 'L-TEL AVIV', 36, 1)" calcext:value-type="string">
            <text:p>(34, 'Embajada del Perú en el Estado de Israel', 'L-TEL AVIV', 36, 1)</text:p>
          </table:table-cell>
          <table:table-cell table:number-columns-repeated="2"/>
          <table:table-cell table:style-name="ce9" office:value-type="string" calcext:value-type="string">
            <text:p>INDONESI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mbajada del Perú en Irlanda</text:p>
          </table:table-cell>
          <table:table-cell office:value-type="string" calcext:value-type="string">
            <text:p>L-DUBLIN</text:p>
          </table:table-cell>
          <table:table-cell table:style-name="ce6" office:value-type="string" calcext:value-type="string">
            <text:p>IRLANDA</text:p>
          </table:table-cell>
          <table:table-cell office:value-type="float" office:value="1" calcext:value-type="float">
            <text:p>1</text:p>
          </table:table-cell>
          <table:table-cell table:formula="of:=VLOOKUP([.D36];[.$N$2:.$O$65];2;0)" office:value-type="float" office:value="35" calcext:value-type="float">
            <text:p>3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36]&amp;[.A36]&amp;[.I36]&amp;[.J36]&amp;[.B36]&amp;[.J36]&amp;[.I36]&amp;[.J36]&amp;[.C36]&amp;[.J36]&amp;[.I36]&amp;[.F36]&amp;[.I36]&amp;[.E36]&amp;[.H36]" office:value-type="string" office:string-value="(35, 'Embajada del Perú en Irlanda', 'L-DUBLIN', 35, 1)" calcext:value-type="string">
            <text:p>(35, 'Embajada del Perú en Irlanda', 'L-DUBLIN', 35, 1)</text:p>
          </table:table-cell>
          <table:table-cell table:number-columns-repeated="2"/>
          <table:table-cell table:style-name="ce9" office:value-type="string" calcext:value-type="string">
            <text:p>IRLAND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mbajada del Perú en la República Italiana</text:p>
          </table:table-cell>
          <table:table-cell office:value-type="string" calcext:value-type="string">
            <text:p>L-ROMA</text:p>
          </table:table-cell>
          <table:table-cell table:style-name="ce6" office:value-type="string" calcext:value-type="string">
            <text:p>ITALIA</text:p>
          </table:table-cell>
          <table:table-cell office:value-type="float" office:value="1" calcext:value-type="float">
            <text:p>1</text:p>
          </table:table-cell>
          <table:table-cell table:formula="of:=VLOOKUP([.D37];[.$N$2:.$O$65];2;0)" office:value-type="float" office:value="37" calcext:value-type="float">
            <text:p>37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37]&amp;[.A37]&amp;[.I37]&amp;[.J37]&amp;[.B37]&amp;[.J37]&amp;[.I37]&amp;[.J37]&amp;[.C37]&amp;[.J37]&amp;[.I37]&amp;[.F37]&amp;[.I37]&amp;[.E37]&amp;[.H37]" office:value-type="string" office:string-value="(36, 'Embajada del Perú en la República Italiana', 'L-ROMA', 37, 1)" calcext:value-type="string">
            <text:p>(36, 'Embajada del Perú en la República Italiana', 'L-ROMA', 37, 1)</text:p>
          </table:table-cell>
          <table:table-cell table:number-columns-repeated="2"/>
          <table:table-cell table:style-name="ce9" office:value-type="string" calcext:value-type="string">
            <text:p>ISRAE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mbajada del Perú en Japón</text:p>
          </table:table-cell>
          <table:table-cell office:value-type="string" calcext:value-type="string">
            <text:p>L-TOKIO</text:p>
          </table:table-cell>
          <table:table-cell table:style-name="ce6" office:value-type="string" calcext:value-type="string">
            <text:p>JAPON</text:p>
          </table:table-cell>
          <table:table-cell office:value-type="float" office:value="1" calcext:value-type="float">
            <text:p>1</text:p>
          </table:table-cell>
          <table:table-cell table:formula="of:=VLOOKUP([.D38];[.$N$2:.$O$65];2;0)" office:value-type="float" office:value="38" calcext:value-type="float">
            <text:p>3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38]&amp;[.A38]&amp;[.I38]&amp;[.J38]&amp;[.B38]&amp;[.J38]&amp;[.I38]&amp;[.J38]&amp;[.C38]&amp;[.J38]&amp;[.I38]&amp;[.F38]&amp;[.I38]&amp;[.E38]&amp;[.H38]" office:value-type="string" office:string-value="(37, 'Embajada del Perú en Japón', 'L-TOKIO', 38, 1)" calcext:value-type="string">
            <text:p>(37, 'Embajada del Perú en Japón', 'L-TOKIO', 38, 1)</text:p>
          </table:table-cell>
          <table:table-cell table:number-columns-repeated="2"/>
          <table:table-cell table:style-name="ce9" office:value-type="string" calcext:value-type="string">
            <text:p>ITALI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mbajada del Perú en el Estado de Kuwait</text:p>
          </table:table-cell>
          <table:table-cell office:value-type="string" calcext:value-type="string">
            <text:p>L-KUWAIT</text:p>
          </table:table-cell>
          <table:table-cell table:style-name="ce6" office:value-type="string" calcext:value-type="string">
            <text:p>KUWAIT</text:p>
          </table:table-cell>
          <table:table-cell office:value-type="float" office:value="1" calcext:value-type="float">
            <text:p>1</text:p>
          </table:table-cell>
          <table:table-cell table:formula="of:=VLOOKUP([.D39];[.$N$2:.$O$65];2;0)" office:value-type="float" office:value="39" calcext:value-type="float">
            <text:p>39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39]&amp;[.A39]&amp;[.I39]&amp;[.J39]&amp;[.B39]&amp;[.J39]&amp;[.I39]&amp;[.J39]&amp;[.C39]&amp;[.J39]&amp;[.I39]&amp;[.F39]&amp;[.I39]&amp;[.E39]&amp;[.H39]" office:value-type="string" office:string-value="(38, 'Embajada del Perú en el Estado de Kuwait', 'L-KUWAIT', 39, 1)" calcext:value-type="string">
            <text:p>(38, 'Embajada del Perú en el Estado de Kuwait', 'L-KUWAIT', 39, 1)</text:p>
          </table:table-cell>
          <table:table-cell table:number-columns-repeated="2"/>
          <table:table-cell table:style-name="ce9" office:value-type="string" calcext:value-type="string">
            <text:p>JAPO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mbajada del Perú en Malasia</text:p>
          </table:table-cell>
          <table:table-cell office:value-type="string" calcext:value-type="string">
            <text:p>L-KUALA LUMPUR</text:p>
          </table:table-cell>
          <table:table-cell table:style-name="ce6" office:value-type="string" calcext:value-type="string">
            <text:p>MALASIA</text:p>
          </table:table-cell>
          <table:table-cell office:value-type="float" office:value="1" calcext:value-type="float">
            <text:p>1</text:p>
          </table:table-cell>
          <table:table-cell table:formula="of:=VLOOKUP([.D40];[.$N$2:.$O$65];2;0)" office:value-type="float" office:value="40" calcext:value-type="float">
            <text:p>4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40]&amp;[.A40]&amp;[.I40]&amp;[.J40]&amp;[.B40]&amp;[.J40]&amp;[.I40]&amp;[.J40]&amp;[.C40]&amp;[.J40]&amp;[.I40]&amp;[.F40]&amp;[.I40]&amp;[.E40]&amp;[.H40]" office:value-type="string" office:string-value="(39, 'Embajada del Perú en Malasia', 'L-KUALA LUMPUR', 40, 1)" calcext:value-type="string">
            <text:p>(39, 'Embajada del Perú en Malasia', 'L-KUALA LUMPUR', 40, 1)</text:p>
          </table:table-cell>
          <table:table-cell table:number-columns-repeated="2"/>
          <table:table-cell table:style-name="ce9" office:value-type="string" calcext:value-type="string">
            <text:p>KUWAI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mbajada del Perú en Reino de Marruecos</text:p>
          </table:table-cell>
          <table:table-cell office:value-type="string" calcext:value-type="string">
            <text:p>L-RABAT</text:p>
          </table:table-cell>
          <table:table-cell table:style-name="ce6" office:value-type="string" calcext:value-type="string">
            <text:p>MARRUECOS</text:p>
          </table:table-cell>
          <table:table-cell office:value-type="float" office:value="1" calcext:value-type="float">
            <text:p>1</text:p>
          </table:table-cell>
          <table:table-cell table:formula="of:=VLOOKUP([.D41];[.$N$2:.$O$65];2;0)" office:value-type="float" office:value="41" calcext:value-type="float">
            <text:p>4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41]&amp;[.A41]&amp;[.I41]&amp;[.J41]&amp;[.B41]&amp;[.J41]&amp;[.I41]&amp;[.J41]&amp;[.C41]&amp;[.J41]&amp;[.I41]&amp;[.F41]&amp;[.I41]&amp;[.E41]&amp;[.H41]" office:value-type="string" office:string-value="(40, 'Embajada del Perú en Reino de Marruecos', 'L-RABAT', 41, 1)" calcext:value-type="string">
            <text:p>(40, 'Embajada del Perú en Reino de Marruecos', 'L-RABAT', 41, 1)</text:p>
          </table:table-cell>
          <table:table-cell table:number-columns-repeated="2"/>
          <table:table-cell table:style-name="ce9" office:value-type="string" calcext:value-type="string">
            <text:p>MALASIA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Embajada del Perú en Los Estados Unidos Mexicanos</text:p>
          </table:table-cell>
          <table:table-cell office:value-type="string" calcext:value-type="string">
            <text:p>L-MEXICO</text:p>
          </table:table-cell>
          <table:table-cell table:style-name="ce6"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table:formula="of:=VLOOKUP([.D42];[.$N$2:.$O$65];2;0)" office:value-type="float" office:value="42" calcext:value-type="float">
            <text:p>4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42]&amp;[.A42]&amp;[.I42]&amp;[.J42]&amp;[.B42]&amp;[.J42]&amp;[.I42]&amp;[.J42]&amp;[.C42]&amp;[.J42]&amp;[.I42]&amp;[.F42]&amp;[.I42]&amp;[.E42]&amp;[.H42]" office:value-type="string" office:string-value="(41, 'Embajada del Perú en Los Estados Unidos Mexicanos', 'L-MEXICO', 42, 1)" calcext:value-type="string">
            <text:p>(41, 'Embajada del Perú en Los Estados Unidos Mexicanos', 'L-MEXICO', 42, 1)</text:p>
          </table:table-cell>
          <table:table-cell table:number-columns-repeated="2"/>
          <table:table-cell table:style-name="ce9" office:value-type="string" calcext:value-type="string">
            <text:p>MARRUECOS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Embajada del Perú en la República de Nicaragua</text:p>
          </table:table-cell>
          <table:table-cell office:value-type="string" calcext:value-type="string">
            <text:p>L-MANAGUA</text:p>
          </table:table-cell>
          <table:table-cell table:style-name="ce6" office:value-type="string" calcext:value-type="string">
            <text:p>NICARAGUA</text:p>
          </table:table-cell>
          <table:table-cell office:value-type="float" office:value="1" calcext:value-type="float">
            <text:p>1</text:p>
          </table:table-cell>
          <table:table-cell table:formula="of:=VLOOKUP([.D43];[.$N$2:.$O$65];2;0)" office:value-type="float" office:value="43" calcext:value-type="float">
            <text:p>4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43]&amp;[.A43]&amp;[.I43]&amp;[.J43]&amp;[.B43]&amp;[.J43]&amp;[.I43]&amp;[.J43]&amp;[.C43]&amp;[.J43]&amp;[.I43]&amp;[.F43]&amp;[.I43]&amp;[.E43]&amp;[.H43]" office:value-type="string" office:string-value="(42, 'Embajada del Perú en la República de Nicaragua', 'L-MANAGUA', 43, 1)" calcext:value-type="string">
            <text:p>(42, 'Embajada del Perú en la República de Nicaragua', 'L-MANAGUA', 43, 1)</text:p>
          </table:table-cell>
          <table:table-cell table:number-columns-repeated="2"/>
          <table:table-cell table:style-name="ce9" office:value-type="string" calcext:value-type="string">
            <text:p>MEXIC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mbajada del Perú en el Reino de Noruega</text:p>
          </table:table-cell>
          <table:table-cell office:value-type="string" calcext:value-type="string">
            <text:p>L-OSLO</text:p>
          </table:table-cell>
          <table:table-cell table:style-name="ce6" office:value-type="string" calcext:value-type="string">
            <text:p>NORUEGA</text:p>
          </table:table-cell>
          <table:table-cell office:value-type="float" office:value="1" calcext:value-type="float">
            <text:p>1</text:p>
          </table:table-cell>
          <table:table-cell table:formula="of:=VLOOKUP([.D44];[.$N$2:.$O$65];2;0)" office:value-type="float" office:value="44" calcext:value-type="float">
            <text:p>4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44]&amp;[.A44]&amp;[.I44]&amp;[.J44]&amp;[.B44]&amp;[.J44]&amp;[.I44]&amp;[.J44]&amp;[.C44]&amp;[.J44]&amp;[.I44]&amp;[.F44]&amp;[.I44]&amp;[.E44]&amp;[.H44]" office:value-type="string" office:string-value="(43, 'Embajada del Perú en el Reino de Noruega', 'L-OSLO', 44, 1)" calcext:value-type="string">
            <text:p>(43, 'Embajada del Perú en el Reino de Noruega', 'L-OSLO', 44, 1)</text:p>
          </table:table-cell>
          <table:table-cell table:number-columns-repeated="2"/>
          <table:table-cell table:style-name="ce9" office:value-type="string" calcext:value-type="string">
            <text:p>NICARAGU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mbajada del Perú en Nueva Zelandia</text:p>
          </table:table-cell>
          <table:table-cell office:value-type="string" calcext:value-type="string">
            <text:p>L-WELLINGTON</text:p>
          </table:table-cell>
          <table:table-cell table:style-name="ce6" office:value-type="string" calcext:value-type="string">
            <text:p>NUEVA ZELANDIA</text:p>
          </table:table-cell>
          <table:table-cell office:value-type="float" office:value="1" calcext:value-type="float">
            <text:p>1</text:p>
          </table:table-cell>
          <table:table-cell table:formula="of:=VLOOKUP([.D45];[.$N$2:.$O$65];2;0)" office:value-type="float" office:value="45" calcext:value-type="float">
            <text:p>4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45]&amp;[.A45]&amp;[.I45]&amp;[.J45]&amp;[.B45]&amp;[.J45]&amp;[.I45]&amp;[.J45]&amp;[.C45]&amp;[.J45]&amp;[.I45]&amp;[.F45]&amp;[.I45]&amp;[.E45]&amp;[.H45]" office:value-type="string" office:string-value="(44, 'Embajada del Perú en Nueva Zelandia', 'L-WELLINGTON', 45, 1)" calcext:value-type="string">
            <text:p>(44, 'Embajada del Perú en Nueva Zelandia', 'L-WELLINGTON', 45, 1)</text:p>
          </table:table-cell>
          <table:table-cell table:number-columns-repeated="2"/>
          <table:table-cell table:style-name="ce9" office:value-type="string" calcext:value-type="string">
            <text:p>NORUEGA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mbajada del Perú en el Reino de Los Países Bajos</text:p>
          </table:table-cell>
          <table:table-cell office:value-type="string" calcext:value-type="string">
            <text:p>L-LA HAYA</text:p>
          </table:table-cell>
          <table:table-cell table:style-name="ce6" office:value-type="string" calcext:value-type="string">
            <text:p>PAISES BAJOS</text:p>
          </table:table-cell>
          <table:table-cell office:value-type="float" office:value="1" calcext:value-type="float">
            <text:p>1</text:p>
          </table:table-cell>
          <table:table-cell table:formula="of:=VLOOKUP([.D46];[.$N$2:.$O$65];2;0)" office:value-type="float" office:value="46" calcext:value-type="float">
            <text:p>4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46]&amp;[.A46]&amp;[.I46]&amp;[.J46]&amp;[.B46]&amp;[.J46]&amp;[.I46]&amp;[.J46]&amp;[.C46]&amp;[.J46]&amp;[.I46]&amp;[.F46]&amp;[.I46]&amp;[.E46]&amp;[.H46]" office:value-type="string" office:string-value="(45, 'Embajada del Perú en el Reino de Los Países Bajos', 'L-LA HAYA', 46, 1)" calcext:value-type="string">
            <text:p>(45, 'Embajada del Perú en el Reino de Los Países Bajos', 'L-LA HAYA', 46, 1)</text:p>
          </table:table-cell>
          <table:table-cell table:number-columns-repeated="2"/>
          <table:table-cell table:style-name="ce9" office:value-type="string" calcext:value-type="string">
            <text:p>NUEVA ZELANDIA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mbajada del Perú en la República de Panamá</text:p>
          </table:table-cell>
          <table:table-cell office:value-type="string" calcext:value-type="string">
            <text:p>L-PANAMA</text:p>
          </table:table-cell>
          <table:table-cell table:style-name="ce6" office:value-type="string" calcext:value-type="string">
            <text:p>PANAMA</text:p>
          </table:table-cell>
          <table:table-cell office:value-type="float" office:value="1" calcext:value-type="float">
            <text:p>1</text:p>
          </table:table-cell>
          <table:table-cell table:formula="of:=VLOOKUP([.D47];[.$N$2:.$O$65];2;0)" office:value-type="float" office:value="47" calcext:value-type="float">
            <text:p>47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47]&amp;[.A47]&amp;[.I47]&amp;[.J47]&amp;[.B47]&amp;[.J47]&amp;[.I47]&amp;[.J47]&amp;[.C47]&amp;[.J47]&amp;[.I47]&amp;[.F47]&amp;[.I47]&amp;[.E47]&amp;[.H47]" office:value-type="string" office:string-value="(46, 'Embajada del Perú en la República de Panamá', 'L-PANAMA', 47, 1)" calcext:value-type="string">
            <text:p>(46, 'Embajada del Perú en la República de Panamá', 'L-PANAMA', 47, 1)</text:p>
          </table:table-cell>
          <table:table-cell table:number-columns-repeated="2"/>
          <table:table-cell table:style-name="ce9" office:value-type="string" calcext:value-type="string">
            <text:p>PAISES BAJOS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Embajada del Perú en la República del Paraguay</text:p>
          </table:table-cell>
          <table:table-cell office:value-type="string" calcext:value-type="string">
            <text:p>L-ASUNCION</text:p>
          </table:table-cell>
          <table:table-cell table:style-name="ce6" office:value-type="string" calcext:value-type="string">
            <text:p>PARAGUAY</text:p>
          </table:table-cell>
          <table:table-cell office:value-type="float" office:value="1" calcext:value-type="float">
            <text:p>1</text:p>
          </table:table-cell>
          <table:table-cell table:formula="of:=VLOOKUP([.D48];[.$N$2:.$O$65];2;0)" office:value-type="float" office:value="48" calcext:value-type="float">
            <text:p>4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48]&amp;[.A48]&amp;[.I48]&amp;[.J48]&amp;[.B48]&amp;[.J48]&amp;[.I48]&amp;[.J48]&amp;[.C48]&amp;[.J48]&amp;[.I48]&amp;[.F48]&amp;[.I48]&amp;[.E48]&amp;[.H48]" office:value-type="string" office:string-value="(47, 'Embajada del Perú en la República del Paraguay', 'L-ASUNCION', 48, 1)" calcext:value-type="string">
            <text:p>(47, 'Embajada del Perú en la República del Paraguay', 'L-ASUNCION', 48, 1)</text:p>
          </table:table-cell>
          <table:table-cell table:number-columns-repeated="2"/>
          <table:table-cell table:style-name="ce9" office:value-type="string" calcext:value-type="string">
            <text:p>PANAMA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Embajada del Perú en la República de Polonia</text:p>
          </table:table-cell>
          <table:table-cell office:value-type="string" calcext:value-type="string">
            <text:p>L-VARSOVIA</text:p>
          </table:table-cell>
          <table:table-cell table:style-name="ce6" office:value-type="string" calcext:value-type="string">
            <text:p>POLONIA</text:p>
          </table:table-cell>
          <table:table-cell office:value-type="float" office:value="1" calcext:value-type="float">
            <text:p>1</text:p>
          </table:table-cell>
          <table:table-cell table:formula="of:=VLOOKUP([.D49];[.$N$2:.$O$65];2;0)" office:value-type="float" office:value="49" calcext:value-type="float">
            <text:p>49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49]&amp;[.A49]&amp;[.I49]&amp;[.J49]&amp;[.B49]&amp;[.J49]&amp;[.I49]&amp;[.J49]&amp;[.C49]&amp;[.J49]&amp;[.I49]&amp;[.F49]&amp;[.I49]&amp;[.E49]&amp;[.H49]" office:value-type="string" office:string-value="(48, 'Embajada del Perú en la República de Polonia', 'L-VARSOVIA', 49, 1)" calcext:value-type="string">
            <text:p>(48, 'Embajada del Perú en la República de Polonia', 'L-VARSOVIA', 49, 1)</text:p>
          </table:table-cell>
          <table:table-cell table:number-columns-repeated="2"/>
          <table:table-cell table:style-name="ce9" office:value-type="string" calcext:value-type="string">
            <text:p>PARAGUAY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Embajada del Perú en la República Portuguesa</text:p>
          </table:table-cell>
          <table:table-cell office:value-type="string" calcext:value-type="string">
            <text:p>L-LISBOA</text:p>
          </table:table-cell>
          <table:table-cell table:style-name="ce6"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table:formula="of:=VLOOKUP([.D50];[.$N$2:.$O$65];2;0)" office:value-type="float" office:value="50" calcext:value-type="float">
            <text:p>5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50]&amp;[.A50]&amp;[.I50]&amp;[.J50]&amp;[.B50]&amp;[.J50]&amp;[.I50]&amp;[.J50]&amp;[.C50]&amp;[.J50]&amp;[.I50]&amp;[.F50]&amp;[.I50]&amp;[.E50]&amp;[.H50]" office:value-type="string" office:string-value="(49, 'Embajada del Perú en la República Portuguesa', 'L-LISBOA', 50, 1)" calcext:value-type="string">
            <text:p>(49, 'Embajada del Perú en la República Portuguesa', 'L-LISBOA', 50, 1)</text:p>
          </table:table-cell>
          <table:table-cell table:number-columns-repeated="2"/>
          <table:table-cell table:style-name="ce9" office:value-type="string" calcext:value-type="string">
            <text:p>POLONI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mbajada del Perú en el Estado de Qatar</text:p>
          </table:table-cell>
          <table:table-cell office:value-type="string" calcext:value-type="string">
            <text:p>L-DOHA</text:p>
          </table:table-cell>
          <table:table-cell table:style-name="ce6" office:value-type="string" calcext:value-type="string">
            <text:p>QATAR</text:p>
          </table:table-cell>
          <table:table-cell office:value-type="float" office:value="1" calcext:value-type="float">
            <text:p>1</text:p>
          </table:table-cell>
          <table:table-cell table:formula="of:=VLOOKUP([.D51];[.$N$2:.$O$65];2;0)" office:value-type="float" office:value="51" calcext:value-type="float">
            <text:p>5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51]&amp;[.A51]&amp;[.I51]&amp;[.J51]&amp;[.B51]&amp;[.J51]&amp;[.I51]&amp;[.J51]&amp;[.C51]&amp;[.J51]&amp;[.I51]&amp;[.F51]&amp;[.I51]&amp;[.E51]&amp;[.H51]" office:value-type="string" office:string-value="(50, 'Embajada del Perú en el Estado de Qatar', 'L-DOHA', 51, 1)" calcext:value-type="string">
            <text:p>(50, 'Embajada del Perú en el Estado de Qatar', 'L-DOHA', 51, 1)</text:p>
          </table:table-cell>
          <table:table-cell table:number-columns-repeated="2"/>
          <table:table-cell table:style-name="ce9" office:value-type="string" calcext:value-type="string">
            <text:p>PORTUGA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mbajada del Perú en la República Checa</text:p>
          </table:table-cell>
          <table:table-cell office:value-type="string" calcext:value-type="string">
            <text:p>L-PRAGA</text:p>
          </table:table-cell>
          <table:table-cell table:style-name="ce6" office:value-type="string" calcext:value-type="string">
            <text:p>REPUBLICA CHECA</text:p>
          </table:table-cell>
          <table:table-cell office:value-type="float" office:value="1" calcext:value-type="float">
            <text:p>1</text:p>
          </table:table-cell>
          <table:table-cell table:formula="of:=VLOOKUP([.D52];[.$N$2:.$O$65];2;0)" office:value-type="float" office:value="52" calcext:value-type="float">
            <text:p>5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52]&amp;[.A52]&amp;[.I52]&amp;[.J52]&amp;[.B52]&amp;[.J52]&amp;[.I52]&amp;[.J52]&amp;[.C52]&amp;[.J52]&amp;[.I52]&amp;[.F52]&amp;[.I52]&amp;[.E52]&amp;[.H52]" office:value-type="string" office:string-value="(51, 'Embajada del Perú en la República Checa', 'L-PRAGA', 52, 1)" calcext:value-type="string">
            <text:p>(51, 'Embajada del Perú en la República Checa', 'L-PRAGA', 52, 1)</text:p>
          </table:table-cell>
          <table:table-cell table:number-columns-repeated="2"/>
          <table:table-cell table:style-name="ce9" office:value-type="string" calcext:value-type="string">
            <text:p>QATAR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Embajada del Perú en la República Dominicana</text:p>
          </table:table-cell>
          <table:table-cell office:value-type="string" calcext:value-type="string">
            <text:p>L-SANTO DOMINGO</text:p>
          </table:table-cell>
          <table:table-cell table:style-name="ce6" office:value-type="string" calcext:value-type="string">
            <text:p>REPUBLICA DOMINICANA</text:p>
          </table:table-cell>
          <table:table-cell office:value-type="float" office:value="1" calcext:value-type="float">
            <text:p>1</text:p>
          </table:table-cell>
          <table:table-cell table:formula="of:=VLOOKUP([.D53];[.$N$2:.$O$65];2;0)" office:value-type="float" office:value="53" calcext:value-type="float">
            <text:p>5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53]&amp;[.A53]&amp;[.I53]&amp;[.J53]&amp;[.B53]&amp;[.J53]&amp;[.I53]&amp;[.J53]&amp;[.C53]&amp;[.J53]&amp;[.I53]&amp;[.F53]&amp;[.I53]&amp;[.E53]&amp;[.H53]" office:value-type="string" office:string-value="(52, 'Embajada del Perú en la República Dominicana', 'L-SANTO DOMINGO', 53, 1)" calcext:value-type="string">
            <text:p>(52, 'Embajada del Perú en la República Dominicana', 'L-SANTO DOMINGO', 53, 1)</text:p>
          </table:table-cell>
          <table:table-cell table:number-columns-repeated="2"/>
          <table:table-cell table:style-name="ce9" office:value-type="string" calcext:value-type="string">
            <text:p>REPUBLICA CHEC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mbajada del Perú en Rumania</text:p>
          </table:table-cell>
          <table:table-cell office:value-type="string" calcext:value-type="string">
            <text:p>L-BUCAREST</text:p>
          </table:table-cell>
          <table:table-cell table:style-name="ce6" office:value-type="string" calcext:value-type="string">
            <text:p>RUMANIA</text:p>
          </table:table-cell>
          <table:table-cell office:value-type="float" office:value="1" calcext:value-type="float">
            <text:p>1</text:p>
          </table:table-cell>
          <table:table-cell table:formula="of:=VLOOKUP([.D54];[.$N$2:.$O$65];2;0)" office:value-type="float" office:value="54" calcext:value-type="float">
            <text:p>5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54]&amp;[.A54]&amp;[.I54]&amp;[.J54]&amp;[.B54]&amp;[.J54]&amp;[.I54]&amp;[.J54]&amp;[.C54]&amp;[.J54]&amp;[.I54]&amp;[.F54]&amp;[.I54]&amp;[.E54]&amp;[.H54]" office:value-type="string" office:string-value="(53, 'Embajada del Perú en Rumania', 'L-BUCAREST', 54, 1)" calcext:value-type="string">
            <text:p>(53, 'Embajada del Perú en Rumania', 'L-BUCAREST', 54, 1)</text:p>
          </table:table-cell>
          <table:table-cell table:number-columns-repeated="2"/>
          <table:table-cell table:style-name="ce9" office:value-type="string" calcext:value-type="string">
            <text:p>REPUBLICA DOMINICAN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mbajada del Perú Ante la Santa Sede</text:p>
          </table:table-cell>
          <table:table-cell office:value-type="string" calcext:value-type="string">
            <text:p>EMBAPERUVA</text:p>
          </table:table-cell>
          <table:table-cell table:style-name="ce6" office:value-type="string" calcext:value-type="string">
            <text:p>ITALIA</text:p>
          </table:table-cell>
          <table:table-cell office:value-type="float" office:value="1" calcext:value-type="float">
            <text:p>1</text:p>
          </table:table-cell>
          <table:table-cell table:formula="of:=VLOOKUP([.D55];[.$N$2:.$O$65];2;0)" office:value-type="float" office:value="37" calcext:value-type="float">
            <text:p>37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55]&amp;[.A55]&amp;[.I55]&amp;[.J55]&amp;[.B55]&amp;[.J55]&amp;[.I55]&amp;[.J55]&amp;[.C55]&amp;[.J55]&amp;[.I55]&amp;[.F55]&amp;[.I55]&amp;[.E55]&amp;[.H55]" office:value-type="string" office:string-value="(54, 'Embajada del Perú Ante la Santa Sede', 'EMBAPERUVA', 37, 1)" calcext:value-type="string">
            <text:p>(54, 'Embajada del Perú Ante la Santa Sede', 'EMBAPERUVA', 37, 1)</text:p>
          </table:table-cell>
          <table:table-cell table:number-columns-repeated="2"/>
          <table:table-cell table:style-name="ce9" office:value-type="string" calcext:value-type="string">
            <text:p>RUMANIA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mbajada del Perú en la República de Singapur</text:p>
          </table:table-cell>
          <table:table-cell office:value-type="string" calcext:value-type="string">
            <text:p>L-SINGAPUR</text:p>
          </table:table-cell>
          <table:table-cell table:style-name="ce6" office:value-type="string" calcext:value-type="string">
            <text:p>SINGAPUR</text:p>
          </table:table-cell>
          <table:table-cell office:value-type="float" office:value="1" calcext:value-type="float">
            <text:p>1</text:p>
          </table:table-cell>
          <table:table-cell table:formula="of:=VLOOKUP([.D56];[.$N$2:.$O$65];2;0)" office:value-type="float" office:value="55" calcext:value-type="float">
            <text:p>5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56]&amp;[.A56]&amp;[.I56]&amp;[.J56]&amp;[.B56]&amp;[.J56]&amp;[.I56]&amp;[.J56]&amp;[.C56]&amp;[.J56]&amp;[.I56]&amp;[.F56]&amp;[.I56]&amp;[.E56]&amp;[.H56]" office:value-type="string" office:string-value="(55, 'Embajada del Perú en la República de Singapur', 'L-SINGAPUR', 55, 1)" calcext:value-type="string">
            <text:p>(55, 'Embajada del Perú en la República de Singapur', 'L-SINGAPUR', 55, 1)</text:p>
          </table:table-cell>
          <table:table-cell table:number-columns-repeated="2"/>
          <table:table-cell table:style-name="ce9" office:value-type="string" calcext:value-type="string">
            <text:p>SINGAPUR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Embajada del Perú en la República de Sudáfrica</text:p>
          </table:table-cell>
          <table:table-cell office:value-type="string" calcext:value-type="string">
            <text:p>L-PRETORIA</text:p>
          </table:table-cell>
          <table:table-cell table:style-name="ce6" office:value-type="string" calcext:value-type="string">
            <text:p>SUDAFRICA</text:p>
          </table:table-cell>
          <table:table-cell office:value-type="float" office:value="1" calcext:value-type="float">
            <text:p>1</text:p>
          </table:table-cell>
          <table:table-cell table:formula="of:=VLOOKUP([.D57];[.$N$2:.$O$65];2;0)" office:value-type="float" office:value="56" calcext:value-type="float">
            <text:p>5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57]&amp;[.A57]&amp;[.I57]&amp;[.J57]&amp;[.B57]&amp;[.J57]&amp;[.I57]&amp;[.J57]&amp;[.C57]&amp;[.J57]&amp;[.I57]&amp;[.F57]&amp;[.I57]&amp;[.E57]&amp;[.H57]" office:value-type="string" office:string-value="(56, 'Embajada del Perú en la República de Sudáfrica', 'L-PRETORIA', 56, 1)" calcext:value-type="string">
            <text:p>(56, 'Embajada del Perú en la República de Sudáfrica', 'L-PRETORIA', 56, 1)</text:p>
          </table:table-cell>
          <table:table-cell table:number-columns-repeated="2"/>
          <table:table-cell table:style-name="ce9" office:value-type="string" calcext:value-type="string">
            <text:p>SUDAFRICA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mbajada del Perú en la Confederación Suiza</text:p>
          </table:table-cell>
          <table:table-cell office:value-type="string" calcext:value-type="string">
            <text:p>L-BERNA</text:p>
          </table:table-cell>
          <table:table-cell table:style-name="ce6" office:value-type="string" calcext:value-type="string">
            <text:p>SUIZA</text:p>
          </table:table-cell>
          <table:table-cell office:value-type="float" office:value="1" calcext:value-type="float">
            <text:p>1</text:p>
          </table:table-cell>
          <table:table-cell table:formula="of:=VLOOKUP([.D58];[.$N$2:.$O$65];2;0)" office:value-type="float" office:value="58" calcext:value-type="float">
            <text:p>5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58]&amp;[.A58]&amp;[.I58]&amp;[.J58]&amp;[.B58]&amp;[.J58]&amp;[.I58]&amp;[.J58]&amp;[.C58]&amp;[.J58]&amp;[.I58]&amp;[.F58]&amp;[.I58]&amp;[.E58]&amp;[.H58]" office:value-type="string" office:string-value="(57, 'Embajada del Perú en la Confederación Suiza', 'L-BERNA', 58, 1)" calcext:value-type="string">
            <text:p>(57, 'Embajada del Perú en la Confederación Suiza', 'L-BERNA', 58, 1)</text:p>
          </table:table-cell>
          <table:table-cell table:number-columns-repeated="2"/>
          <table:table-cell table:style-name="ce9" office:value-type="string" calcext:value-type="string">
            <text:p>SUECI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mbajada del Perú en el Reino de Suecia</text:p>
          </table:table-cell>
          <table:table-cell office:value-type="string" calcext:value-type="string">
            <text:p>L-ESTOCOLMO</text:p>
          </table:table-cell>
          <table:table-cell table:style-name="ce6" office:value-type="string" calcext:value-type="string">
            <text:p>SUECIA</text:p>
          </table:table-cell>
          <table:table-cell office:value-type="float" office:value="1" calcext:value-type="float">
            <text:p>1</text:p>
          </table:table-cell>
          <table:table-cell table:formula="of:=VLOOKUP([.D59];[.$N$2:.$O$65];2;0)" office:value-type="float" office:value="57" calcext:value-type="float">
            <text:p>57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59]&amp;[.A59]&amp;[.I59]&amp;[.J59]&amp;[.B59]&amp;[.J59]&amp;[.I59]&amp;[.J59]&amp;[.C59]&amp;[.J59]&amp;[.I59]&amp;[.F59]&amp;[.I59]&amp;[.E59]&amp;[.H59]" office:value-type="string" office:string-value="(58, 'Embajada del Perú en el Reino de Suecia', 'L-ESTOCOLMO', 57, 1)" calcext:value-type="string">
            <text:p>(58, 'Embajada del Perú en el Reino de Suecia', 'L-ESTOCOLMO', 57, 1)</text:p>
          </table:table-cell>
          <table:table-cell table:number-columns-repeated="2"/>
          <table:table-cell table:style-name="ce9" office:value-type="string" calcext:value-type="string">
            <text:p>SUIZ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mbajada del Perú en el Reino de Tailandia</text:p>
          </table:table-cell>
          <table:table-cell office:value-type="string" calcext:value-type="string">
            <text:p>L-BANGKOK</text:p>
          </table:table-cell>
          <table:table-cell table:style-name="ce6" office:value-type="string" calcext:value-type="string">
            <text:p>TAILANDIA</text:p>
          </table:table-cell>
          <table:table-cell office:value-type="float" office:value="1" calcext:value-type="float">
            <text:p>1</text:p>
          </table:table-cell>
          <table:table-cell table:formula="of:=VLOOKUP([.D60];[.$N$2:.$O$65];2;0)" office:value-type="float" office:value="59" calcext:value-type="float">
            <text:p>59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60]&amp;[.A60]&amp;[.I60]&amp;[.J60]&amp;[.B60]&amp;[.J60]&amp;[.I60]&amp;[.J60]&amp;[.C60]&amp;[.J60]&amp;[.I60]&amp;[.F60]&amp;[.I60]&amp;[.E60]&amp;[.H60]" office:value-type="string" office:string-value="(59, 'Embajada del Perú en el Reino de Tailandia', 'L-BANGKOK', 59, 1)" calcext:value-type="string">
            <text:p>(59, 'Embajada del Perú en el Reino de Tailandia', 'L-BANGKOK', 59, 1)</text:p>
          </table:table-cell>
          <table:table-cell table:number-columns-repeated="2"/>
          <table:table-cell table:style-name="ce9" office:value-type="string" calcext:value-type="string">
            <text:p>TAILANDIA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Embajada del Perú en la República de Trinidad y Tobago</text:p>
          </table:table-cell>
          <table:table-cell office:value-type="string" calcext:value-type="string">
            <text:p>L-PUERTO ESPAÑA</text:p>
          </table:table-cell>
          <table:table-cell table:style-name="ce6" office:value-type="string" calcext:value-type="string">
            <text:p>TRINIDAD Y TOBAGO</text:p>
          </table:table-cell>
          <table:table-cell office:value-type="float" office:value="1" calcext:value-type="float">
            <text:p>1</text:p>
          </table:table-cell>
          <table:table-cell table:formula="of:=VLOOKUP([.D61];[.$N$2:.$O$65];2;0)" office:value-type="float" office:value="60" calcext:value-type="float">
            <text:p>6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61]&amp;[.A61]&amp;[.I61]&amp;[.J61]&amp;[.B61]&amp;[.J61]&amp;[.I61]&amp;[.J61]&amp;[.C61]&amp;[.J61]&amp;[.I61]&amp;[.F61]&amp;[.I61]&amp;[.E61]&amp;[.H61]" office:value-type="string" office:string-value="(60, 'Embajada del Perú en la República de Trinidad y Tobago', 'L-PUERTO ESPAÑA', 60, 1)" calcext:value-type="string">
            <text:p>(60, 'Embajada del Perú en la República de Trinidad y Tobago', 'L-PUERTO ESPAÑA', 60, 1)</text:p>
          </table:table-cell>
          <table:table-cell table:number-columns-repeated="2"/>
          <table:table-cell table:style-name="ce9" office:value-type="string" calcext:value-type="string">
            <text:p>TRINIDAD Y TOBAGO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Embajada del Perú en la República de Turquía</text:p>
          </table:table-cell>
          <table:table-cell office:value-type="string" calcext:value-type="string">
            <text:p>L-ANKARA</text:p>
          </table:table-cell>
          <table:table-cell table:style-name="ce6" office:value-type="string" calcext:value-type="string">
            <text:p>TURQUIA</text:p>
          </table:table-cell>
          <table:table-cell office:value-type="float" office:value="1" calcext:value-type="float">
            <text:p>1</text:p>
          </table:table-cell>
          <table:table-cell table:formula="of:=VLOOKUP([.D62];[.$N$2:.$O$65];2;0)" office:value-type="float" office:value="61" calcext:value-type="float">
            <text:p>6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62]&amp;[.A62]&amp;[.I62]&amp;[.J62]&amp;[.B62]&amp;[.J62]&amp;[.I62]&amp;[.J62]&amp;[.C62]&amp;[.J62]&amp;[.I62]&amp;[.F62]&amp;[.I62]&amp;[.E62]&amp;[.H62]" office:value-type="string" office:string-value="(61, 'Embajada del Perú en la República de Turquía', 'L-ANKARA', 61, 1)" calcext:value-type="string">
            <text:p>(61, 'Embajada del Perú en la República de Turquía', 'L-ANKARA', 61, 1)</text:p>
          </table:table-cell>
          <table:table-cell table:number-columns-repeated="2"/>
          <table:table-cell table:style-name="ce9" office:value-type="string" calcext:value-type="string">
            <text:p>TURQUIA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Embajada del Perú en la República Oriental del Uruguay</text:p>
          </table:table-cell>
          <table:table-cell office:value-type="string" calcext:value-type="string">
            <text:p>L-MONTEVIDEO</text:p>
          </table:table-cell>
          <table:table-cell table:style-name="ce6" office:value-type="string" calcext:value-type="string">
            <text:p>URUGUAY</text:p>
          </table:table-cell>
          <table:table-cell office:value-type="float" office:value="1" calcext:value-type="float">
            <text:p>1</text:p>
          </table:table-cell>
          <table:table-cell table:formula="of:=VLOOKUP([.D63];[.$N$2:.$O$65];2;0)" office:value-type="float" office:value="62" calcext:value-type="float">
            <text:p>6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63]&amp;[.A63]&amp;[.I63]&amp;[.J63]&amp;[.B63]&amp;[.J63]&amp;[.I63]&amp;[.J63]&amp;[.C63]&amp;[.J63]&amp;[.I63]&amp;[.F63]&amp;[.I63]&amp;[.E63]&amp;[.H63]" office:value-type="string" office:string-value="(62, 'Embajada del Perú en la República Oriental del Uruguay', 'L-MONTEVIDEO', 62, 1)" calcext:value-type="string">
            <text:p>(62, 'Embajada del Perú en la República Oriental del Uruguay', 'L-MONTEVIDEO', 62, 1)</text:p>
          </table:table-cell>
          <table:table-cell table:number-columns-repeated="2"/>
          <table:table-cell table:style-name="ce9" office:value-type="string" calcext:value-type="string">
            <text:p>URUGUAY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Embajada del Perú en la República Bolivariana de Venezuela</text:p>
          </table:table-cell>
          <table:table-cell office:value-type="string" calcext:value-type="string">
            <text:p>L-CARACAS</text:p>
          </table:table-cell>
          <table:table-cell table:style-name="ce6" office:value-type="string" calcext:value-type="string">
            <text:p>VENEZUELA</text:p>
          </table:table-cell>
          <table:table-cell office:value-type="float" office:value="1" calcext:value-type="float">
            <text:p>1</text:p>
          </table:table-cell>
          <table:table-cell table:formula="of:=VLOOKUP([.D64];[.$N$2:.$O$65];2;0)" office:value-type="float" office:value="63" calcext:value-type="float">
            <text:p>6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64]&amp;[.A64]&amp;[.I64]&amp;[.J64]&amp;[.B64]&amp;[.J64]&amp;[.I64]&amp;[.J64]&amp;[.C64]&amp;[.J64]&amp;[.I64]&amp;[.F64]&amp;[.I64]&amp;[.E64]&amp;[.H64]" office:value-type="string" office:string-value="(63, 'Embajada del Perú en la República Bolivariana de Venezuela', 'L-CARACAS', 63, 1)" calcext:value-type="string">
            <text:p>(63, 'Embajada del Perú en la República Bolivariana de Venezuela', 'L-CARACAS', 63, 1)</text:p>
          </table:table-cell>
          <table:table-cell table:number-columns-repeated="2"/>
          <table:table-cell table:style-name="ce9" office:value-type="string" calcext:value-type="string">
            <text:p>VENEZUELA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Embajada del Perú en la República Socialista de Vietnam</text:p>
          </table:table-cell>
          <table:table-cell office:value-type="string" calcext:value-type="string">
            <text:p>L-HANOI</text:p>
          </table:table-cell>
          <table:table-cell table:style-name="ce6" office:value-type="string" calcext:value-type="string">
            <text:p>VIETNAM</text:p>
          </table:table-cell>
          <table:table-cell office:value-type="float" office:value="1" calcext:value-type="float">
            <text:p>1</text:p>
          </table:table-cell>
          <table:table-cell table:formula="of:=VLOOKUP([.D65];[.$N$2:.$O$65];2;0)" office:value-type="float" office:value="64" calcext:value-type="float">
            <text:p>6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65]&amp;[.A65]&amp;[.I65]&amp;[.J65]&amp;[.B65]&amp;[.J65]&amp;[.I65]&amp;[.J65]&amp;[.C65]&amp;[.J65]&amp;[.I65]&amp;[.F65]&amp;[.I65]&amp;[.E65]&amp;[.H65]" office:value-type="string" office:string-value="(64, 'Embajada del Perú en la República Socialista de Vietnam', 'L-HANOI', 64, 1)" calcext:value-type="string">
            <text:p>(64, 'Embajada del Perú en la República Socialista de Vietnam', 'L-HANOI', 64, 1)</text:p>
          </table:table-cell>
          <table:table-cell table:number-columns-repeated="2"/>
          <table:table-cell table:style-name="ce9" office:value-type="string" calcext:value-type="string">
            <text:p>VIETNAM</text:p>
          </table:table-cell>
          <table:table-cell office:value-type="float" office:value="64" calcext:value-type="float">
            <text:p>64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Representación Permanente del Perú Ante La Organización de Los Estados Americanos (Oea)</text:p>
          </table:table-cell>
          <table:table-cell office:value-type="string" calcext:value-type="string">
            <text:p>DELEPERU OEA</text:p>
          </table:table-cell>
          <table:table-cell office:value-type="string" calcext:value-type="string">
            <text:p>ESTADOS UNIDOS</text:p>
          </table:table-cell>
          <table:table-cell office:value-type="float" office:value="3" calcext:value-type="float">
            <text:p>3</text:p>
          </table:table-cell>
          <table:table-cell table:formula="of:=VLOOKUP([.D66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66]&amp;[.A66]&amp;[.I66]&amp;[.J66]&amp;[.B66]&amp;[.J66]&amp;[.I66]&amp;[.J66]&amp;[.C66]&amp;[.J66]&amp;[.I66]&amp;[.F66]&amp;[.I66]&amp;[.E66]&amp;[.H66]" office:value-type="string" office:string-value="(65, 'Representación Permanente del Perú Ante La Organización de Los Estados Americanos (Oea)', 'DELEPERU OEA', 23, 3)" calcext:value-type="string">
            <text:p>(65, 'Representación Permanente del Perú Ante La Organización de Los Estados Americanos (Oea)', 'DELEPERU OEA', 23, 3)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Representación Permanente del Perú Ante La Unesco.</text:p>
          </table:table-cell>
          <table:table-cell office:value-type="string" calcext:value-type="string">
            <text:p>PERUNESCO</text:p>
          </table:table-cell>
          <table:table-cell office:value-type="string" calcext:value-type="string">
            <text:p>FRANCIA</text:p>
          </table:table-cell>
          <table:table-cell office:value-type="float" office:value="3" calcext:value-type="float">
            <text:p>3</text:p>
          </table:table-cell>
          <table:table-cell table:formula="of:=VLOOKUP([.D67];[.$N$2:.$O$65];2;0)"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67]&amp;[.A67]&amp;[.I67]&amp;[.J67]&amp;[.B67]&amp;[.J67]&amp;[.I67]&amp;[.J67]&amp;[.C67]&amp;[.J67]&amp;[.I67]&amp;[.F67]&amp;[.I67]&amp;[.E67]&amp;[.H67]" office:value-type="string" office:string-value="(66, 'Representación Permanente del Perú Ante La Unesco.', 'PERUNESCO', 26, 3)" calcext:value-type="string">
            <text:p>(66, 'Representación Permanente del Perú Ante La Unesco.', 'PERUNESCO', 26, 3)</text:p>
          </table:table-cell>
          <table:table-cell table:number-columns-repeated="4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Representación Permanente del Perú Ante La Organización de Las Naciones Unidas</text:p>
          </table:table-cell>
          <table:table-cell office:value-type="string" calcext:value-type="string">
            <text:p>ONUPER</text:p>
          </table:table-cell>
          <table:table-cell office:value-type="string" calcext:value-type="string">
            <text:p>ESTADOS UNIDOS</text:p>
          </table:table-cell>
          <table:table-cell office:value-type="float" office:value="3" calcext:value-type="float">
            <text:p>3</text:p>
          </table:table-cell>
          <table:table-cell table:formula="of:=VLOOKUP([.D68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68]&amp;[.A68]&amp;[.I68]&amp;[.J68]&amp;[.B68]&amp;[.J68]&amp;[.I68]&amp;[.J68]&amp;[.C68]&amp;[.J68]&amp;[.I68]&amp;[.F68]&amp;[.I68]&amp;[.E68]&amp;[.H68]" office:value-type="string" office:string-value="(67, 'Representación Permanente del Perú Ante La Organización de Las Naciones Unidas', 'ONUPER', 23, 3)" calcext:value-type="string">
            <text:p>(67, 'Representación Permanente del Perú Ante La Organización de Las Naciones Unidas', 'ONUPER', 23, 3)</text:p>
          </table:table-cell>
          <table:table-cell table:number-columns-repeated="4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Representación del Perú ante la Organización de Aviación Civil Internacional</text:p>
          </table:table-cell>
          <table:table-cell office:value-type="string" calcext:value-type="string">
            <text:p>REPREPERUOACI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table:formula="of:=VLOOKUP([.D69];[.$N$2:.$O$65];2;0)"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69]&amp;[.A69]&amp;[.I69]&amp;[.J69]&amp;[.B69]&amp;[.J69]&amp;[.I69]&amp;[.J69]&amp;[.C69]&amp;[.J69]&amp;[.I69]&amp;[.F69]&amp;[.I69]&amp;[.E69]&amp;[.H69]" office:value-type="string" office:string-value="(68, 'Representación del Perú ante la Organización de Aviación Civil Internacional', 'REPREPERUOACI', 11, 3)" calcext:value-type="string">
            <text:p>(68, 'Representación del Perú ante la Organización de Aviación Civil Internacional', 'REPREPERUOACI', 11, 3)</text:p>
          </table:table-cell>
          <table:table-cell table:number-columns-repeated="4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Representación Permanente del Perú Ante Organización Internacional Con Sede en Ginebra</text:p>
          </table:table-cell>
          <table:table-cell office:value-type="string" calcext:value-type="string">
            <text:p>L-GINEBRA</text:p>
          </table:table-cell>
          <table:table-cell office:value-type="string" calcext:value-type="string">
            <text:p>SUIZA</text:p>
          </table:table-cell>
          <table:table-cell office:value-type="float" office:value="3" calcext:value-type="float">
            <text:p>3</text:p>
          </table:table-cell>
          <table:table-cell table:formula="of:=VLOOKUP([.D70];[.$N$2:.$O$65];2;0)" office:value-type="float" office:value="58" calcext:value-type="float">
            <text:p>5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70]&amp;[.A70]&amp;[.I70]&amp;[.J70]&amp;[.B70]&amp;[.J70]&amp;[.I70]&amp;[.J70]&amp;[.C70]&amp;[.J70]&amp;[.I70]&amp;[.F70]&amp;[.I70]&amp;[.E70]&amp;[.H70]" office:value-type="string" office:string-value="(69, 'Representación Permanente del Perú Ante Organización Internacional Con Sede en Ginebra', 'L-GINEBRA', 58, 3)" calcext:value-type="string">
            <text:p>(69, 'Representación Permanente del Perú Ante Organización Internacional Con Sede en Ginebra', 'L-GINEBRA', 58, 3)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onsulado General del Perú en Ámsterdam</text:p>
          </table:table-cell>
          <table:table-cell office:value-type="string" calcext:value-type="string">
            <text:p>C-AMSTERDAM</text:p>
          </table:table-cell>
          <table:table-cell office:value-type="string" calcext:value-type="string">
            <text:p>PAISES BAJOS</text:p>
          </table:table-cell>
          <table:table-cell office:value-type="float" office:value="2" calcext:value-type="float">
            <text:p>2</text:p>
          </table:table-cell>
          <table:table-cell table:formula="of:=VLOOKUP([.D71];[.$N$2:.$O$65];2;0)" office:value-type="float" office:value="46" calcext:value-type="float">
            <text:p>4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71]&amp;[.A71]&amp;[.I71]&amp;[.J71]&amp;[.B71]&amp;[.J71]&amp;[.I71]&amp;[.J71]&amp;[.C71]&amp;[.J71]&amp;[.I71]&amp;[.F71]&amp;[.I71]&amp;[.E71]&amp;[.H71]" office:value-type="string" office:string-value="(70, 'Consulado General del Perú en Ámsterdam', 'C-AMSTERDAM', 46, 2)" calcext:value-type="string">
            <text:p>(70, 'Consulado General del Perú en Ámsterdam', 'C-AMSTERDAM', 46, 2)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onsulado General del Perú en Arica</text:p>
          </table:table-cell>
          <table:table-cell office:value-type="string" calcext:value-type="string">
            <text:p>C-ARICA</text:p>
          </table:table-cell>
          <table:table-cell office:value-type="string" calcext:value-type="string">
            <text:p>CHILE</text:p>
          </table:table-cell>
          <table:table-cell office:value-type="float" office:value="2" calcext:value-type="float">
            <text:p>2</text:p>
          </table:table-cell>
          <table:table-cell table:formula="of:=VLOOKUP([.D72];[.$N$2:.$O$65];2;0)"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72]&amp;[.A72]&amp;[.I72]&amp;[.J72]&amp;[.B72]&amp;[.J72]&amp;[.I72]&amp;[.J72]&amp;[.C72]&amp;[.J72]&amp;[.I72]&amp;[.F72]&amp;[.I72]&amp;[.E72]&amp;[.H72]" office:value-type="string" office:string-value="(71, 'Consulado General del Perú en Arica', 'C-ARICA', 12, 2)" calcext:value-type="string">
            <text:p>(71, 'Consulado General del Perú en Arica', 'C-ARICA', 12, 2)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onsulado del Perú en Atlanta</text:p>
          </table:table-cell>
          <table:table-cell office:value-type="string" calcext:value-type="string">
            <text:p>C-ATLANTA</text:p>
          </table:table-cell>
          <table:table-cell office:value-type="string" calcext:value-type="string">
            <text:p>ESTADOS UNIDOS</text:p>
          </table:table-cell>
          <table:table-cell office:value-type="float" office:value="2" calcext:value-type="float">
            <text:p>2</text:p>
          </table:table-cell>
          <table:table-cell table:formula="of:=VLOOKUP([.D73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73]&amp;[.A73]&amp;[.I73]&amp;[.J73]&amp;[.B73]&amp;[.J73]&amp;[.I73]&amp;[.J73]&amp;[.C73]&amp;[.J73]&amp;[.I73]&amp;[.F73]&amp;[.I73]&amp;[.E73]&amp;[.H73]" office:value-type="string" office:string-value="(72, 'Consulado del Perú en Atlanta', 'C-ATLANTA', 23, 2)" calcext:value-type="string">
            <text:p>(72, 'Consulado del Perú en Atlanta', 'C-ATLANTA', 23, 2)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onsulado General del Perú en Barcelona</text:p>
          </table:table-cell>
          <table:table-cell office:value-type="string" calcext:value-type="string">
            <text:p>C-BARCELONA</text:p>
          </table:table-cell>
          <table:table-cell office:value-type="string" calcext:value-type="string">
            <text:p>ESPAÑA</text:p>
          </table:table-cell>
          <table:table-cell office:value-type="float" office:value="2" calcext:value-type="float">
            <text:p>2</text:p>
          </table:table-cell>
          <table:table-cell table:formula="of:=VLOOKUP([.D74];[.$N$2:.$O$65];2;0)"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74]&amp;[.A74]&amp;[.I74]&amp;[.J74]&amp;[.B74]&amp;[.J74]&amp;[.I74]&amp;[.J74]&amp;[.C74]&amp;[.J74]&amp;[.I74]&amp;[.F74]&amp;[.I74]&amp;[.E74]&amp;[.H74]" office:value-type="string" office:string-value="(73, 'Consulado General del Perú en Barcelona', 'C-BARCELONA', 22, 2)" calcext:value-type="string">
            <text:p>(73, 'Consulado General del Perú en Barcelona', 'C-BARCELONA', 22, 2)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onsulado General del Perú en Bogotá</text:p>
          </table:table-cell>
          <table:table-cell office:value-type="string" calcext:value-type="string">
            <text:p>C-BOGOTA</text:p>
          </table:table-cell>
          <table:table-cell office:value-type="string" calcext:value-type="string">
            <text:p>COLOMBIA</text:p>
          </table:table-cell>
          <table:table-cell office:value-type="float" office:value="2" calcext:value-type="float">
            <text:p>2</text:p>
          </table:table-cell>
          <table:table-cell table:formula="of:=VLOOKUP([.D75];[.$N$2:.$O$65];2;0)"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75]&amp;[.A75]&amp;[.I75]&amp;[.J75]&amp;[.B75]&amp;[.J75]&amp;[.I75]&amp;[.J75]&amp;[.C75]&amp;[.J75]&amp;[.I75]&amp;[.F75]&amp;[.I75]&amp;[.E75]&amp;[.H75]" office:value-type="string" office:string-value="(74, 'Consulado General del Perú en Bogotá', 'C-BOGOTA', 14, 2)" calcext:value-type="string">
            <text:p>(74, 'Consulado General del Perú en Bogotá', 'C-BOGOTA', 14, 2)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onsulado General del Perú en Boston</text:p>
          </table:table-cell>
          <table:table-cell office:value-type="string" calcext:value-type="string">
            <text:p>C-BOSTON</text:p>
          </table:table-cell>
          <table:table-cell office:value-type="string" calcext:value-type="string">
            <text:p>ESTADOS UNIDOS</text:p>
          </table:table-cell>
          <table:table-cell office:value-type="float" office:value="2" calcext:value-type="float">
            <text:p>2</text:p>
          </table:table-cell>
          <table:table-cell table:formula="of:=VLOOKUP([.D76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76]&amp;[.A76]&amp;[.I76]&amp;[.J76]&amp;[.B76]&amp;[.J76]&amp;[.I76]&amp;[.J76]&amp;[.C76]&amp;[.J76]&amp;[.I76]&amp;[.F76]&amp;[.I76]&amp;[.E76]&amp;[.H76]" office:value-type="string" office:string-value="(75, 'Consulado General del Perú en Boston', 'C-BOSTON', 23, 2)" calcext:value-type="string">
            <text:p>(75, 'Consulado General del Perú en Boston', 'C-BOSTON', 23, 2)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nsulado General del Perú en Bruselas</text:p>
          </table:table-cell>
          <table:table-cell office:value-type="string" calcext:value-type="string">
            <text:p>C-BRUSELAS</text:p>
          </table:table-cell>
          <table:table-cell office:value-type="string" calcext:value-type="string">
            <text:p>BELGICA</text:p>
          </table:table-cell>
          <table:table-cell office:value-type="float" office:value="2" calcext:value-type="float">
            <text:p>2</text:p>
          </table:table-cell>
          <table:table-cell table:formula="of:=VLOOKUP([.D77];[.$N$2:.$O$65];2;0)"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77]&amp;[.A77]&amp;[.I77]&amp;[.J77]&amp;[.B77]&amp;[.J77]&amp;[.I77]&amp;[.J77]&amp;[.C77]&amp;[.J77]&amp;[.I77]&amp;[.F77]&amp;[.I77]&amp;[.E77]&amp;[.H77]" office:value-type="string" office:string-value="(76, 'Consulado General del Perú en Bruselas', 'C-BRUSELAS', 8, 2)" calcext:value-type="string">
            <text:p>(76, 'Consulado General del Perú en Bruselas', 'C-BRUSELAS', 8, 2)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Consulado General del Perú en Buenos Aires</text:p>
          </table:table-cell>
          <table:table-cell office:value-type="string" calcext:value-type="string">
            <text:p>C-BAIRES</text:p>
          </table:table-cell>
          <table:table-cell office:value-type="string" calcext:value-type="string">
            <text:p>ARGENTINA</text:p>
          </table:table-cell>
          <table:table-cell office:value-type="float" office:value="2" calcext:value-type="float">
            <text:p>2</text:p>
          </table:table-cell>
          <table:table-cell table:formula="of:=VLOOKUP([.D78];[.$N$2:.$O$65];2;0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78]&amp;[.A78]&amp;[.I78]&amp;[.J78]&amp;[.B78]&amp;[.J78]&amp;[.I78]&amp;[.J78]&amp;[.C78]&amp;[.J78]&amp;[.I78]&amp;[.F78]&amp;[.I78]&amp;[.E78]&amp;[.H78]" office:value-type="string" office:string-value="(77, 'Consulado General del Perú en Buenos Aires', 'C-BAIRES', 4, 2)" calcext:value-type="string">
            <text:p>(77, 'Consulado General del Perú en Buenos Aires', 'C-BAIRES', 4, 2)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nsulado General del Perú en Bilbao</text:p>
          </table:table-cell>
          <table:table-cell office:value-type="string" calcext:value-type="string">
            <text:p>C-BILBAO</text:p>
          </table:table-cell>
          <table:table-cell office:value-type="string" calcext:value-type="string">
            <text:p>ESPAÑA</text:p>
          </table:table-cell>
          <table:table-cell office:value-type="float" office:value="2" calcext:value-type="float">
            <text:p>2</text:p>
          </table:table-cell>
          <table:table-cell table:formula="of:=VLOOKUP([.D79];[.$N$2:.$O$65];2;0)"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79]&amp;[.A79]&amp;[.I79]&amp;[.J79]&amp;[.B79]&amp;[.J79]&amp;[.I79]&amp;[.J79]&amp;[.C79]&amp;[.J79]&amp;[.I79]&amp;[.F79]&amp;[.I79]&amp;[.E79]&amp;[.H79]" office:value-type="string" office:string-value="(78, 'Consulado General del Perú en Bilbao', 'C-BILBAO', 22, 2)" calcext:value-type="string">
            <text:p>(78, 'Consulado General del Perú en Bilbao', 'C-BILBAO', 22, 2)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onsulado General del Perú en Caracas</text:p>
          </table:table-cell>
          <table:table-cell office:value-type="string" calcext:value-type="string">
            <text:p>C-CARACAS</text:p>
          </table:table-cell>
          <table:table-cell office:value-type="string" calcext:value-type="string">
            <text:p>VENEZUELA</text:p>
          </table:table-cell>
          <table:table-cell office:value-type="float" office:value="2" calcext:value-type="float">
            <text:p>2</text:p>
          </table:table-cell>
          <table:table-cell table:formula="of:=VLOOKUP([.D80];[.$N$2:.$O$65];2;0)" office:value-type="float" office:value="63" calcext:value-type="float">
            <text:p>6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80]&amp;[.A80]&amp;[.I80]&amp;[.J80]&amp;[.B80]&amp;[.J80]&amp;[.I80]&amp;[.J80]&amp;[.C80]&amp;[.J80]&amp;[.I80]&amp;[.F80]&amp;[.I80]&amp;[.E80]&amp;[.H80]" office:value-type="string" office:string-value="(79, 'Consulado General del Perú en Caracas', 'C-CARACAS', 63, 2)" calcext:value-type="string">
            <text:p>(79, 'Consulado General del Perú en Caracas', 'C-CARACAS', 63, 2)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nsulado General del Perú en Chicago</text:p>
          </table:table-cell>
          <table:table-cell office:value-type="string" calcext:value-type="string">
            <text:p>C-CHICAGO</text:p>
          </table:table-cell>
          <table:table-cell office:value-type="string" calcext:value-type="string">
            <text:p>ESTADOS UNIDOS</text:p>
          </table:table-cell>
          <table:table-cell office:value-type="float" office:value="2" calcext:value-type="float">
            <text:p>2</text:p>
          </table:table-cell>
          <table:table-cell table:formula="of:=VLOOKUP([.D81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81]&amp;[.A81]&amp;[.I81]&amp;[.J81]&amp;[.B81]&amp;[.J81]&amp;[.I81]&amp;[.J81]&amp;[.C81]&amp;[.J81]&amp;[.I81]&amp;[.F81]&amp;[.I81]&amp;[.E81]&amp;[.H81]" office:value-type="string" office:string-value="(80, 'Consulado General del Perú en Chicago', 'C-CHICAGO', 23, 2)" calcext:value-type="string">
            <text:p>(80, 'Consulado General del Perú en Chicago', 'C-CHICAGO', 23, 2)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onsulado General del Perú en Cochabamba</text:p>
          </table:table-cell>
          <table:table-cell office:value-type="string" calcext:value-type="string">
            <text:p>C-COCHABAMBA</text:p>
          </table:table-cell>
          <table:table-cell office:value-type="string" calcext:value-type="string">
            <text:p>BOLIVIA</text:p>
          </table:table-cell>
          <table:table-cell office:value-type="float" office:value="2" calcext:value-type="float">
            <text:p>2</text:p>
          </table:table-cell>
          <table:table-cell table:formula="of:=VLOOKUP([.D82];[.$N$2:.$O$65];2;0)"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82]&amp;[.A82]&amp;[.I82]&amp;[.J82]&amp;[.B82]&amp;[.J82]&amp;[.I82]&amp;[.J82]&amp;[.C82]&amp;[.J82]&amp;[.I82]&amp;[.F82]&amp;[.I82]&amp;[.E82]&amp;[.H82]" office:value-type="string" office:string-value="(81, 'Consulado General del Perú en Cochabamba', 'C-COCHABAMBA', 9, 2)" calcext:value-type="string">
            <text:p>(81, 'Consulado General del Perú en Cochabamba', 'C-COCHABAMBA', 9, 2)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onsulado General del Perú en Córdoba</text:p>
          </table:table-cell>
          <table:table-cell office:value-type="string" calcext:value-type="string">
            <text:p>C-CORDOBA</text:p>
          </table:table-cell>
          <table:table-cell office:value-type="string" calcext:value-type="string">
            <text:p>ARGENTINA</text:p>
          </table:table-cell>
          <table:table-cell office:value-type="float" office:value="2" calcext:value-type="float">
            <text:p>2</text:p>
          </table:table-cell>
          <table:table-cell table:formula="of:=VLOOKUP([.D83];[.$N$2:.$O$65];2;0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83]&amp;[.A83]&amp;[.I83]&amp;[.J83]&amp;[.B83]&amp;[.J83]&amp;[.I83]&amp;[.J83]&amp;[.C83]&amp;[.J83]&amp;[.I83]&amp;[.F83]&amp;[.I83]&amp;[.E83]&amp;[.H83]" office:value-type="string" office:string-value="(82, 'Consulado General del Perú en Córdoba', 'C-CORDOBA', 4, 2)" calcext:value-type="string">
            <text:p>(82, 'Consulado General del Perú en Córdoba', 'C-CORDOBA', 4, 2)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nsulado General del Perú en Cuenca</text:p>
          </table:table-cell>
          <table:table-cell office:value-type="string" calcext:value-type="string">
            <text:p>C-CUENCA</text:p>
          </table:table-cell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  <table:table-cell table:formula="of:=VLOOKUP([.D84];[.$N$2:.$O$65];2;0)"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84]&amp;[.A84]&amp;[.I84]&amp;[.J84]&amp;[.B84]&amp;[.J84]&amp;[.I84]&amp;[.J84]&amp;[.C84]&amp;[.J84]&amp;[.I84]&amp;[.F84]&amp;[.I84]&amp;[.E84]&amp;[.H84]" office:value-type="string" office:string-value="(83, 'Consulado General del Perú en Cuenca', 'C-CUENCA', 18, 2)" calcext:value-type="string">
            <text:p>(83, 'Consulado General del Perú en Cuenca', 'C-CUENCA', 18, 2)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nsulado General del Perú en Dallas</text:p>
          </table:table-cell>
          <table:table-cell office:value-type="string" calcext:value-type="string">
            <text:p>C-DALLAS</text:p>
          </table:table-cell>
          <table:table-cell office:value-type="string" calcext:value-type="string">
            <text:p>ESTADOS UNIDOS</text:p>
          </table:table-cell>
          <table:table-cell office:value-type="float" office:value="2" calcext:value-type="float">
            <text:p>2</text:p>
          </table:table-cell>
          <table:table-cell table:formula="of:=VLOOKUP([.D85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85]&amp;[.A85]&amp;[.I85]&amp;[.J85]&amp;[.B85]&amp;[.J85]&amp;[.I85]&amp;[.J85]&amp;[.C85]&amp;[.J85]&amp;[.I85]&amp;[.F85]&amp;[.I85]&amp;[.E85]&amp;[.H85]" office:value-type="string" office:string-value="(84, 'Consulado General del Perú en Dallas', 'C-DALLAS', 23, 2)" calcext:value-type="string">
            <text:p>(84, 'Consulado General del Perú en Dallas', 'C-DALLAS', 23, 2)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nsulado General del Perú en Denver</text:p>
          </table:table-cell>
          <table:table-cell office:value-type="string" calcext:value-type="string">
            <text:p>C-DENVER</text:p>
          </table:table-cell>
          <table:table-cell office:value-type="string" calcext:value-type="string">
            <text:p>ESTADOS UNIDOS</text:p>
          </table:table-cell>
          <table:table-cell office:value-type="float" office:value="2" calcext:value-type="float">
            <text:p>2</text:p>
          </table:table-cell>
          <table:table-cell table:formula="of:=VLOOKUP([.D86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86]&amp;[.A86]&amp;[.I86]&amp;[.J86]&amp;[.B86]&amp;[.J86]&amp;[.I86]&amp;[.J86]&amp;[.C86]&amp;[.J86]&amp;[.I86]&amp;[.F86]&amp;[.I86]&amp;[.E86]&amp;[.H86]" office:value-type="string" office:string-value="(85, 'Consulado General del Perú en Denver', 'C-DENVER', 23, 2)" calcext:value-type="string">
            <text:p>(85, 'Consulado General del Perú en Denver', 'C-DENVER', 23, 2)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Consulado General del Perú en la Cuidad de Dubái</text:p>
          </table:table-cell>
          <table:table-cell office:value-type="string" calcext:value-type="string">
            <text:p>C-DUBAI</text:p>
          </table:table-cell>
          <table:table-cell office:value-type="string" calcext:value-type="string">
            <text:p>EMIRATOS ÁRABES UNIDOS</text:p>
          </table:table-cell>
          <table:table-cell office:value-type="float" office:value="2" calcext:value-type="float">
            <text:p>2</text:p>
          </table:table-cell>
          <table:table-cell table:formula="of:=VLOOKUP([.D87];[.$N$2:.$O$65];2;0)"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87]&amp;[.A87]&amp;[.I87]&amp;[.J87]&amp;[.B87]&amp;[.J87]&amp;[.I87]&amp;[.J87]&amp;[.C87]&amp;[.J87]&amp;[.I87]&amp;[.F87]&amp;[.I87]&amp;[.E87]&amp;[.H87]" office:value-type="string" office:string-value="(86, 'Consulado General del Perú en la Cuidad de Dubái', 'C-DUBAI', 21, 2)" calcext:value-type="string">
            <text:p>(86, 'Consulado General del Perú en la Cuidad de Dubái', 'C-DUBAI', 21, 2)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onsulado General del Perú en el Alto</text:p>
          </table:table-cell>
          <table:table-cell office:value-type="string" calcext:value-type="string">
            <text:p>C-EL ALTO</text:p>
          </table:table-cell>
          <table:table-cell office:value-type="string" calcext:value-type="string">
            <text:p>BOLIVIA</text:p>
          </table:table-cell>
          <table:table-cell office:value-type="float" office:value="2" calcext:value-type="float">
            <text:p>2</text:p>
          </table:table-cell>
          <table:table-cell table:formula="of:=VLOOKUP([.D88];[.$N$2:.$O$65];2;0)"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88]&amp;[.A88]&amp;[.I88]&amp;[.J88]&amp;[.B88]&amp;[.J88]&amp;[.I88]&amp;[.J88]&amp;[.C88]&amp;[.J88]&amp;[.I88]&amp;[.F88]&amp;[.I88]&amp;[.E88]&amp;[.H88]" office:value-type="string" office:string-value="(87, 'Consulado General del Perú en el Alto', 'C-EL ALTO', 9, 2)" calcext:value-type="string">
            <text:p>(87, 'Consulado General del Perú en el Alto', 'C-EL ALTO', 9, 2)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onsulado General del Perú en Florencia</text:p>
          </table:table-cell>
          <table:table-cell office:value-type="string" calcext:value-type="string">
            <text:p>C-FLORENCIA</text:p>
          </table:table-cell>
          <table:table-cell office:value-type="string" calcext:value-type="string">
            <text:p>ITALIA</text:p>
          </table:table-cell>
          <table:table-cell office:value-type="float" office:value="2" calcext:value-type="float">
            <text:p>2</text:p>
          </table:table-cell>
          <table:table-cell table:formula="of:=VLOOKUP([.D89];[.$N$2:.$O$65];2;0)" office:value-type="float" office:value="37" calcext:value-type="float">
            <text:p>37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89]&amp;[.A89]&amp;[.I89]&amp;[.J89]&amp;[.B89]&amp;[.J89]&amp;[.I89]&amp;[.J89]&amp;[.C89]&amp;[.J89]&amp;[.I89]&amp;[.F89]&amp;[.I89]&amp;[.E89]&amp;[.H89]" office:value-type="string" office:string-value="(88, 'Consulado General del Perú en Florencia', 'C-FLORENCIA', 37, 2)" calcext:value-type="string">
            <text:p>(88, 'Consulado General del Perú en Florencia', 'C-FLORENCIA', 37, 2)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nsulado General del Perú en Frankfurt</text:p>
          </table:table-cell>
          <table:table-cell office:value-type="string" calcext:value-type="string">
            <text:p>C-FRANKFURT</text:p>
          </table:table-cell>
          <table:table-cell office:value-type="string" calcext:value-type="string">
            <text:p>ALEMANIA</text:p>
          </table:table-cell>
          <table:table-cell office:value-type="float" office:value="2" calcext:value-type="float">
            <text:p>2</text:p>
          </table:table-cell>
          <table:table-cell table:formula="of:=VLOOKUP([.D90];[.$N$2:.$O$65];2;0)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90]&amp;[.A90]&amp;[.I90]&amp;[.J90]&amp;[.B90]&amp;[.J90]&amp;[.I90]&amp;[.J90]&amp;[.C90]&amp;[.J90]&amp;[.I90]&amp;[.F90]&amp;[.I90]&amp;[.E90]&amp;[.H90]" office:value-type="string" office:string-value="(89, 'Consulado General del Perú en Frankfurt', 'C-FRANKFURT', 1, 2)" calcext:value-type="string">
            <text:p>(89, 'Consulado General del Perú en Frankfurt', 'C-FRANKFURT', 1, 2)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onsulado General del Perú en Génova</text:p>
          </table:table-cell>
          <table:table-cell office:value-type="string" calcext:value-type="string">
            <text:p>C-GENOVA</text:p>
          </table:table-cell>
          <table:table-cell office:value-type="string" calcext:value-type="string">
            <text:p>ITALIA</text:p>
          </table:table-cell>
          <table:table-cell office:value-type="float" office:value="2" calcext:value-type="float">
            <text:p>2</text:p>
          </table:table-cell>
          <table:table-cell table:formula="of:=VLOOKUP([.D91];[.$N$2:.$O$65];2;0)" office:value-type="float" office:value="37" calcext:value-type="float">
            <text:p>37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91]&amp;[.A91]&amp;[.I91]&amp;[.J91]&amp;[.B91]&amp;[.J91]&amp;[.I91]&amp;[.J91]&amp;[.C91]&amp;[.J91]&amp;[.I91]&amp;[.F91]&amp;[.I91]&amp;[.E91]&amp;[.H91]" office:value-type="string" office:string-value="(90, 'Consulado General del Perú en Génova', 'C-GENOVA', 37, 2)" calcext:value-type="string">
            <text:p>(90, 'Consulado General del Perú en Génova', 'C-GENOVA', 37, 2)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nsulado General del Perú en Ginebra</text:p>
          </table:table-cell>
          <table:table-cell office:value-type="string" calcext:value-type="string">
            <text:p>C-GINEBRA</text:p>
          </table:table-cell>
          <table:table-cell office:value-type="string" calcext:value-type="string">
            <text:p>SUIZA</text:p>
          </table:table-cell>
          <table:table-cell office:value-type="float" office:value="2" calcext:value-type="float">
            <text:p>2</text:p>
          </table:table-cell>
          <table:table-cell table:formula="of:=VLOOKUP([.D92];[.$N$2:.$O$65];2;0)" office:value-type="float" office:value="58" calcext:value-type="float">
            <text:p>5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92]&amp;[.A92]&amp;[.I92]&amp;[.J92]&amp;[.B92]&amp;[.J92]&amp;[.I92]&amp;[.J92]&amp;[.C92]&amp;[.J92]&amp;[.I92]&amp;[.F92]&amp;[.I92]&amp;[.E92]&amp;[.H92]" office:value-type="string" office:string-value="(91, 'Consulado General del Perú en Ginebra', 'C-GINEBRA', 58, 2)" calcext:value-type="string">
            <text:p>(91, 'Consulado General del Perú en Ginebra', 'C-GINEBRA', 58, 2)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nsulado General del Perú en Guayaquil</text:p>
          </table:table-cell>
          <table:table-cell office:value-type="string" calcext:value-type="string">
            <text:p>C-GUAYAQUIL</text:p>
          </table:table-cell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  <table:table-cell table:formula="of:=VLOOKUP([.D93];[.$N$2:.$O$65];2;0)"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93]&amp;[.A93]&amp;[.I93]&amp;[.J93]&amp;[.B93]&amp;[.J93]&amp;[.I93]&amp;[.J93]&amp;[.C93]&amp;[.J93]&amp;[.I93]&amp;[.F93]&amp;[.I93]&amp;[.E93]&amp;[.H93]" office:value-type="string" office:string-value="(92, 'Consulado General del Perú en Guayaquil', 'C-GUAYAQUIL', 18, 2)" calcext:value-type="string">
            <text:p>(92, 'Consulado General del Perú en Guayaquil', 'C-GUAYAQUIL', 18, 2)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Consulado General del Perú en Guangzhou</text:p>
          </table:table-cell>
          <table:table-cell office:value-type="string" calcext:value-type="string">
            <text:p>C-GUANGZHOU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formula="of:=VLOOKUP([.D94];[.$N$2:.$O$65];2;0)"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94]&amp;[.A94]&amp;[.I94]&amp;[.J94]&amp;[.B94]&amp;[.J94]&amp;[.I94]&amp;[.J94]&amp;[.C94]&amp;[.J94]&amp;[.I94]&amp;[.F94]&amp;[.I94]&amp;[.E94]&amp;[.H94]" office:value-type="string" office:string-value="(93, 'Consulado General del Perú en Guangzhou', 'C-GUANGZHOU', 13, 2)" calcext:value-type="string">
            <text:p>(93, 'Consulado General del Perú en Guangzhou', 'C-GUANGZHOU', 13, 2)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Consulado General del Perú en Hamburgo</text:p>
          </table:table-cell>
          <table:table-cell office:value-type="string" calcext:value-type="string">
            <text:p>C-HAMBURGO</text:p>
          </table:table-cell>
          <table:table-cell office:value-type="string" calcext:value-type="string">
            <text:p>ALEMANIA</text:p>
          </table:table-cell>
          <table:table-cell office:value-type="float" office:value="2" calcext:value-type="float">
            <text:p>2</text:p>
          </table:table-cell>
          <table:table-cell table:formula="of:=VLOOKUP([.D95];[.$N$2:.$O$65];2;0)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95]&amp;[.A95]&amp;[.I95]&amp;[.J95]&amp;[.B95]&amp;[.J95]&amp;[.I95]&amp;[.J95]&amp;[.C95]&amp;[.J95]&amp;[.I95]&amp;[.F95]&amp;[.I95]&amp;[.E95]&amp;[.H95]" office:value-type="string" office:string-value="(94, 'Consulado General del Perú en Hamburgo', 'C-HAMBURGO', 1, 2)" calcext:value-type="string">
            <text:p>(94, 'Consulado General del Perú en Hamburgo', 'C-HAMBURGO', 1, 2)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onsulado General del Perú en Hartford</text:p>
          </table:table-cell>
          <table:table-cell office:value-type="string" calcext:value-type="string">
            <text:p>C-HARTFORD</text:p>
          </table:table-cell>
          <table:table-cell office:value-type="string" calcext:value-type="string">
            <text:p>ESTADOS UNIDOS</text:p>
          </table:table-cell>
          <table:table-cell office:value-type="float" office:value="2" calcext:value-type="float">
            <text:p>2</text:p>
          </table:table-cell>
          <table:table-cell table:formula="of:=VLOOKUP([.D96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96]&amp;[.A96]&amp;[.I96]&amp;[.J96]&amp;[.B96]&amp;[.J96]&amp;[.I96]&amp;[.J96]&amp;[.C96]&amp;[.J96]&amp;[.I96]&amp;[.F96]&amp;[.I96]&amp;[.E96]&amp;[.H96]" office:value-type="string" office:string-value="(95, 'Consulado General del Perú en Hartford', 'C-HARTFORD', 23, 2)" calcext:value-type="string">
            <text:p>(95, 'Consulado General del Perú en Hartford', 'C-HARTFORD', 23, 2)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Consulado General del Perú en Hong Kong</text:p>
          </table:table-cell>
          <table:table-cell office:value-type="string" calcext:value-type="string">
            <text:p>C-HONG KONG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formula="of:=VLOOKUP([.D97];[.$N$2:.$O$65];2;0)"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97]&amp;[.A97]&amp;[.I97]&amp;[.J97]&amp;[.B97]&amp;[.J97]&amp;[.I97]&amp;[.J97]&amp;[.C97]&amp;[.J97]&amp;[.I97]&amp;[.F97]&amp;[.I97]&amp;[.E97]&amp;[.H97]" office:value-type="string" office:string-value="(96, 'Consulado General del Perú en Hong Kong', 'C-HONG KONG', 13, 2)" calcext:value-type="string">
            <text:p>(96, 'Consulado General del Perú en Hong Kong', 'C-HONG KONG', 13, 2)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onsulado General del Perú en Houston</text:p>
          </table:table-cell>
          <table:table-cell office:value-type="string" calcext:value-type="string">
            <text:p>C-HOUSTON</text:p>
          </table:table-cell>
          <table:table-cell office:value-type="string" calcext:value-type="string">
            <text:p>ESTADOS UNIDOS</text:p>
          </table:table-cell>
          <table:table-cell office:value-type="float" office:value="2" calcext:value-type="float">
            <text:p>2</text:p>
          </table:table-cell>
          <table:table-cell table:formula="of:=VLOOKUP([.D98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98]&amp;[.A98]&amp;[.I98]&amp;[.J98]&amp;[.B98]&amp;[.J98]&amp;[.I98]&amp;[.J98]&amp;[.C98]&amp;[.J98]&amp;[.I98]&amp;[.F98]&amp;[.I98]&amp;[.E98]&amp;[.H98]" office:value-type="string" office:string-value="(97, 'Consulado General del Perú en Houston', 'C-HOUSTON', 23, 2)" calcext:value-type="string">
            <text:p>(97, 'Consulado General del Perú en Houston', 'C-HOUSTON', 23, 2)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onsulado General del Perú en Iquique</text:p>
          </table:table-cell>
          <table:table-cell office:value-type="string" calcext:value-type="string">
            <text:p>C-IQUIQUE</text:p>
          </table:table-cell>
          <table:table-cell office:value-type="string" calcext:value-type="string">
            <text:p>CHILE</text:p>
          </table:table-cell>
          <table:table-cell office:value-type="float" office:value="2" calcext:value-type="float">
            <text:p>2</text:p>
          </table:table-cell>
          <table:table-cell table:formula="of:=VLOOKUP([.D99];[.$N$2:.$O$65];2;0)"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99]&amp;[.A99]&amp;[.I99]&amp;[.J99]&amp;[.B99]&amp;[.J99]&amp;[.I99]&amp;[.J99]&amp;[.C99]&amp;[.J99]&amp;[.I99]&amp;[.F99]&amp;[.I99]&amp;[.E99]&amp;[.H99]" office:value-type="string" office:string-value="(98, 'Consulado General del Perú en Iquique', 'C-IQUIQUE', 12, 2)" calcext:value-type="string">
            <text:p>(98, 'Consulado General del Perú en Iquique', 'C-IQUIQUE', 12, 2)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onsulado General del Perú en la Paz</text:p>
          </table:table-cell>
          <table:table-cell office:value-type="string" calcext:value-type="string">
            <text:p>C-LA PAZ</text:p>
          </table:table-cell>
          <table:table-cell office:value-type="string" calcext:value-type="string">
            <text:p>BOLIVIA</text:p>
          </table:table-cell>
          <table:table-cell office:value-type="float" office:value="2" calcext:value-type="float">
            <text:p>2</text:p>
          </table:table-cell>
          <table:table-cell table:formula="of:=VLOOKUP([.D100];[.$N$2:.$O$65];2;0)"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00]&amp;[.A100]&amp;[.I100]&amp;[.J100]&amp;[.B100]&amp;[.J100]&amp;[.I100]&amp;[.J100]&amp;[.C100]&amp;[.J100]&amp;[.I100]&amp;[.F100]&amp;[.I100]&amp;[.E100]&amp;[.H100]" office:value-type="string" office:string-value="(99, 'Consulado General del Perú en la Paz', 'C-LA PAZ', 9, 2)" calcext:value-type="string">
            <text:p>(99, 'Consulado General del Perú en la Paz', 'C-LA PAZ', 9, 2)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nsulado General del Perú en la Plata</text:p>
          </table:table-cell>
          <table:table-cell office:value-type="string" calcext:value-type="string">
            <text:p>C-LA PLATA</text:p>
          </table:table-cell>
          <table:table-cell office:value-type="string" calcext:value-type="string">
            <text:p>ARGENTINA</text:p>
          </table:table-cell>
          <table:table-cell office:value-type="float" office:value="2" calcext:value-type="float">
            <text:p>2</text:p>
          </table:table-cell>
          <table:table-cell table:formula="of:=VLOOKUP([.D101];[.$N$2:.$O$65];2;0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01]&amp;[.A101]&amp;[.I101]&amp;[.J101]&amp;[.B101]&amp;[.J101]&amp;[.I101]&amp;[.J101]&amp;[.C101]&amp;[.J101]&amp;[.I101]&amp;[.F101]&amp;[.I101]&amp;[.E101]&amp;[.H101]" office:value-type="string" office:string-value="(100, 'Consulado General del Perú en la Plata', 'C-LA PLATA', 4, 2)" calcext:value-type="string">
            <text:p>(100, 'Consulado General del Perú en la Plata', 'C-LA PLATA', 4, 2)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onsulado General del Perú en Leticia</text:p>
          </table:table-cell>
          <table:table-cell office:value-type="string" calcext:value-type="string">
            <text:p>C-LETICIA</text:p>
          </table:table-cell>
          <table:table-cell office:value-type="string" calcext:value-type="string">
            <text:p>COLOMBIA</text:p>
          </table:table-cell>
          <table:table-cell office:value-type="float" office:value="2" calcext:value-type="float">
            <text:p>2</text:p>
          </table:table-cell>
          <table:table-cell table:formula="of:=VLOOKUP([.D102];[.$N$2:.$O$65];2;0)"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02]&amp;[.A102]&amp;[.I102]&amp;[.J102]&amp;[.B102]&amp;[.J102]&amp;[.I102]&amp;[.J102]&amp;[.C102]&amp;[.J102]&amp;[.I102]&amp;[.F102]&amp;[.I102]&amp;[.E102]&amp;[.H102]" office:value-type="string" office:string-value="(101, 'Consulado General del Perú en Leticia', 'C-LETICIA', 14, 2)" calcext:value-type="string">
            <text:p>(101, 'Consulado General del Perú en Leticia', 'C-LETICIA', 14, 2)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onsulado General del Perú en Loja</text:p>
          </table:table-cell>
          <table:table-cell office:value-type="string" calcext:value-type="string">
            <text:p>C-LOJA</text:p>
          </table:table-cell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  <table:table-cell table:formula="of:=VLOOKUP([.D103];[.$N$2:.$O$65];2;0)"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03]&amp;[.A103]&amp;[.I103]&amp;[.J103]&amp;[.B103]&amp;[.J103]&amp;[.I103]&amp;[.J103]&amp;[.C103]&amp;[.J103]&amp;[.I103]&amp;[.F103]&amp;[.I103]&amp;[.E103]&amp;[.H103]" office:value-type="string" office:string-value="(102, 'Consulado General del Perú en Loja', 'C-LOJA', 18, 2)" calcext:value-type="string">
            <text:p>(102, 'Consulado General del Perú en Loja', 'C-LOJA', 18, 2)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onsulado General del Perú en Londres</text:p>
          </table:table-cell>
          <table:table-cell office:value-type="string" calcext:value-type="string">
            <text:p>C-LONDRES</text:p>
          </table:table-cell>
          <table:table-cell office:value-type="string" calcext:value-type="string">
            <text:p>GRAN BRETAÑA</text:p>
          </table:table-cell>
          <table:table-cell office:value-type="float" office:value="2" calcext:value-type="float">
            <text:p>2</text:p>
          </table:table-cell>
          <table:table-cell table:formula="of:=VLOOKUP([.D104];[.$N$2:.$O$65];2;0)" office:value-type="float" office:value="28" calcext:value-type="float">
            <text:p>2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04]&amp;[.A104]&amp;[.I104]&amp;[.J104]&amp;[.B104]&amp;[.J104]&amp;[.I104]&amp;[.J104]&amp;[.C104]&amp;[.J104]&amp;[.I104]&amp;[.F104]&amp;[.I104]&amp;[.E104]&amp;[.H104]" office:value-type="string" office:string-value="(103, 'Consulado General del Perú en Londres', 'C-LONDRES', 28, 2)" calcext:value-type="string">
            <text:p>(103, 'Consulado General del Perú en Londres', 'C-LONDRES', 28, 2)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Consulado General del Perú en Los Ángeles</text:p>
          </table:table-cell>
          <table:table-cell office:value-type="string" calcext:value-type="string">
            <text:p>C-LOS ANGELES</text:p>
          </table:table-cell>
          <table:table-cell office:value-type="string" calcext:value-type="string">
            <text:p>ESTADOS UNIDOS</text:p>
          </table:table-cell>
          <table:table-cell office:value-type="float" office:value="2" calcext:value-type="float">
            <text:p>2</text:p>
          </table:table-cell>
          <table:table-cell table:formula="of:=VLOOKUP([.D105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05]&amp;[.A105]&amp;[.I105]&amp;[.J105]&amp;[.B105]&amp;[.J105]&amp;[.I105]&amp;[.J105]&amp;[.C105]&amp;[.J105]&amp;[.I105]&amp;[.F105]&amp;[.I105]&amp;[.E105]&amp;[.H105]" office:value-type="string" office:string-value="(104, 'Consulado General del Perú en Los Ángeles', 'C-LOS ANGELES', 23, 2)" calcext:value-type="string">
            <text:p>(104, 'Consulado General del Perú en Los Ángeles', 'C-LOS ANGELES', 23, 2)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nsulado General del Perú en Macara</text:p>
          </table:table-cell>
          <table:table-cell office:value-type="string" calcext:value-type="string">
            <text:p>C-MACARA</text:p>
          </table:table-cell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  <table:table-cell table:formula="of:=VLOOKUP([.D106];[.$N$2:.$O$65];2;0)"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06]&amp;[.A106]&amp;[.I106]&amp;[.J106]&amp;[.B106]&amp;[.J106]&amp;[.I106]&amp;[.J106]&amp;[.C106]&amp;[.J106]&amp;[.I106]&amp;[.F106]&amp;[.I106]&amp;[.E106]&amp;[.H106]" office:value-type="string" office:string-value="(105, 'Consulado General del Perú en Macara', 'C-MACARA', 18, 2)" calcext:value-type="string">
            <text:p>(105, 'Consulado General del Perú en Macara', 'C-MACARA', 18, 2)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onsulado General del Perú en Machala</text:p>
          </table:table-cell>
          <table:table-cell office:value-type="string" calcext:value-type="string">
            <text:p>C-MACHALA</text:p>
          </table:table-cell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  <table:table-cell table:formula="of:=VLOOKUP([.D107];[.$N$2:.$O$65];2;0)"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07]&amp;[.A107]&amp;[.I107]&amp;[.J107]&amp;[.B107]&amp;[.J107]&amp;[.I107]&amp;[.J107]&amp;[.C107]&amp;[.J107]&amp;[.I107]&amp;[.F107]&amp;[.I107]&amp;[.E107]&amp;[.H107]" office:value-type="string" office:string-value="(106, 'Consulado General del Perú en Machala', 'C-MACHALA', 18, 2)" calcext:value-type="string">
            <text:p>(106, 'Consulado General del Perú en Machala', 'C-MACHALA', 18, 2)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nsulado General del Perú en Madrid</text:p>
          </table:table-cell>
          <table:table-cell office:value-type="string" calcext:value-type="string">
            <text:p>C-MADRID</text:p>
          </table:table-cell>
          <table:table-cell office:value-type="string" calcext:value-type="string">
            <text:p>ESPAÑA</text:p>
          </table:table-cell>
          <table:table-cell office:value-type="float" office:value="2" calcext:value-type="float">
            <text:p>2</text:p>
          </table:table-cell>
          <table:table-cell table:formula="of:=VLOOKUP([.D108];[.$N$2:.$O$65];2;0)"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08]&amp;[.A108]&amp;[.I108]&amp;[.J108]&amp;[.B108]&amp;[.J108]&amp;[.I108]&amp;[.J108]&amp;[.C108]&amp;[.J108]&amp;[.I108]&amp;[.F108]&amp;[.I108]&amp;[.E108]&amp;[.H108]" office:value-type="string" office:string-value="(107, 'Consulado General del Perú en Madrid', 'C-MADRID', 22, 2)" calcext:value-type="string">
            <text:p>(107, 'Consulado General del Perú en Madrid', 'C-MADRID', 22, 2)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sulado General del Perú en Manaos</text:p>
          </table:table-cell>
          <table:table-cell office:value-type="string" calcext:value-type="string">
            <text:p>C-MANAOS</text:p>
          </table:table-cell>
          <table:table-cell office:value-type="string" calcext:value-type="string">
            <text:p>BRASIL</text:p>
          </table:table-cell>
          <table:table-cell office:value-type="float" office:value="2" calcext:value-type="float">
            <text:p>2</text:p>
          </table:table-cell>
          <table:table-cell table:formula="of:=VLOOKUP([.D109];[.$N$2:.$O$65];2;0)"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09]&amp;[.A109]&amp;[.I109]&amp;[.J109]&amp;[.B109]&amp;[.J109]&amp;[.I109]&amp;[.J109]&amp;[.C109]&amp;[.J109]&amp;[.I109]&amp;[.F109]&amp;[.I109]&amp;[.E109]&amp;[.H109]" office:value-type="string" office:string-value="(108, 'Consulado General del Perú en Manaos', 'C-MANAOS', 10, 2)" calcext:value-type="string">
            <text:p>(108, 'Consulado General del Perú en Manaos', 'C-MANAOS', 10, 2)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nsulado General del Perú en Medellin</text:p>
          </table:table-cell>
          <table:table-cell office:value-type="string" calcext:value-type="string">
            <text:p>C-MEDELLIN</text:p>
          </table:table-cell>
          <table:table-cell office:value-type="string" calcext:value-type="string">
            <text:p>COLOMBIA</text:p>
          </table:table-cell>
          <table:table-cell office:value-type="float" office:value="2" calcext:value-type="float">
            <text:p>2</text:p>
          </table:table-cell>
          <table:table-cell table:formula="of:=VLOOKUP([.D110];[.$N$2:.$O$65];2;0)"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10]&amp;[.A110]&amp;[.I110]&amp;[.J110]&amp;[.B110]&amp;[.J110]&amp;[.I110]&amp;[.J110]&amp;[.C110]&amp;[.J110]&amp;[.I110]&amp;[.F110]&amp;[.I110]&amp;[.E110]&amp;[.H110]" office:value-type="string" office:string-value="(109, 'Consulado General del Perú en Medellin', 'C-MEDELLIN', 14, 2)" calcext:value-type="string">
            <text:p>(109, 'Consulado General del Perú en Medellin', 'C-MEDELLIN', 14, 2)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onsulado General del Perú en Mendoza</text:p>
          </table:table-cell>
          <table:table-cell office:value-type="string" calcext:value-type="string">
            <text:p>C-MENDOZA</text:p>
          </table:table-cell>
          <table:table-cell office:value-type="string" calcext:value-type="string">
            <text:p>ARGENTINA</text:p>
          </table:table-cell>
          <table:table-cell office:value-type="float" office:value="2" calcext:value-type="float">
            <text:p>2</text:p>
          </table:table-cell>
          <table:table-cell table:formula="of:=VLOOKUP([.D111];[.$N$2:.$O$65];2;0)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11]&amp;[.A111]&amp;[.I111]&amp;[.J111]&amp;[.B111]&amp;[.J111]&amp;[.I111]&amp;[.J111]&amp;[.C111]&amp;[.J111]&amp;[.I111]&amp;[.F111]&amp;[.I111]&amp;[.E111]&amp;[.H111]" office:value-type="string" office:string-value="(110, 'Consulado General del Perú en Mendoza', 'C-MENDOZA', 4, 2)" calcext:value-type="string">
            <text:p>(110, 'Consulado General del Perú en Mendoza', 'C-MENDOZA', 4, 2)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onsulado General del Perú en México</text:p>
          </table:table-cell>
          <table:table-cell office:value-type="string" calcext:value-type="string">
            <text:p>C-MEXICO</text:p>
          </table:table-cell>
          <table:table-cell office:value-type="string" calcext:value-type="string">
            <text:p>MEXICO</text:p>
          </table:table-cell>
          <table:table-cell office:value-type="float" office:value="2" calcext:value-type="float">
            <text:p>2</text:p>
          </table:table-cell>
          <table:table-cell table:formula="of:=VLOOKUP([.D112];[.$N$2:.$O$65];2;0)" office:value-type="float" office:value="42" calcext:value-type="float">
            <text:p>4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12]&amp;[.A112]&amp;[.I112]&amp;[.J112]&amp;[.B112]&amp;[.J112]&amp;[.I112]&amp;[.J112]&amp;[.C112]&amp;[.J112]&amp;[.I112]&amp;[.F112]&amp;[.I112]&amp;[.E112]&amp;[.H112]" office:value-type="string" office:string-value="(111, 'Consulado General del Perú en México', 'C-MEXICO', 42, 2)" calcext:value-type="string">
            <text:p>(111, 'Consulado General del Perú en México', 'C-MEXICO', 42, 2)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nsulado General del Perú en Miami</text:p>
          </table:table-cell>
          <table:table-cell office:value-type="string" calcext:value-type="string">
            <text:p>C-MIAMI</text:p>
          </table:table-cell>
          <table:table-cell office:value-type="string" calcext:value-type="string">
            <text:p>ESTADOS UNIDOS</text:p>
          </table:table-cell>
          <table:table-cell office:value-type="float" office:value="2" calcext:value-type="float">
            <text:p>2</text:p>
          </table:table-cell>
          <table:table-cell table:formula="of:=VLOOKUP([.D113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13]&amp;[.A113]&amp;[.I113]&amp;[.J113]&amp;[.B113]&amp;[.J113]&amp;[.I113]&amp;[.J113]&amp;[.C113]&amp;[.J113]&amp;[.I113]&amp;[.F113]&amp;[.I113]&amp;[.E113]&amp;[.H113]" office:value-type="string" office:string-value="(112, 'Consulado General del Perú en Miami', 'C-MIAMI', 23, 2)" calcext:value-type="string">
            <text:p>(112, 'Consulado General del Perú en Miami', 'C-MIAMI', 23, 2)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onsulado General del Perú en Milán</text:p>
          </table:table-cell>
          <table:table-cell office:value-type="string" calcext:value-type="string">
            <text:p>C-MILAN</text:p>
          </table:table-cell>
          <table:table-cell office:value-type="string" calcext:value-type="string">
            <text:p>ITALIA</text:p>
          </table:table-cell>
          <table:table-cell office:value-type="float" office:value="2" calcext:value-type="float">
            <text:p>2</text:p>
          </table:table-cell>
          <table:table-cell table:formula="of:=VLOOKUP([.D114];[.$N$2:.$O$65];2;0)" office:value-type="float" office:value="37" calcext:value-type="float">
            <text:p>37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14]&amp;[.A114]&amp;[.I114]&amp;[.J114]&amp;[.B114]&amp;[.J114]&amp;[.I114]&amp;[.J114]&amp;[.C114]&amp;[.J114]&amp;[.I114]&amp;[.F114]&amp;[.I114]&amp;[.E114]&amp;[.H114]" office:value-type="string" office:string-value="(113, 'Consulado General del Perú en Milán', 'C-MILAN', 37, 2)" calcext:value-type="string">
            <text:p>(113, 'Consulado General del Perú en Milán', 'C-MILAN', 37, 2)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sulado General del Perú en Montreal</text:p>
          </table:table-cell>
          <table:table-cell office:value-type="string" calcext:value-type="string">
            <text:p>C-MONTREAL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table:formula="of:=VLOOKUP([.D115];[.$N$2:.$O$65];2;0)"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15]&amp;[.A115]&amp;[.I115]&amp;[.J115]&amp;[.B115]&amp;[.J115]&amp;[.I115]&amp;[.J115]&amp;[.C115]&amp;[.J115]&amp;[.I115]&amp;[.F115]&amp;[.I115]&amp;[.E115]&amp;[.H115]" office:value-type="string" office:string-value="(114, 'Consulado General del Perú en Montreal', 'C-MONTREAL', 11, 2)" calcext:value-type="string">
            <text:p>(114, 'Consulado General del Perú en Montreal', 'C-MONTREAL', 11, 2)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onsulado General del Perú en Nagoya</text:p>
          </table:table-cell>
          <table:table-cell office:value-type="string" calcext:value-type="string">
            <text:p>C-NAGOYA</text:p>
          </table:table-cell>
          <table:table-cell office:value-type="string" calcext:value-type="string">
            <text:p>JAPON</text:p>
          </table:table-cell>
          <table:table-cell office:value-type="float" office:value="2" calcext:value-type="float">
            <text:p>2</text:p>
          </table:table-cell>
          <table:table-cell table:formula="of:=VLOOKUP([.D116];[.$N$2:.$O$65];2;0)" office:value-type="float" office:value="38" calcext:value-type="float">
            <text:p>3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16]&amp;[.A116]&amp;[.I116]&amp;[.J116]&amp;[.B116]&amp;[.J116]&amp;[.I116]&amp;[.J116]&amp;[.C116]&amp;[.J116]&amp;[.I116]&amp;[.F116]&amp;[.I116]&amp;[.E116]&amp;[.H116]" office:value-type="string" office:string-value="(115, 'Consulado General del Perú en Nagoya', 'C-NAGOYA', 38, 2)" calcext:value-type="string">
            <text:p>(115, 'Consulado General del Perú en Nagoya', 'C-NAGOYA', 38, 2)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onsulado General de Perú en Múnich</text:p>
          </table:table-cell>
          <table:table-cell office:value-type="string" calcext:value-type="string">
            <text:p>C-MUNICH</text:p>
          </table:table-cell>
          <table:table-cell office:value-type="string" calcext:value-type="string">
            <text:p>ALEMANIA</text:p>
          </table:table-cell>
          <table:table-cell office:value-type="float" office:value="2" calcext:value-type="float">
            <text:p>2</text:p>
          </table:table-cell>
          <table:table-cell table:formula="of:=VLOOKUP([.D117];[.$N$2:.$O$65];2;0)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17]&amp;[.A117]&amp;[.I117]&amp;[.J117]&amp;[.B117]&amp;[.J117]&amp;[.I117]&amp;[.J117]&amp;[.C117]&amp;[.J117]&amp;[.I117]&amp;[.F117]&amp;[.I117]&amp;[.E117]&amp;[.H117]" office:value-type="string" office:string-value="(116, 'Consulado General de Perú en Múnich', 'C-MUNICH', 1, 2)" calcext:value-type="string">
            <text:p>(116, 'Consulado General de Perú en Múnich', 'C-MUNICH', 1, 2)</text:p>
          </table:table-cell>
          <table:table-cell table:number-columns-repeated="4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Consulado General del Perú en Nueva york</text:p>
          </table:table-cell>
          <table:table-cell office:value-type="string" calcext:value-type="string">
            <text:p>C-NUEVA YORK</text:p>
          </table:table-cell>
          <table:table-cell office:value-type="string" calcext:value-type="string">
            <text:p>ESTADOS UNIDOS</text:p>
          </table:table-cell>
          <table:table-cell office:value-type="float" office:value="2" calcext:value-type="float">
            <text:p>2</text:p>
          </table:table-cell>
          <table:table-cell table:formula="of:=VLOOKUP([.D118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18]&amp;[.A118]&amp;[.I118]&amp;[.J118]&amp;[.B118]&amp;[.J118]&amp;[.I118]&amp;[.J118]&amp;[.C118]&amp;[.J118]&amp;[.I118]&amp;[.F118]&amp;[.I118]&amp;[.E118]&amp;[.H118]" office:value-type="string" office:string-value="(117, 'Consulado General del Perú en Nueva york', 'C-NUEVA YORK', 23, 2)" calcext:value-type="string">
            <text:p>(117, 'Consulado General del Perú en Nueva york', 'C-NUEVA YORK', 23, 2)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nsulado General del Perú en Panamá</text:p>
          </table:table-cell>
          <table:table-cell office:value-type="string" calcext:value-type="string">
            <text:p>C-PANAMA</text:p>
          </table:table-cell>
          <table:table-cell office:value-type="string" calcext:value-type="string">
            <text:p>PANAMA</text:p>
          </table:table-cell>
          <table:table-cell office:value-type="float" office:value="2" calcext:value-type="float">
            <text:p>2</text:p>
          </table:table-cell>
          <table:table-cell table:formula="of:=VLOOKUP([.D119];[.$N$2:.$O$65];2;0)" office:value-type="float" office:value="47" calcext:value-type="float">
            <text:p>47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19]&amp;[.A119]&amp;[.I119]&amp;[.J119]&amp;[.B119]&amp;[.J119]&amp;[.I119]&amp;[.J119]&amp;[.C119]&amp;[.J119]&amp;[.I119]&amp;[.F119]&amp;[.I119]&amp;[.E119]&amp;[.H119]" office:value-type="string" office:string-value="(118, 'Consulado General del Perú en Panamá', 'C-PANAMA', 47, 2)" calcext:value-type="string">
            <text:p>(118, 'Consulado General del Perú en Panamá', 'C-PANAMA', 47, 2)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onsulado General del Perú en París</text:p>
          </table:table-cell>
          <table:table-cell office:value-type="string" calcext:value-type="string">
            <text:p>C-PARIS</text:p>
          </table:table-cell>
          <table:table-cell office:value-type="string" calcext:value-type="string">
            <text:p>FRANCIA</text:p>
          </table:table-cell>
          <table:table-cell office:value-type="float" office:value="2" calcext:value-type="float">
            <text:p>2</text:p>
          </table:table-cell>
          <table:table-cell table:formula="of:=VLOOKUP([.D120];[.$N$2:.$O$65];2;0)"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20]&amp;[.A120]&amp;[.I120]&amp;[.J120]&amp;[.B120]&amp;[.J120]&amp;[.I120]&amp;[.J120]&amp;[.C120]&amp;[.J120]&amp;[.I120]&amp;[.F120]&amp;[.I120]&amp;[.E120]&amp;[.H120]" office:value-type="string" office:string-value="(119, 'Consulado General del Perú en París', 'C-PARIS', 26, 2)" calcext:value-type="string">
            <text:p>(119, 'Consulado General del Perú en París', 'C-PARIS', 26, 2)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nsulado General del Perú en Paterson</text:p>
          </table:table-cell>
          <table:table-cell office:value-type="string" calcext:value-type="string">
            <text:p>C-PATERSON</text:p>
          </table:table-cell>
          <table:table-cell office:value-type="string" calcext:value-type="string">
            <text:p>ESTADOS UNIDOS</text:p>
          </table:table-cell>
          <table:table-cell office:value-type="float" office:value="2" calcext:value-type="float">
            <text:p>2</text:p>
          </table:table-cell>
          <table:table-cell table:formula="of:=VLOOKUP([.D121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21]&amp;[.A121]&amp;[.I121]&amp;[.J121]&amp;[.B121]&amp;[.J121]&amp;[.I121]&amp;[.J121]&amp;[.C121]&amp;[.J121]&amp;[.I121]&amp;[.F121]&amp;[.I121]&amp;[.E121]&amp;[.H121]" office:value-type="string" office:string-value="(120, 'Consulado General del Perú en Paterson', 'C-PATERSON', 23, 2)" calcext:value-type="string">
            <text:p>(120, 'Consulado General del Perú en Paterson', 'C-PATERSON', 23, 2)</text:p>
          </table:table-cell>
          <table:table-cell table:number-columns-repeated="4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Consulado General del Perú en Puerto Ordaz</text:p>
          </table:table-cell>
          <table:table-cell office:value-type="string" calcext:value-type="string">
            <text:p>C-PUERTO ORDAZ</text:p>
          </table:table-cell>
          <table:table-cell office:value-type="string" calcext:value-type="string">
            <text:p>VENEZUELA</text:p>
          </table:table-cell>
          <table:table-cell office:value-type="float" office:value="2" calcext:value-type="float">
            <text:p>2</text:p>
          </table:table-cell>
          <table:table-cell table:formula="of:=VLOOKUP([.D122];[.$N$2:.$O$65];2;0)" office:value-type="float" office:value="63" calcext:value-type="float">
            <text:p>6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22]&amp;[.A122]&amp;[.I122]&amp;[.J122]&amp;[.B122]&amp;[.J122]&amp;[.I122]&amp;[.J122]&amp;[.C122]&amp;[.J122]&amp;[.I122]&amp;[.F122]&amp;[.I122]&amp;[.E122]&amp;[.H122]" office:value-type="string" office:string-value="(121, 'Consulado General del Perú en Puerto Ordaz', 'C-PUERTO ORDAZ', 63, 2)" calcext:value-type="string">
            <text:p>(121, 'Consulado General del Perú en Puerto Ordaz', 'C-PUERTO ORDAZ', 63, 2)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onsulado General del Perú en Quito</text:p>
          </table:table-cell>
          <table:table-cell office:value-type="string" calcext:value-type="string">
            <text:p>C-QUITO</text:p>
          </table:table-cell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  <table:table-cell table:formula="of:=VLOOKUP([.D123];[.$N$2:.$O$65];2;0)"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23]&amp;[.A123]&amp;[.I123]&amp;[.J123]&amp;[.B123]&amp;[.J123]&amp;[.I123]&amp;[.J123]&amp;[.C123]&amp;[.J123]&amp;[.I123]&amp;[.F123]&amp;[.I123]&amp;[.E123]&amp;[.H123]" office:value-type="string" office:string-value="(122, 'Consulado General del Perú en Quito', 'C-QUITO', 18, 2)" calcext:value-type="string">
            <text:p>(122, 'Consulado General del Perú en Quito', 'C-QUITO', 18, 2)</text:p>
          </table:table-cell>
          <table:table-cell table:number-columns-repeated="4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Consulado General del Perú en Río Branco</text:p>
          </table:table-cell>
          <table:table-cell office:value-type="string" calcext:value-type="string">
            <text:p>C-RIO BRANCO</text:p>
          </table:table-cell>
          <table:table-cell office:value-type="string" calcext:value-type="string">
            <text:p>BRASIL</text:p>
          </table:table-cell>
          <table:table-cell office:value-type="float" office:value="2" calcext:value-type="float">
            <text:p>2</text:p>
          </table:table-cell>
          <table:table-cell table:formula="of:=VLOOKUP([.D124];[.$N$2:.$O$65];2;0)"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24]&amp;[.A124]&amp;[.I124]&amp;[.J124]&amp;[.B124]&amp;[.J124]&amp;[.I124]&amp;[.J124]&amp;[.C124]&amp;[.J124]&amp;[.I124]&amp;[.F124]&amp;[.I124]&amp;[.E124]&amp;[.H124]" office:value-type="string" office:string-value="(123, 'Consulado General del Perú en Río Branco', 'C-RIO BRANCO', 10, 2)" calcext:value-type="string">
            <text:p>(123, 'Consulado General del Perú en Río Branco', 'C-RIO BRANCO', 10, 2)</text:p>
          </table:table-cell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Consulado General del Perú en Río de Janeiro</text:p>
          </table:table-cell>
          <table:table-cell office:value-type="string" calcext:value-type="string">
            <text:p>C-RIO</text:p>
          </table:table-cell>
          <table:table-cell office:value-type="string" calcext:value-type="string">
            <text:p>BRASIL</text:p>
          </table:table-cell>
          <table:table-cell office:value-type="float" office:value="2" calcext:value-type="float">
            <text:p>2</text:p>
          </table:table-cell>
          <table:table-cell table:formula="of:=VLOOKUP([.D125];[.$N$2:.$O$65];2;0)"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25]&amp;[.A125]&amp;[.I125]&amp;[.J125]&amp;[.B125]&amp;[.J125]&amp;[.I125]&amp;[.J125]&amp;[.C125]&amp;[.J125]&amp;[.I125]&amp;[.F125]&amp;[.I125]&amp;[.E125]&amp;[.H125]" office:value-type="string" office:string-value="(124, 'Consulado General del Perú en Río de Janeiro', 'C-RIO', 10, 2)" calcext:value-type="string">
            <text:p>(124, 'Consulado General del Perú en Río de Janeiro', 'C-RIO', 10, 2)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onsulado General del Perú en Roma</text:p>
          </table:table-cell>
          <table:table-cell office:value-type="string" calcext:value-type="string">
            <text:p>C-ROMA</text:p>
          </table:table-cell>
          <table:table-cell office:value-type="string" calcext:value-type="string">
            <text:p>ITALIA</text:p>
          </table:table-cell>
          <table:table-cell office:value-type="float" office:value="2" calcext:value-type="float">
            <text:p>2</text:p>
          </table:table-cell>
          <table:table-cell table:formula="of:=VLOOKUP([.D126];[.$N$2:.$O$65];2;0)" office:value-type="float" office:value="37" calcext:value-type="float">
            <text:p>37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26]&amp;[.A126]&amp;[.I126]&amp;[.J126]&amp;[.B126]&amp;[.J126]&amp;[.I126]&amp;[.J126]&amp;[.C126]&amp;[.J126]&amp;[.I126]&amp;[.F126]&amp;[.I126]&amp;[.E126]&amp;[.H126]" office:value-type="string" office:string-value="(125, 'Consulado General del Perú en Roma', 'C-ROMA', 37, 2)" calcext:value-type="string">
            <text:p>(125, 'Consulado General del Perú en Roma', 'C-ROMA', 37, 2)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Consulado General del Perú en San Francisco</text:p>
          </table:table-cell>
          <table:table-cell office:value-type="string" calcext:value-type="string">
            <text:p>C-SAN FRANCISCO</text:p>
          </table:table-cell>
          <table:table-cell office:value-type="string" calcext:value-type="string">
            <text:p>ESTADOS UNIDOS</text:p>
          </table:table-cell>
          <table:table-cell office:value-type="float" office:value="2" calcext:value-type="float">
            <text:p>2</text:p>
          </table:table-cell>
          <table:table-cell table:formula="of:=VLOOKUP([.D127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27]&amp;[.A127]&amp;[.I127]&amp;[.J127]&amp;[.B127]&amp;[.J127]&amp;[.I127]&amp;[.J127]&amp;[.C127]&amp;[.J127]&amp;[.I127]&amp;[.F127]&amp;[.I127]&amp;[.E127]&amp;[.H127]" office:value-type="string" office:string-value="(126, 'Consulado General del Perú en San Francisco', 'C-SAN FRANCISCO', 23, 2)" calcext:value-type="string">
            <text:p>(126, 'Consulado General del Perú en San Francisco', 'C-SAN FRANCISCO', 23, 2)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onsulado General del Perú en San Pablo</text:p>
          </table:table-cell>
          <table:table-cell office:value-type="string" calcext:value-type="string">
            <text:p>C-SAN PABLO</text:p>
          </table:table-cell>
          <table:table-cell office:value-type="string" calcext:value-type="string">
            <text:p>BRASIL</text:p>
          </table:table-cell>
          <table:table-cell office:value-type="float" office:value="2" calcext:value-type="float">
            <text:p>2</text:p>
          </table:table-cell>
          <table:table-cell table:formula="of:=VLOOKUP([.D128];[.$N$2:.$O$65];2;0)"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28]&amp;[.A128]&amp;[.I128]&amp;[.J128]&amp;[.B128]&amp;[.J128]&amp;[.I128]&amp;[.J128]&amp;[.C128]&amp;[.J128]&amp;[.I128]&amp;[.F128]&amp;[.I128]&amp;[.E128]&amp;[.H128]" office:value-type="string" office:string-value="(127, 'Consulado General del Perú en San Pablo', 'C-SAN PABLO', 10, 2)" calcext:value-type="string">
            <text:p>(127, 'Consulado General del Perú en San Pablo', 'C-SAN PABLO', 10, 2)</text:p>
          </table:table-cell>
          <table:table-cell table:number-columns-repeated="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Consulado General del Perú en Santa Cruz</text:p>
          </table:table-cell>
          <table:table-cell office:value-type="string" calcext:value-type="string">
            <text:p>C-SANTA CRUZ</text:p>
          </table:table-cell>
          <table:table-cell office:value-type="string" calcext:value-type="string">
            <text:p>BOLIVIA</text:p>
          </table:table-cell>
          <table:table-cell office:value-type="float" office:value="2" calcext:value-type="float">
            <text:p>2</text:p>
          </table:table-cell>
          <table:table-cell table:formula="of:=VLOOKUP([.D129];[.$N$2:.$O$65];2;0)"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29]&amp;[.A129]&amp;[.I129]&amp;[.J129]&amp;[.B129]&amp;[.J129]&amp;[.I129]&amp;[.J129]&amp;[.C129]&amp;[.J129]&amp;[.I129]&amp;[.F129]&amp;[.I129]&amp;[.E129]&amp;[.H129]" office:value-type="string" office:string-value="(128, 'Consulado General del Perú en Santa Cruz', 'C-SANTA CRUZ', 9, 2)" calcext:value-type="string">
            <text:p>(128, 'Consulado General del Perú en Santa Cruz', 'C-SANTA CRUZ', 9, 2)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onsulado General del Perú en Santiago</text:p>
          </table:table-cell>
          <table:table-cell office:value-type="string" calcext:value-type="string">
            <text:p>C-SANTIAGO</text:p>
          </table:table-cell>
          <table:table-cell office:value-type="string" calcext:value-type="string">
            <text:p>CHILE</text:p>
          </table:table-cell>
          <table:table-cell office:value-type="float" office:value="2" calcext:value-type="float">
            <text:p>2</text:p>
          </table:table-cell>
          <table:table-cell table:formula="of:=VLOOKUP([.D130];[.$N$2:.$O$65];2;0)"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30]&amp;[.A130]&amp;[.I130]&amp;[.J130]&amp;[.B130]&amp;[.J130]&amp;[.I130]&amp;[.J130]&amp;[.C130]&amp;[.J130]&amp;[.I130]&amp;[.F130]&amp;[.I130]&amp;[.E130]&amp;[.H130]" office:value-type="string" office:string-value="(129, 'Consulado General del Perú en Santiago', 'C-SANTIAGO', 12, 2)" calcext:value-type="string">
            <text:p>(129, 'Consulado General del Perú en Santiago', 'C-SANTIAGO', 12, 2)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nsulado General del Perú en Sevilla </text:p>
          </table:table-cell>
          <table:table-cell office:value-type="string" calcext:value-type="string">
            <text:p>C-SEVILLA</text:p>
          </table:table-cell>
          <table:table-cell office:value-type="string" calcext:value-type="string">
            <text:p>ESPAÑA</text:p>
          </table:table-cell>
          <table:table-cell office:value-type="float" office:value="2" calcext:value-type="float">
            <text:p>2</text:p>
          </table:table-cell>
          <table:table-cell table:formula="of:=VLOOKUP([.D131];[.$N$2:.$O$65];2;0)"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31]&amp;[.A131]&amp;[.I131]&amp;[.J131]&amp;[.B131]&amp;[.J131]&amp;[.I131]&amp;[.J131]&amp;[.C131]&amp;[.J131]&amp;[.I131]&amp;[.F131]&amp;[.I131]&amp;[.E131]&amp;[.H131]" office:value-type="string" office:string-value="(130, 'Consulado General del Perú en Sevilla ', 'C-SEVILLA', 22, 2)" calcext:value-type="string">
            <text:p>(130, 'Consulado General del Perú en Sevilla ', 'C-SEVILLA', 22, 2)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onsulado General del Perú en Shanghái</text:p>
          </table:table-cell>
          <table:table-cell office:value-type="string" calcext:value-type="string">
            <text:p>C-SHANGHAI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formula="of:=VLOOKUP([.D132];[.$N$2:.$O$65];2;0)"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32]&amp;[.A132]&amp;[.I132]&amp;[.J132]&amp;[.B132]&amp;[.J132]&amp;[.I132]&amp;[.J132]&amp;[.C132]&amp;[.J132]&amp;[.I132]&amp;[.F132]&amp;[.I132]&amp;[.E132]&amp;[.H132]" office:value-type="string" office:string-value="(131, 'Consulado General del Perú en Shanghái', 'C-SHANGHAI', 13, 2)" calcext:value-type="string">
            <text:p>(131, 'Consulado General del Perú en Shanghái', 'C-SHANGHAI', 13, 2)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onsulado General del Perú en Sídney</text:p>
          </table:table-cell>
          <table:table-cell office:value-type="string" calcext:value-type="string">
            <text:p>C-SYDNEY</text:p>
          </table:table-cell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  <table:table-cell table:formula="of:=VLOOKUP([.D133];[.$N$2:.$O$65];2;0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33]&amp;[.A133]&amp;[.I133]&amp;[.J133]&amp;[.B133]&amp;[.J133]&amp;[.I133]&amp;[.J133]&amp;[.C133]&amp;[.J133]&amp;[.I133]&amp;[.F133]&amp;[.I133]&amp;[.E133]&amp;[.H133]" office:value-type="string" office:string-value="(132, 'Consulado General del Perú en Sídney', 'C-SYDNEY', 5, 2)" calcext:value-type="string">
            <text:p>(132, 'Consulado General del Perú en Sídney', 'C-SYDNEY', 5, 2)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onsulado General del Perú en Tokio</text:p>
          </table:table-cell>
          <table:table-cell office:value-type="string" calcext:value-type="string">
            <text:p>C-TOKIO</text:p>
          </table:table-cell>
          <table:table-cell office:value-type="string" calcext:value-type="string">
            <text:p>JAPON</text:p>
          </table:table-cell>
          <table:table-cell office:value-type="float" office:value="2" calcext:value-type="float">
            <text:p>2</text:p>
          </table:table-cell>
          <table:table-cell table:formula="of:=VLOOKUP([.D134];[.$N$2:.$O$65];2;0)" office:value-type="float" office:value="38" calcext:value-type="float">
            <text:p>3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34]&amp;[.A134]&amp;[.I134]&amp;[.J134]&amp;[.B134]&amp;[.J134]&amp;[.I134]&amp;[.J134]&amp;[.C134]&amp;[.J134]&amp;[.I134]&amp;[.F134]&amp;[.I134]&amp;[.E134]&amp;[.H134]" office:value-type="string" office:string-value="(133, 'Consulado General del Perú en Tokio', 'C-TOKIO', 38, 2)" calcext:value-type="string">
            <text:p>(133, 'Consulado General del Perú en Tokio', 'C-TOKIO', 38, 2)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onsulado General del Perú en Toronto</text:p>
          </table:table-cell>
          <table:table-cell office:value-type="string" calcext:value-type="string">
            <text:p>C-TORONTO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table:formula="of:=VLOOKUP([.D135];[.$N$2:.$O$65];2;0)"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35]&amp;[.A135]&amp;[.I135]&amp;[.J135]&amp;[.B135]&amp;[.J135]&amp;[.I135]&amp;[.J135]&amp;[.C135]&amp;[.J135]&amp;[.I135]&amp;[.F135]&amp;[.I135]&amp;[.E135]&amp;[.H135]" office:value-type="string" office:string-value="(134, 'Consulado General del Perú en Toronto', 'C-TORONTO', 11, 2)" calcext:value-type="string">
            <text:p>(134, 'Consulado General del Perú en Toronto', 'C-TORONTO', 11, 2)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onsulado General del Perú en Turín</text:p>
          </table:table-cell>
          <table:table-cell office:value-type="string" calcext:value-type="string">
            <text:p>C-TURIN</text:p>
          </table:table-cell>
          <table:table-cell office:value-type="string" calcext:value-type="string">
            <text:p>ITALIA</text:p>
          </table:table-cell>
          <table:table-cell office:value-type="float" office:value="2" calcext:value-type="float">
            <text:p>2</text:p>
          </table:table-cell>
          <table:table-cell table:formula="of:=VLOOKUP([.D136];[.$N$2:.$O$65];2;0)" office:value-type="float" office:value="37" calcext:value-type="float">
            <text:p>37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36]&amp;[.A136]&amp;[.I136]&amp;[.J136]&amp;[.B136]&amp;[.J136]&amp;[.I136]&amp;[.J136]&amp;[.C136]&amp;[.J136]&amp;[.I136]&amp;[.F136]&amp;[.I136]&amp;[.E136]&amp;[.H136]" office:value-type="string" office:string-value="(135, 'Consulado General del Perú en Turín', 'C-TURIN', 37, 2)" calcext:value-type="string">
            <text:p>(135, 'Consulado General del Perú en Turín', 'C-TURIN', 37, 2)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onsulado General del Perú en Valencia</text:p>
          </table:table-cell>
          <table:table-cell office:value-type="string" calcext:value-type="string">
            <text:p>C-VALENCIA</text:p>
          </table:table-cell>
          <table:table-cell office:value-type="string" calcext:value-type="string">
            <text:p>ESPAÑA</text:p>
          </table:table-cell>
          <table:table-cell office:value-type="float" office:value="2" calcext:value-type="float">
            <text:p>2</text:p>
          </table:table-cell>
          <table:table-cell table:formula="of:=VLOOKUP([.D137];[.$N$2:.$O$65];2;0)"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37]&amp;[.A137]&amp;[.I137]&amp;[.J137]&amp;[.B137]&amp;[.J137]&amp;[.I137]&amp;[.J137]&amp;[.C137]&amp;[.J137]&amp;[.I137]&amp;[.F137]&amp;[.I137]&amp;[.E137]&amp;[.H137]" office:value-type="string" office:string-value="(136, 'Consulado General del Perú en Valencia', 'C-VALENCIA', 22, 2)" calcext:value-type="string">
            <text:p>(136, 'Consulado General del Perú en Valencia', 'C-VALENCIA', 22, 2)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onsulado General del Perú en Valparaíso</text:p>
          </table:table-cell>
          <table:table-cell office:value-type="string" calcext:value-type="string">
            <text:p>C-VALPARAISO</text:p>
          </table:table-cell>
          <table:table-cell office:value-type="string" calcext:value-type="string">
            <text:p>CHILE</text:p>
          </table:table-cell>
          <table:table-cell office:value-type="float" office:value="2" calcext:value-type="float">
            <text:p>2</text:p>
          </table:table-cell>
          <table:table-cell table:formula="of:=VLOOKUP([.D138];[.$N$2:.$O$65];2;0)"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38]&amp;[.A138]&amp;[.I138]&amp;[.J138]&amp;[.B138]&amp;[.J138]&amp;[.I138]&amp;[.J138]&amp;[.C138]&amp;[.J138]&amp;[.I138]&amp;[.F138]&amp;[.I138]&amp;[.E138]&amp;[.H138]" office:value-type="string" office:string-value="(137, 'Consulado General del Perú en Valparaíso', 'C-VALPARAISO', 12, 2)" calcext:value-type="string">
            <text:p>(137, 'Consulado General del Perú en Valparaíso', 'C-VALPARAISO', 12, 2)</text:p>
          </table:table-cell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Consulado General del Perú en Vancouver</text:p>
          </table:table-cell>
          <table:table-cell office:value-type="string" calcext:value-type="string">
            <text:p>C-VANCOUVER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table:formula="of:=VLOOKUP([.D139];[.$N$2:.$O$65];2;0)"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39]&amp;[.A139]&amp;[.I139]&amp;[.J139]&amp;[.B139]&amp;[.J139]&amp;[.I139]&amp;[.J139]&amp;[.C139]&amp;[.J139]&amp;[.I139]&amp;[.F139]&amp;[.I139]&amp;[.E139]&amp;[.H139]" office:value-type="string" office:string-value="(138, 'Consulado General del Perú en Vancouver', 'C-VANCOUVER', 11, 2)" calcext:value-type="string">
            <text:p>(138, 'Consulado General del Perú en Vancouver', 'C-VANCOUVER', 11, 2)</text:p>
          </table:table-cell>
          <table:table-cell table:number-columns-repeated="4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Consulado General del Perú en Washington</text:p>
          </table:table-cell>
          <table:table-cell office:value-type="string" calcext:value-type="string">
            <text:p>C-WASHINGTON</text:p>
          </table:table-cell>
          <table:table-cell office:value-type="string" calcext:value-type="string">
            <text:p>ESTADOS UNIDOS</text:p>
          </table:table-cell>
          <table:table-cell office:value-type="float" office:value="2" calcext:value-type="float">
            <text:p>2</text:p>
          </table:table-cell>
          <table:table-cell table:formula="of:=VLOOKUP([.D140];[.$N$2:.$O$65];2;0)"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40]&amp;[.A140]&amp;[.I140]&amp;[.J140]&amp;[.B140]&amp;[.J140]&amp;[.I140]&amp;[.J140]&amp;[.C140]&amp;[.J140]&amp;[.I140]&amp;[.F140]&amp;[.I140]&amp;[.E140]&amp;[.H140]" office:value-type="string" office:string-value="(139, 'Consulado General del Perú en Washington', 'C-WASHINGTON', 23, 2)" calcext:value-type="string">
            <text:p>(139, 'Consulado General del Perú en Washington', 'C-WASHINGTON', 23, 2)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nsulado General del Perú en Zúrich</text:p>
          </table:table-cell>
          <table:table-cell office:value-type="string" calcext:value-type="string">
            <text:p>C-ZURICH</text:p>
          </table:table-cell>
          <table:table-cell office:value-type="string" calcext:value-type="string">
            <text:p>SUIZA</text:p>
          </table:table-cell>
          <table:table-cell office:value-type="float" office:value="2" calcext:value-type="float">
            <text:p>2</text:p>
          </table:table-cell>
          <table:table-cell table:formula="of:=VLOOKUP([.D141];[.$N$2:.$O$65];2;0)" office:value-type="float" office:value="58" calcext:value-type="float">
            <text:p>5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table:formula="of:=[.G141]&amp;[.A141]&amp;[.I141]&amp;[.J141]&amp;[.B141]&amp;[.J141]&amp;[.I141]&amp;[.J141]&amp;[.C141]&amp;[.J141]&amp;[.I141]&amp;[.F141]&amp;[.I141]&amp;[.E141]&amp;[.H141]" office:value-type="string" office:string-value="(140, 'Consulado General del Perú en Zúrich', 'C-ZURICH', 58, 2)" calcext:value-type="string">
            <text:p>(140, 'Consulado General del Perú en Zúrich', 'C-ZURICH', 58, 2)</text:p>
          </table:table-cell>
          <table:table-cell table:number-columns-repeated="4"/>
        </table:table-row>
      </table:table>
      <table:table table:name="Pivot Table_Sheet1_1" table:style-name="ta1">
        <table:table-column table:style-name="co9" table:default-cell-style-name="ce9"/>
        <table:table-column table:style-name="co1" table:default-cell-style-name="ce14"/>
        <table:table-row table:style-name="ro5">
          <table:table-cell table:style-name="ce10" office:value-type="string" calcext:value-type="string">
            <text:p>PAIS</text:p>
          </table:table-cell>
          <table:table-cell table:style-name="ce12" office:value-type="string" calcext:value-type="string">
            <text:p>(empty)</text:p>
          </table:table-cell>
        </table:table-row>
        <table:table-row table:style-name="ro5">
          <table:table-cell table:style-name="ce8" office:value-type="string" calcext:value-type="string">
            <text:p>ALEMANIA</text:p>
          </table:table-cell>
          <table:table-cell table:style-name="ce13"/>
        </table:table-row>
        <table:table-row table:style-name="ro5">
          <table:table-cell office:value-type="string" calcext:value-type="string">
            <text:p>ARABIA SAUDITA</text:p>
          </table:table-cell>
          <table:table-cell/>
        </table:table-row>
        <table:table-row table:style-name="ro5">
          <table:table-cell office:value-type="string" calcext:value-type="string">
            <text:p>ARGELIA</text:p>
          </table:table-cell>
          <table:table-cell/>
        </table:table-row>
        <table:table-row table:style-name="ro5">
          <table:table-cell office:value-type="string" calcext:value-type="string">
            <text:p>ARGENTINA</text:p>
          </table:table-cell>
          <table:table-cell/>
        </table:table-row>
        <table:table-row table:style-name="ro5">
          <table:table-cell office:value-type="string" calcext:value-type="string">
            <text:p>AUSTRALIA</text:p>
          </table:table-cell>
          <table:table-cell/>
        </table:table-row>
        <table:table-row table:style-name="ro5">
          <table:table-cell office:value-type="string" calcext:value-type="string">
            <text:p>AUSTRIA</text:p>
          </table:table-cell>
          <table:table-cell/>
        </table:table-row>
        <table:table-row table:style-name="ro5">
          <table:table-cell office:value-type="string" calcext:value-type="string">
            <text:p>AZERBAIYAN</text:p>
          </table:table-cell>
          <table:table-cell/>
        </table:table-row>
        <table:table-row table:style-name="ro5">
          <table:table-cell office:value-type="string" calcext:value-type="string">
            <text:p>BELGICA</text:p>
          </table:table-cell>
          <table:table-cell/>
        </table:table-row>
        <table:table-row table:style-name="ro5">
          <table:table-cell office:value-type="string" calcext:value-type="string">
            <text:p>BOLIVIA</text:p>
          </table:table-cell>
          <table:table-cell/>
        </table:table-row>
        <table:table-row table:style-name="ro5">
          <table:table-cell office:value-type="string" calcext:value-type="string">
            <text:p>BRASIL</text:p>
          </table:table-cell>
          <table:table-cell/>
        </table:table-row>
        <table:table-row table:style-name="ro5">
          <table:table-cell office:value-type="string" calcext:value-type="string">
            <text:p>CANADA</text:p>
          </table:table-cell>
          <table:table-cell/>
        </table:table-row>
        <table:table-row table:style-name="ro5">
          <table:table-cell office:value-type="string" calcext:value-type="string">
            <text:p>CHILE</text:p>
          </table:table-cell>
          <table:table-cell/>
        </table:table-row>
        <table:table-row table:style-name="ro5">
          <table:table-cell office:value-type="string" calcext:value-type="string">
            <text:p>CHINA</text:p>
          </table:table-cell>
          <table:table-cell/>
        </table:table-row>
        <table:table-row table:style-name="ro5">
          <table:table-cell office:value-type="string" calcext:value-type="string">
            <text:p>COLOMBIA</text:p>
          </table:table-cell>
          <table:table-cell/>
        </table:table-row>
        <table:table-row table:style-name="ro5">
          <table:table-cell office:value-type="string" calcext:value-type="string">
            <text:p>COREA</text:p>
          </table:table-cell>
          <table:table-cell/>
        </table:table-row>
        <table:table-row table:style-name="ro5">
          <table:table-cell office:value-type="string" calcext:value-type="string">
            <text:p>COSTA RICA</text:p>
          </table:table-cell>
          <table:table-cell/>
        </table:table-row>
        <table:table-row table:style-name="ro5">
          <table:table-cell office:value-type="string" calcext:value-type="string">
            <text:p>CUBA</text:p>
          </table:table-cell>
          <table:table-cell/>
        </table:table-row>
        <table:table-row table:style-name="ro5">
          <table:table-cell office:value-type="string" calcext:value-type="string">
            <text:p>ECUADOR</text:p>
          </table:table-cell>
          <table:table-cell/>
        </table:table-row>
        <table:table-row table:style-name="ro5">
          <table:table-cell office:value-type="string" calcext:value-type="string">
            <text:p>EGIPTO</text:p>
          </table:table-cell>
          <table:table-cell/>
        </table:table-row>
        <table:table-row table:style-name="ro5">
          <table:table-cell office:value-type="string" calcext:value-type="string">
            <text:p>EL SALVADOR</text:p>
          </table:table-cell>
          <table:table-cell/>
        </table:table-row>
        <table:table-row table:style-name="ro5">
          <table:table-cell office:value-type="string" calcext:value-type="string">
            <text:p>EMIRATOS ÁRABES UNIDOS</text:p>
          </table:table-cell>
          <table:table-cell/>
        </table:table-row>
        <table:table-row table:style-name="ro5">
          <table:table-cell office:value-type="string" calcext:value-type="string">
            <text:p>ESPAÑA</text:p>
          </table:table-cell>
          <table:table-cell/>
        </table:table-row>
        <table:table-row table:style-name="ro5">
          <table:table-cell office:value-type="string" calcext:value-type="string">
            <text:p>ESTADOS UNIDOS</text:p>
          </table:table-cell>
          <table:table-cell/>
        </table:table-row>
        <table:table-row table:style-name="ro5">
          <table:table-cell office:value-type="string" calcext:value-type="string">
            <text:p>FEDERACION RUSA</text:p>
          </table:table-cell>
          <table:table-cell/>
        </table:table-row>
        <table:table-row table:style-name="ro5">
          <table:table-cell office:value-type="string" calcext:value-type="string">
            <text:p>FINLANDIA</text:p>
          </table:table-cell>
          <table:table-cell/>
        </table:table-row>
        <table:table-row table:style-name="ro5">
          <table:table-cell office:value-type="string" calcext:value-type="string">
            <text:p>FRANCIA</text:p>
          </table:table-cell>
          <table:table-cell/>
        </table:table-row>
        <table:table-row table:style-name="ro5">
          <table:table-cell office:value-type="string" calcext:value-type="string">
            <text:p>GHANA</text:p>
          </table:table-cell>
          <table:table-cell/>
        </table:table-row>
        <table:table-row table:style-name="ro5">
          <table:table-cell office:value-type="string" calcext:value-type="string">
            <text:p>GRAN BRETAÑA</text:p>
          </table:table-cell>
          <table:table-cell/>
        </table:table-row>
        <table:table-row table:style-name="ro5">
          <table:table-cell office:value-type="string" calcext:value-type="string">
            <text:p>GRECIA</text:p>
          </table:table-cell>
          <table:table-cell/>
        </table:table-row>
        <table:table-row table:style-name="ro5">
          <table:table-cell office:value-type="string" calcext:value-type="string">
            <text:p>GUATEMALA</text:p>
          </table:table-cell>
          <table:table-cell/>
        </table:table-row>
        <table:table-row table:style-name="ro5">
          <table:table-cell office:value-type="string" calcext:value-type="string">
            <text:p>HONDURAS</text:p>
          </table:table-cell>
          <table:table-cell/>
        </table:table-row>
        <table:table-row table:style-name="ro5">
          <table:table-cell office:value-type="string" calcext:value-type="string">
            <text:p>HUNGRIA</text:p>
          </table:table-cell>
          <table:table-cell/>
        </table:table-row>
        <table:table-row table:style-name="ro5">
          <table:table-cell office:value-type="string" calcext:value-type="string">
            <text:p>INDIA</text:p>
          </table:table-cell>
          <table:table-cell/>
        </table:table-row>
        <table:table-row table:style-name="ro5">
          <table:table-cell office:value-type="string" calcext:value-type="string">
            <text:p>INDONESIA</text:p>
          </table:table-cell>
          <table:table-cell/>
        </table:table-row>
        <table:table-row table:style-name="ro5">
          <table:table-cell office:value-type="string" calcext:value-type="string">
            <text:p>IRLANDA</text:p>
          </table:table-cell>
          <table:table-cell/>
        </table:table-row>
        <table:table-row table:style-name="ro5">
          <table:table-cell office:value-type="string" calcext:value-type="string">
            <text:p>ISRAEL</text:p>
          </table:table-cell>
          <table:table-cell/>
        </table:table-row>
        <table:table-row table:style-name="ro5">
          <table:table-cell office:value-type="string" calcext:value-type="string">
            <text:p>ITALIA</text:p>
          </table:table-cell>
          <table:table-cell/>
        </table:table-row>
        <table:table-row table:style-name="ro5">
          <table:table-cell office:value-type="string" calcext:value-type="string">
            <text:p>JAPON</text:p>
          </table:table-cell>
          <table:table-cell/>
        </table:table-row>
        <table:table-row table:style-name="ro5">
          <table:table-cell office:value-type="string" calcext:value-type="string">
            <text:p>KUWAIT</text:p>
          </table:table-cell>
          <table:table-cell/>
        </table:table-row>
        <table:table-row table:style-name="ro5">
          <table:table-cell office:value-type="string" calcext:value-type="string">
            <text:p>MALASIA</text:p>
          </table:table-cell>
          <table:table-cell/>
        </table:table-row>
        <table:table-row table:style-name="ro5">
          <table:table-cell office:value-type="string" calcext:value-type="string">
            <text:p>MARRUECOS</text:p>
          </table:table-cell>
          <table:table-cell/>
        </table:table-row>
        <table:table-row table:style-name="ro5">
          <table:table-cell office:value-type="string" calcext:value-type="string">
            <text:p>MEXICO</text:p>
          </table:table-cell>
          <table:table-cell/>
        </table:table-row>
        <table:table-row table:style-name="ro5">
          <table:table-cell office:value-type="string" calcext:value-type="string">
            <text:p>NICARAGUA</text:p>
          </table:table-cell>
          <table:table-cell/>
        </table:table-row>
        <table:table-row table:style-name="ro5">
          <table:table-cell office:value-type="string" calcext:value-type="string">
            <text:p>NORUEGA</text:p>
          </table:table-cell>
          <table:table-cell/>
        </table:table-row>
        <table:table-row table:style-name="ro5">
          <table:table-cell office:value-type="string" calcext:value-type="string">
            <text:p>NUEVA ZELANDIA</text:p>
          </table:table-cell>
          <table:table-cell/>
        </table:table-row>
        <table:table-row table:style-name="ro5">
          <table:table-cell office:value-type="string" calcext:value-type="string">
            <text:p>PAISES BAJOS</text:p>
          </table:table-cell>
          <table:table-cell/>
        </table:table-row>
        <table:table-row table:style-name="ro5">
          <table:table-cell office:value-type="string" calcext:value-type="string">
            <text:p>PANAMA</text:p>
          </table:table-cell>
          <table:table-cell/>
        </table:table-row>
        <table:table-row table:style-name="ro5">
          <table:table-cell office:value-type="string" calcext:value-type="string">
            <text:p>PARAGUAY</text:p>
          </table:table-cell>
          <table:table-cell/>
        </table:table-row>
        <table:table-row table:style-name="ro5">
          <table:table-cell office:value-type="string" calcext:value-type="string">
            <text:p>POLONIA</text:p>
          </table:table-cell>
          <table:table-cell/>
        </table:table-row>
        <table:table-row table:style-name="ro5">
          <table:table-cell office:value-type="string" calcext:value-type="string">
            <text:p>PORTUGAL</text:p>
          </table:table-cell>
          <table:table-cell/>
        </table:table-row>
        <table:table-row table:style-name="ro5">
          <table:table-cell office:value-type="string" calcext:value-type="string">
            <text:p>QATAR</text:p>
          </table:table-cell>
          <table:table-cell/>
        </table:table-row>
        <table:table-row table:style-name="ro5">
          <table:table-cell office:value-type="string" calcext:value-type="string">
            <text:p>REPUBLICA CHECA</text:p>
          </table:table-cell>
          <table:table-cell/>
        </table:table-row>
        <table:table-row table:style-name="ro5">
          <table:table-cell office:value-type="string" calcext:value-type="string">
            <text:p>REPUBLICA DOMINICANA</text:p>
          </table:table-cell>
          <table:table-cell/>
        </table:table-row>
        <table:table-row table:style-name="ro5">
          <table:table-cell office:value-type="string" calcext:value-type="string">
            <text:p>RUMANIA</text:p>
          </table:table-cell>
          <table:table-cell/>
        </table:table-row>
        <table:table-row table:style-name="ro5">
          <table:table-cell office:value-type="string" calcext:value-type="string">
            <text:p>SINGAPUR</text:p>
          </table:table-cell>
          <table:table-cell/>
        </table:table-row>
        <table:table-row table:style-name="ro5">
          <table:table-cell office:value-type="string" calcext:value-type="string">
            <text:p>SUDAFRICA</text:p>
          </table:table-cell>
          <table:table-cell/>
        </table:table-row>
        <table:table-row table:style-name="ro5">
          <table:table-cell office:value-type="string" calcext:value-type="string">
            <text:p>SUECIA</text:p>
          </table:table-cell>
          <table:table-cell/>
        </table:table-row>
        <table:table-row table:style-name="ro5">
          <table:table-cell office:value-type="string" calcext:value-type="string">
            <text:p>SUIZA</text:p>
          </table:table-cell>
          <table:table-cell/>
        </table:table-row>
        <table:table-row table:style-name="ro5">
          <table:table-cell office:value-type="string" calcext:value-type="string">
            <text:p>TAILANDIA</text:p>
          </table:table-cell>
          <table:table-cell/>
        </table:table-row>
        <table:table-row table:style-name="ro5">
          <table:table-cell office:value-type="string" calcext:value-type="string">
            <text:p>TRINIDAD Y TOBAGO</text:p>
          </table:table-cell>
          <table:table-cell/>
        </table:table-row>
        <table:table-row table:style-name="ro5">
          <table:table-cell office:value-type="string" calcext:value-type="string">
            <text:p>TURQUIA</text:p>
          </table:table-cell>
          <table:table-cell/>
        </table:table-row>
        <table:table-row table:style-name="ro5">
          <table:table-cell office:value-type="string" calcext:value-type="string">
            <text:p>URUGUAY</text:p>
          </table:table-cell>
          <table:table-cell/>
        </table:table-row>
        <table:table-row table:style-name="ro5">
          <table:table-cell office:value-type="string" calcext:value-type="string">
            <text:p>VENEZUELA</text:p>
          </table:table-cell>
          <table:table-cell/>
        </table:table-row>
        <table:table-row table:style-name="ro5">
          <table:table-cell office:value-type="string" calcext:value-type="string">
            <text:p>VIETNAM</text:p>
          </table:table-cell>
          <table:table-cell table:style-name="ce15"/>
        </table:table-row>
        <table:table-row table:style-name="ro5">
          <table:table-cell table:style-name="ce11" office:value-type="string" calcext:value-type="string">
            <text:p>Total Result</text:p>
          </table:table-cell>
          <table:table-cell table:style-name="ce16"/>
        </table:table-row>
      </table:table>
      <table:named-expressions/>
      <table:data-pilot-tables>
        <table:data-pilot-table table:name="DataPilot1" table:application-data="" table:target-range-address="'Pivot Table_Sheet1_1'.A1:'Pivot Table_Sheet1_1'.B66" table:buttons="'Pivot Table_Sheet1_1'.A1" table:show-filter-button="false" table:drill-down-on-double-click="false">
          <table:source-cell-range table:cell-range-address="Sheet1.B1:Sheet1.E1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AIS" table:orientation="row" table:used-hierarchy="0" table:function="auto">
            <table:data-pilot-level table:show-empty="false" calcext:repeat-item-labels="false">
              <table:data-pilot-members>
                <table:data-pilot-member table:name="ALEMANIA" table:display="true" table:show-details="true"/>
                <table:data-pilot-member table:name="ARABIA SAUDITA" table:display="true" table:show-details="true"/>
                <table:data-pilot-member table:name="ARGELIA" table:display="true" table:show-details="true"/>
                <table:data-pilot-member table:name="ARGENTINA" table:display="true" table:show-details="true"/>
                <table:data-pilot-member table:name="AUSTRALIA" table:display="true" table:show-details="true"/>
                <table:data-pilot-member table:name="AUSTRIA" table:display="true" table:show-details="true"/>
                <table:data-pilot-member table:name="AZERBAIYAN" table:display="true" table:show-details="true"/>
                <table:data-pilot-member table:name="BELGICA" table:display="true" table:show-details="true"/>
                <table:data-pilot-member table:name="BOLIVIA" table:display="true" table:show-details="true"/>
                <table:data-pilot-member table:name="BRASIL" table:display="true" table:show-details="true"/>
                <table:data-pilot-member table:name="CANADA" table:display="true" table:show-details="true"/>
                <table:data-pilot-member table:name="CHILE" table:display="true" table:show-details="true"/>
                <table:data-pilot-member table:name="CHINA" table:display="true" table:show-details="true"/>
                <table:data-pilot-member table:name="COLOMBIA" table:display="true" table:show-details="true"/>
                <table:data-pilot-member table:name="COREA" table:display="true" table:show-details="true"/>
                <table:data-pilot-member table:name="COSTA RICA" table:display="true" table:show-details="true"/>
                <table:data-pilot-member table:name="CUBA" table:display="true" table:show-details="true"/>
                <table:data-pilot-member table:name="ECUADOR" table:display="true" table:show-details="true"/>
                <table:data-pilot-member table:name="EGIPTO" table:display="true" table:show-details="true"/>
                <table:data-pilot-member table:name="EL SALVADOR" table:display="true" table:show-details="true"/>
                <table:data-pilot-member table:name="EMIRATOS ÁRABES UNIDOS" table:display="true" table:show-details="true"/>
                <table:data-pilot-member table:name="ESPAÑA" table:display="true" table:show-details="true"/>
                <table:data-pilot-member table:name="ESTADOS UNIDOS" table:display="true" table:show-details="true"/>
                <table:data-pilot-member table:name="FEDERACION RUSA" table:display="true" table:show-details="true"/>
                <table:data-pilot-member table:name="FINLANDIA" table:display="true" table:show-details="true"/>
                <table:data-pilot-member table:name="FRANCIA" table:display="true" table:show-details="true"/>
                <table:data-pilot-member table:name="GHANA" table:display="true" table:show-details="true"/>
                <table:data-pilot-member table:name="GRAN BRETAÑA" table:display="true" table:show-details="true"/>
                <table:data-pilot-member table:name="GRECIA" table:display="true" table:show-details="true"/>
                <table:data-pilot-member table:name="GUATEMALA" table:display="true" table:show-details="true"/>
                <table:data-pilot-member table:name="HONDURAS" table:display="true" table:show-details="true"/>
                <table:data-pilot-member table:name="HUNGRIA" table:display="true" table:show-details="true"/>
                <table:data-pilot-member table:name="INDIA" table:display="true" table:show-details="true"/>
                <table:data-pilot-member table:name="INDONESIA" table:display="true" table:show-details="true"/>
                <table:data-pilot-member table:name="IRLANDA" table:display="true" table:show-details="true"/>
                <table:data-pilot-member table:name="ISRAEL" table:display="true" table:show-details="true"/>
                <table:data-pilot-member table:name="ITALIA" table:display="true" table:show-details="true"/>
                <table:data-pilot-member table:name="JAPON" table:display="true" table:show-details="true"/>
                <table:data-pilot-member table:name="KUWAIT" table:display="true" table:show-details="true"/>
                <table:data-pilot-member table:name="MALASIA" table:display="true" table:show-details="true"/>
                <table:data-pilot-member table:name="MARRUECOS" table:display="true" table:show-details="true"/>
                <table:data-pilot-member table:name="MEXICO" table:display="true" table:show-details="true"/>
                <table:data-pilot-member table:name="NICARAGUA" table:display="true" table:show-details="true"/>
                <table:data-pilot-member table:name="NORUEGA" table:display="true" table:show-details="true"/>
                <table:data-pilot-member table:name="NUEVA ZELANDIA" table:display="true" table:show-details="true"/>
                <table:data-pilot-member table:name="PAISES BAJOS" table:display="true" table:show-details="true"/>
                <table:data-pilot-member table:name="PANAMA" table:display="true" table:show-details="true"/>
                <table:data-pilot-member table:name="PARAGUAY" table:display="true" table:show-details="true"/>
                <table:data-pilot-member table:name="POLONIA" table:display="true" table:show-details="true"/>
                <table:data-pilot-member table:name="PORTUGAL" table:display="true" table:show-details="true"/>
                <table:data-pilot-member table:name="QATAR" table:display="true" table:show-details="true"/>
                <table:data-pilot-member table:name="REPUBLICA CHECA" table:display="true" table:show-details="true"/>
                <table:data-pilot-member table:name="REPUBLICA DOMINICANA" table:display="true" table:show-details="true"/>
                <table:data-pilot-member table:name="RUMANIA" table:display="true" table:show-details="true"/>
                <table:data-pilot-member table:name="SINGAPUR" table:display="true" table:show-details="true"/>
                <table:data-pilot-member table:name="SUDAFRICA" table:display="true" table:show-details="true"/>
                <table:data-pilot-member table:name="SUECIA" table:display="true" table:show-details="true"/>
                <table:data-pilot-member table:name="SUIZA" table:display="true" table:show-details="true"/>
                <table:data-pilot-member table:name="TAILANDIA" table:display="true" table:show-details="true"/>
                <table:data-pilot-member table:name="TRINIDAD Y TOBAGO" table:display="true" table:show-details="true"/>
                <table:data-pilot-member table:name="TURQUIA" table:display="true" table:show-details="true"/>
                <table:data-pilot-member table:name="URUGUAY" table:display="true" table:show-details="true"/>
                <table:data-pilot-member table:name="VENEZUELA" table:display="true" table:show-details="true"/>
                <table:data-pilot-member table:name="VIETNA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" svg:font-family="Helv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S/. </number:text>
      <number:number number:decimal-places="0" loext:min-decimal-places="0" number:min-integer-digits="1" number:grouping="true"/>
    </number:number-style>
    <number:number-style style:name="N107">
      <number:text>S/.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S/.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2" loext:min-decimal-places="2" number:min-integer-digits="1" number:grouping="true"/>
    </number:number-style>
    <number:number-style style:name="N109">
      <number:text>S/.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S/.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S/.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S/.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S/.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">
      <number:currency-symbol number:language="es" number:country="PE">€</number:currency-symbol>
      <number:text> </number:text>
      <number:number number:decimal-places="2" loext:min-decimal-places="2" number:min-integer-digits="1" number:grouping="true"/>
    </number:currency-style>
    <number:number-style style:name="N128P0" style:volatile="true">
      <number:text>Sí</number:text>
    </number:number-style>
    <number:number-style style:name="N128P1" style:volatile="true">
      <number:text>Sí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Verdadero</number:text>
    </number:number-style>
    <number:number-style style:name="N129P1" style:volatile="true">
      <number:text>Verdadero</number:text>
    </number:number-style>
    <number:number-style style:name="N129">
      <number:text>Fals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Activado</number:text>
    </number:number-style>
    <number:number-style style:name="N130P1" style:volatile="true">
      <number:text>Activado</number:text>
    </number:number-style>
    <number:number-style style:name="N130">
      <number:text>Desactivado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 number:language="es" number:country="P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 number:language="es" number:country="P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ASIGNACIONES_20_ORDINARIAS_20_2001_20_-_20_2002_20_-_20_2003" style:display-name="Normal_ASIGNACIONES ORDINARIAS 2001 - 2002 - 20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size-complex="12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3:02:46.452148219</meta:creation-date>
    <dc:date>2018-10-01T23:41:15.327217226</dc:date>
    <meta:editing-duration>PT17M44S</meta:editing-duration>
    <meta:editing-cycles>1</meta:editing-cycles>
    <meta:document-statistic meta:table-count="2" meta:cell-count="1739" meta:object-count="0"/>
    <meta:generator>LibreOffice/6.0.5.2$MacOSX_X86_64 LibreOffice_project/54c8cbb85f300ac59db32fe8a675ff7683cd5a16</meta:generator>
  </office:meta>
</office:document-meta>
</file>